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宋体1" svg:font-family="宋体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表格1" style:family="table">
      <style:table-properties style:width="18.133cm" fo:margin-left="-0.016cm" table:align="left" style:writing-mode="lr-tb"/>
    </style:style>
    <style:style style:name="表格1.A" style:family="table-column">
      <style:table-column-properties style:column-width="3.17cm"/>
    </style:style>
    <style:style style:name="表格1.B" style:family="table-column">
      <style:table-column-properties style:column-width="3.494cm"/>
    </style:style>
    <style:style style:name="表格1.C" style:family="table-column">
      <style:table-column-properties style:column-width="3.39cm"/>
    </style:style>
    <style:style style:name="表格1.D" style:family="table-column">
      <style:table-column-properties style:column-width="2.422cm"/>
    </style:style>
    <style:style style:name="表格1.E" style:family="table-column">
      <style:table-column-properties style:column-width="2.011cm"/>
    </style:style>
    <style:style style:name="表格1.G" style:family="table-column">
      <style:table-column-properties style:column-width="1.635cm"/>
    </style:style>
    <style:style style:name="表格1.1" style:family="table-row">
      <style:table-row-properties style:keep-together="false" fo:keep-together="always"/>
    </style:style>
    <style:style style:name="表格1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.2" style:family="table-row">
      <style:table-row-properties style:keep-together="true" fo:keep-together="auto"/>
    </style:style>
    <style:style style:name="表格1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.D7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" style:family="table">
      <style:table-properties style:width="18.133cm" fo:margin-left="-0.016cm" table:align="left" style:writing-mode="lr-tb"/>
    </style:style>
    <style:style style:name="表格2.A" style:family="table-column">
      <style:table-column-properties style:column-width="3.17cm"/>
    </style:style>
    <style:style style:name="表格2.B" style:family="table-column">
      <style:table-column-properties style:column-width="3.471cm"/>
    </style:style>
    <style:style style:name="表格2.C" style:family="table-column">
      <style:table-column-properties style:column-width="3.413cm"/>
    </style:style>
    <style:style style:name="表格2.D" style:family="table-column">
      <style:table-column-properties style:column-width="2.422cm"/>
    </style:style>
    <style:style style:name="表格2.E" style:family="table-column">
      <style:table-column-properties style:column-width="2.011cm"/>
    </style:style>
    <style:style style:name="表格2.G" style:family="table-column">
      <style:table-column-properties style:column-width="1.635cm"/>
    </style:style>
    <style:style style:name="表格2.1" style:family="table-row">
      <style:table-row-properties style:keep-together="false" fo:keep-together="always"/>
    </style:style>
    <style:style style:name="表格2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.2" style:family="table-row">
      <style:table-row-properties style:keep-together="true" fo:keep-together="auto"/>
    </style:style>
    <style:style style:name="表格2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.D7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" style:family="table">
      <style:table-properties style:width="18.133cm" fo:margin-left="-0.016cm" table:align="left" style:writing-mode="lr-tb"/>
    </style:style>
    <style:style style:name="表格3.A" style:family="table-column">
      <style:table-column-properties style:column-width="3.17cm"/>
    </style:style>
    <style:style style:name="表格3.B" style:family="table-column">
      <style:table-column-properties style:column-width="3.471cm"/>
    </style:style>
    <style:style style:name="表格3.C" style:family="table-column">
      <style:table-column-properties style:column-width="3.699cm"/>
    </style:style>
    <style:style style:name="表格3.D" style:family="table-column">
      <style:table-column-properties style:column-width="2.136cm"/>
    </style:style>
    <style:style style:name="表格3.E" style:family="table-column">
      <style:table-column-properties style:column-width="2.011cm"/>
    </style:style>
    <style:style style:name="表格3.G" style:family="table-column">
      <style:table-column-properties style:column-width="1.635cm"/>
    </style:style>
    <style:style style:name="表格3.1" style:family="table-row">
      <style:table-row-properties style:keep-together="false" fo:keep-together="always"/>
    </style:style>
    <style:style style:name="表格3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3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3.2" style:family="table-row">
      <style:table-row-properties style:keep-together="true" fo:keep-together="auto"/>
    </style:style>
    <style:style style:name="表格3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3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3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3.G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3.D20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4" style:family="table">
      <style:table-properties style:width="18.133cm" fo:margin-left="-0.016cm" table:align="left" style:writing-mode="lr-tb"/>
    </style:style>
    <style:style style:name="表格4.A" style:family="table-column">
      <style:table-column-properties style:column-width="3.337cm"/>
    </style:style>
    <style:style style:name="表格4.B" style:family="table-column">
      <style:table-column-properties style:column-width="3.237cm"/>
    </style:style>
    <style:style style:name="表格4.C" style:family="table-column">
      <style:table-column-properties style:column-width="3.482cm"/>
    </style:style>
    <style:style style:name="表格4.D" style:family="table-column">
      <style:table-column-properties style:column-width="2.422cm"/>
    </style:style>
    <style:style style:name="表格4.E" style:family="table-column">
      <style:table-column-properties style:column-width="2.011cm"/>
    </style:style>
    <style:style style:name="表格4.G" style:family="table-column">
      <style:table-column-properties style:column-width="1.633cm"/>
    </style:style>
    <style:style style:name="表格4.1" style:family="table-row">
      <style:table-row-properties style:keep-together="false" fo:keep-together="always"/>
    </style:style>
    <style:style style:name="表格4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4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4.2" style:family="table-row">
      <style:table-row-properties style:keep-together="true" fo:keep-together="auto"/>
    </style:style>
    <style:style style:name="表格4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4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4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4.D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5" style:family="table">
      <style:table-properties style:width="18.133cm" fo:margin-left="-0.016cm" table:align="left" style:writing-mode="lr-tb"/>
    </style:style>
    <style:style style:name="表格5.A" style:family="table-column">
      <style:table-column-properties style:column-width="3.337cm"/>
    </style:style>
    <style:style style:name="表格5.B" style:family="table-column">
      <style:table-column-properties style:column-width="3.237cm"/>
    </style:style>
    <style:style style:name="表格5.C" style:family="table-column">
      <style:table-column-properties style:column-width="3.482cm"/>
    </style:style>
    <style:style style:name="表格5.D" style:family="table-column">
      <style:table-column-properties style:column-width="2.422cm"/>
    </style:style>
    <style:style style:name="表格5.E" style:family="table-column">
      <style:table-column-properties style:column-width="2.011cm"/>
    </style:style>
    <style:style style:name="表格5.G" style:family="table-column">
      <style:table-column-properties style:column-width="1.633cm"/>
    </style:style>
    <style:style style:name="表格5.1" style:family="table-row">
      <style:table-row-properties style:keep-together="false" fo:keep-together="always"/>
    </style:style>
    <style:style style:name="表格5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5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5.2" style:family="table-row">
      <style:table-row-properties style:keep-together="true" fo:keep-together="auto"/>
    </style:style>
    <style:style style:name="表格5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5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5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5.D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6" style:family="table">
      <style:table-properties style:width="18.133cm" fo:margin-left="-0.016cm" table:align="left" style:writing-mode="lr-tb"/>
    </style:style>
    <style:style style:name="表格6.A" style:family="table-column">
      <style:table-column-properties style:column-width="3.337cm"/>
    </style:style>
    <style:style style:name="表格6.B" style:family="table-column">
      <style:table-column-properties style:column-width="2.99cm"/>
    </style:style>
    <style:style style:name="表格6.C" style:family="table-column">
      <style:table-column-properties style:column-width="3.731cm"/>
    </style:style>
    <style:style style:name="表格6.D" style:family="table-column">
      <style:table-column-properties style:column-width="2.422cm"/>
    </style:style>
    <style:style style:name="表格6.E" style:family="table-column">
      <style:table-column-properties style:column-width="2.011cm"/>
    </style:style>
    <style:style style:name="表格6.G" style:family="table-column">
      <style:table-column-properties style:column-width="1.632cm"/>
    </style:style>
    <style:style style:name="表格6.1" style:family="table-row">
      <style:table-row-properties style:keep-together="false" fo:keep-together="always"/>
    </style:style>
    <style:style style:name="表格6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6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6.2" style:family="table-row">
      <style:table-row-properties style:keep-together="true" fo:keep-together="auto"/>
    </style:style>
    <style:style style:name="表格6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6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6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6.D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7" style:family="table">
      <style:table-properties style:width="18.133cm" fo:margin-left="-0.016cm" table:align="left" style:writing-mode="lr-tb"/>
    </style:style>
    <style:style style:name="表格7.A" style:family="table-column">
      <style:table-column-properties style:column-width="3.337cm"/>
    </style:style>
    <style:style style:name="表格7.B" style:family="table-column">
      <style:table-column-properties style:column-width="2.967cm"/>
    </style:style>
    <style:style style:name="表格7.C" style:family="table-column">
      <style:table-column-properties style:column-width="3.754cm"/>
    </style:style>
    <style:style style:name="表格7.D" style:family="table-column">
      <style:table-column-properties style:column-width="2.422cm"/>
    </style:style>
    <style:style style:name="表格7.E" style:family="table-column">
      <style:table-column-properties style:column-width="2.011cm"/>
    </style:style>
    <style:style style:name="表格7.G" style:family="table-column">
      <style:table-column-properties style:column-width="1.632cm"/>
    </style:style>
    <style:style style:name="表格7.1" style:family="table-row">
      <style:table-row-properties style:keep-together="false" fo:keep-together="always"/>
    </style:style>
    <style:style style:name="表格7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7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7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7.2" style:family="table-row">
      <style:table-row-properties style:keep-together="true" fo:keep-together="auto"/>
    </style:style>
    <style:style style:name="表格7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7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7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7.D12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8" style:family="table">
      <style:table-properties style:width="18.133cm" fo:margin-left="-0.016cm" table:align="left" style:writing-mode="lr-tb"/>
    </style:style>
    <style:style style:name="表格8.A" style:family="table-column">
      <style:table-column-properties style:column-width="3.413cm"/>
    </style:style>
    <style:style style:name="表格8.B" style:family="table-column">
      <style:table-column-properties style:column-width="3.949cm"/>
    </style:style>
    <style:style style:name="表格8.C" style:family="table-column">
      <style:table-column-properties style:column-width="2.487cm"/>
    </style:style>
    <style:style style:name="表格8.D" style:family="table-column">
      <style:table-column-properties style:column-width="2.362cm"/>
    </style:style>
    <style:style style:name="表格8.E" style:family="table-column">
      <style:table-column-properties style:column-width="2.14cm"/>
    </style:style>
    <style:style style:name="表格8.F" style:family="table-column">
      <style:table-column-properties style:column-width="1.884cm"/>
    </style:style>
    <style:style style:name="表格8.G" style:family="table-column">
      <style:table-column-properties style:column-width="1.898cm"/>
    </style:style>
    <style:style style:name="表格8.1" style:family="table-row">
      <style:table-row-properties style:keep-together="false" fo:keep-together="always"/>
    </style:style>
    <style:style style:name="表格8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8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8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8.2" style:family="table-row">
      <style:table-row-properties style:keep-together="true" fo:keep-together="auto"/>
    </style:style>
    <style:style style:name="表格8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8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8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8.D10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9" style:family="table">
      <style:table-properties style:width="18.133cm" fo:margin-left="-0.016cm" table:align="left" style:writing-mode="lr-tb"/>
    </style:style>
    <style:style style:name="表格9.A" style:family="table-column">
      <style:table-column-properties style:column-width="3.17cm"/>
    </style:style>
    <style:style style:name="表格9.B" style:family="table-column">
      <style:table-column-properties style:column-width="3.291cm"/>
    </style:style>
    <style:style style:name="表格9.C" style:family="table-column">
      <style:table-column-properties style:column-width="3.806cm"/>
    </style:style>
    <style:style style:name="表格9.D" style:family="table-column">
      <style:table-column-properties style:column-width="2.21cm"/>
    </style:style>
    <style:style style:name="表格9.E" style:family="table-column">
      <style:table-column-properties style:column-width="2.011cm"/>
    </style:style>
    <style:style style:name="表格9.G" style:family="table-column">
      <style:table-column-properties style:column-width="1.633cm"/>
    </style:style>
    <style:style style:name="表格9.1" style:family="table-row">
      <style:table-row-properties style:keep-together="false" fo:keep-together="always"/>
    </style:style>
    <style:style style:name="表格9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9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9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9.2" style:family="table-row">
      <style:table-row-properties style:keep-together="true" fo:keep-together="auto"/>
    </style:style>
    <style:style style:name="表格9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9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9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9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9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9.G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9.D1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0" style:family="table">
      <style:table-properties style:width="18.133cm" fo:margin-left="-0.016cm" table:align="left" style:writing-mode="lr-tb"/>
    </style:style>
    <style:style style:name="表格10.A" style:family="table-column">
      <style:table-column-properties style:column-width="3.17cm"/>
    </style:style>
    <style:style style:name="表格10.B" style:family="table-column">
      <style:table-column-properties style:column-width="3.291cm"/>
    </style:style>
    <style:style style:name="表格10.C" style:family="table-column">
      <style:table-column-properties style:column-width="3.806cm"/>
    </style:style>
    <style:style style:name="表格10.D" style:family="table-column">
      <style:table-column-properties style:column-width="2.21cm"/>
    </style:style>
    <style:style style:name="表格10.E" style:family="table-column">
      <style:table-column-properties style:column-width="2.011cm"/>
    </style:style>
    <style:style style:name="表格10.G" style:family="table-column">
      <style:table-column-properties style:column-width="1.633cm"/>
    </style:style>
    <style:style style:name="表格10.1" style:family="table-row">
      <style:table-row-properties style:keep-together="false" fo:keep-together="always"/>
    </style:style>
    <style:style style:name="表格10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0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0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0.2" style:family="table-row">
      <style:table-row-properties style:keep-together="true" fo:keep-together="auto"/>
    </style:style>
    <style:style style:name="表格10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0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0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0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10.G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10.D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1" style:family="table">
      <style:table-properties style:width="18.133cm" fo:margin-left="-0.016cm" table:align="left" style:writing-mode="lr-tb"/>
    </style:style>
    <style:style style:name="表格11.A" style:family="table-column">
      <style:table-column-properties style:column-width="3.561cm"/>
    </style:style>
    <style:style style:name="表格11.B" style:family="table-column">
      <style:table-column-properties style:column-width="2.295cm"/>
    </style:style>
    <style:style style:name="表格11.C" style:family="table-column">
      <style:table-column-properties style:column-width="0.938cm"/>
    </style:style>
    <style:style style:name="表格11.D" style:family="table-column">
      <style:table-column-properties style:column-width="3.884cm"/>
    </style:style>
    <style:style style:name="表格11.E" style:family="table-column">
      <style:table-column-properties style:column-width="2.06cm"/>
    </style:style>
    <style:style style:name="表格11.F" style:family="table-column">
      <style:table-column-properties style:column-width="2.231cm"/>
    </style:style>
    <style:style style:name="表格11.G" style:family="table-column">
      <style:table-column-properties style:column-width="1.535cm"/>
    </style:style>
    <style:style style:name="表格11.H" style:family="table-column">
      <style:table-column-properties style:column-width="1.628cm"/>
    </style:style>
    <style:style style:name="表格11.1" style:family="table-row">
      <style:table-row-properties style:keep-together="false" fo:keep-together="always"/>
    </style:style>
    <style:style style:name="表格11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1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1.2" style:family="table-row">
      <style:table-row-properties style:keep-together="true" fo:keep-together="auto"/>
    </style:style>
    <style:style style:name="表格11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1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1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1.E24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2" style:family="table">
      <style:table-properties style:width="18.133cm" fo:margin-left="-0.016cm" table:align="left" style:writing-mode="lr-tb"/>
    </style:style>
    <style:style style:name="表格12.A" style:family="table-column">
      <style:table-column-properties style:column-width="3.17cm"/>
    </style:style>
    <style:style style:name="表格12.B" style:family="table-column">
      <style:table-column-properties style:column-width="3.471cm"/>
    </style:style>
    <style:style style:name="表格12.C" style:family="table-column">
      <style:table-column-properties style:column-width="3.413cm"/>
    </style:style>
    <style:style style:name="表格12.D" style:family="table-column">
      <style:table-column-properties style:column-width="2.422cm"/>
    </style:style>
    <style:style style:name="表格12.E" style:family="table-column">
      <style:table-column-properties style:column-width="2.011cm"/>
    </style:style>
    <style:style style:name="表格12.G" style:family="table-column">
      <style:table-column-properties style:column-width="1.635cm"/>
    </style:style>
    <style:style style:name="表格12.1" style:family="table-row">
      <style:table-row-properties style:keep-together="false" fo:keep-together="always"/>
    </style:style>
    <style:style style:name="表格12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2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2.2" style:family="table-row">
      <style:table-row-properties style:keep-together="true" fo:keep-together="auto"/>
    </style:style>
    <style:style style:name="表格12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2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2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2.D10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3" style:family="table">
      <style:table-properties style:width="18.133cm" fo:margin-left="-0.016cm" table:align="left" style:writing-mode="lr-tb"/>
    </style:style>
    <style:style style:name="表格13.A" style:family="table-column">
      <style:table-column-properties style:column-width="3.561cm"/>
    </style:style>
    <style:style style:name="表格13.B" style:family="table-column">
      <style:table-column-properties style:column-width="3.233cm"/>
    </style:style>
    <style:style style:name="表格13.C" style:family="table-column">
      <style:table-column-properties style:column-width="0.836cm"/>
    </style:style>
    <style:style style:name="表格13.D" style:family="table-column">
      <style:table-column-properties style:column-width="2.722cm"/>
    </style:style>
    <style:style style:name="表格13.E" style:family="table-column">
      <style:table-column-properties style:column-width="2.385cm"/>
    </style:style>
    <style:style style:name="表格13.F" style:family="table-column">
      <style:table-column-properties style:column-width="2.231cm"/>
    </style:style>
    <style:style style:name="表格13.G" style:family="table-column">
      <style:table-column-properties style:column-width="1.535cm"/>
    </style:style>
    <style:style style:name="表格13.H" style:family="table-column">
      <style:table-column-properties style:column-width="1.63cm"/>
    </style:style>
    <style:style style:name="表格13.1" style:family="table-row">
      <style:table-row-properties style:keep-together="false" fo:keep-together="always"/>
    </style:style>
    <style:style style:name="表格13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3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3.2" style:family="table-row">
      <style:table-row-properties style:keep-together="true" fo:keep-together="auto"/>
    </style:style>
    <style:style style:name="表格13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3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3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3.E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4" style:family="table">
      <style:table-properties style:width="18.133cm" fo:margin-left="-0.016cm" table:align="left" style:writing-mode="lr-tb"/>
    </style:style>
    <style:style style:name="表格14.A" style:family="table-column">
      <style:table-column-properties style:column-width="3.56cm"/>
    </style:style>
    <style:style style:name="表格14.B" style:family="table-column">
      <style:table-column-properties style:column-width="3.242cm"/>
    </style:style>
    <style:style style:name="表格14.C" style:family="table-column">
      <style:table-column-properties style:column-width="1.124cm"/>
    </style:style>
    <style:style style:name="表格14.D" style:family="table-column">
      <style:table-column-properties style:column-width="2.348cm"/>
    </style:style>
    <style:style style:name="表格14.E" style:family="table-column">
      <style:table-column-properties style:column-width="2.464cm"/>
    </style:style>
    <style:style style:name="表格14.F" style:family="table-column">
      <style:table-column-properties style:column-width="2.231cm"/>
    </style:style>
    <style:style style:name="表格14.G" style:family="table-column">
      <style:table-column-properties style:column-width="1.533cm"/>
    </style:style>
    <style:style style:name="表格14.H" style:family="table-column">
      <style:table-column-properties style:column-width="1.632cm"/>
    </style:style>
    <style:style style:name="表格14.1" style:family="table-row">
      <style:table-row-properties style:keep-together="false" fo:keep-together="always"/>
    </style:style>
    <style:style style:name="表格14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4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4.2" style:family="table-row">
      <style:table-row-properties style:keep-together="true" fo:keep-together="auto"/>
    </style:style>
    <style:style style:name="表格14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4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4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4.E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5" style:family="table">
      <style:table-properties style:width="18.133cm" fo:margin-left="-0.016cm" table:align="left" style:writing-mode="lr-tb"/>
    </style:style>
    <style:style style:name="表格15.A" style:family="table-column">
      <style:table-column-properties style:column-width="3.56cm"/>
    </style:style>
    <style:style style:name="表格15.B" style:family="table-column">
      <style:table-column-properties style:column-width="3.242cm"/>
    </style:style>
    <style:style style:name="表格15.C" style:family="table-column">
      <style:table-column-properties style:column-width="0.944cm"/>
    </style:style>
    <style:style style:name="表格15.D" style:family="table-column">
      <style:table-column-properties style:column-width="2.528cm"/>
    </style:style>
    <style:style style:name="表格15.E" style:family="table-column">
      <style:table-column-properties style:column-width="2.464cm"/>
    </style:style>
    <style:style style:name="表格15.F" style:family="table-column">
      <style:table-column-properties style:column-width="2.231cm"/>
    </style:style>
    <style:style style:name="表格15.G" style:family="table-column">
      <style:table-column-properties style:column-width="1.533cm"/>
    </style:style>
    <style:style style:name="表格15.H" style:family="table-column">
      <style:table-column-properties style:column-width="1.632cm"/>
    </style:style>
    <style:style style:name="表格15.1" style:family="table-row">
      <style:table-row-properties style:keep-together="false" fo:keep-together="always"/>
    </style:style>
    <style:style style:name="表格15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5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5.2" style:family="table-row">
      <style:table-row-properties style:keep-together="true" fo:keep-together="auto"/>
    </style:style>
    <style:style style:name="表格15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5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5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5.E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6" style:family="table">
      <style:table-properties style:width="18.133cm" fo:margin-left="-0.016cm" table:align="left" style:writing-mode="lr-tb"/>
    </style:style>
    <style:style style:name="表格16.A" style:family="table-column">
      <style:table-column-properties style:column-width="3.56cm"/>
    </style:style>
    <style:style style:name="表格16.B" style:family="table-column">
      <style:table-column-properties style:column-width="3.242cm"/>
    </style:style>
    <style:style style:name="表格16.C" style:family="table-column">
      <style:table-column-properties style:column-width="1.438cm"/>
    </style:style>
    <style:style style:name="表格16.D" style:family="table-column">
      <style:table-column-properties style:column-width="2.034cm"/>
    </style:style>
    <style:style style:name="表格16.E" style:family="table-column">
      <style:table-column-properties style:column-width="2.464cm"/>
    </style:style>
    <style:style style:name="表格16.F" style:family="table-column">
      <style:table-column-properties style:column-width="2.231cm"/>
    </style:style>
    <style:style style:name="表格16.G" style:family="table-column">
      <style:table-column-properties style:column-width="1.533cm"/>
    </style:style>
    <style:style style:name="表格16.H" style:family="table-column">
      <style:table-column-properties style:column-width="1.632cm"/>
    </style:style>
    <style:style style:name="表格16.1" style:family="table-row">
      <style:table-row-properties style:keep-together="false" fo:keep-together="always"/>
    </style:style>
    <style:style style:name="表格16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6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6.2" style:family="table-row">
      <style:table-row-properties style:keep-together="true" fo:keep-together="auto"/>
    </style:style>
    <style:style style:name="表格16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6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6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6.E1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7" style:family="table">
      <style:table-properties style:width="18.133cm" fo:margin-left="-0.016cm" table:align="left" style:writing-mode="lr-tb"/>
    </style:style>
    <style:style style:name="表格17.A" style:family="table-column">
      <style:table-column-properties style:column-width="3.337cm"/>
    </style:style>
    <style:style style:name="表格17.B" style:family="table-column">
      <style:table-column-properties style:column-width="2.956cm"/>
    </style:style>
    <style:style style:name="表格17.C" style:family="table-column">
      <style:table-column-properties style:column-width="1.743cm"/>
    </style:style>
    <style:style style:name="表格17.D" style:family="table-column">
      <style:table-column-properties style:column-width="2.023cm"/>
    </style:style>
    <style:style style:name="表格17.E" style:family="table-column">
      <style:table-column-properties style:column-width="2.42cm"/>
    </style:style>
    <style:style style:name="表格17.F" style:family="table-column">
      <style:table-column-properties style:column-width="2.009cm"/>
    </style:style>
    <style:style style:name="表格17.H" style:family="table-column">
      <style:table-column-properties style:column-width="1.635cm"/>
    </style:style>
    <style:style style:name="表格17.1" style:family="table-row">
      <style:table-row-properties style:keep-together="false" fo:keep-together="always"/>
    </style:style>
    <style:style style:name="表格17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7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7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7.2" style:family="table-row">
      <style:table-row-properties style:keep-together="true" fo:keep-together="auto"/>
    </style:style>
    <style:style style:name="表格17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7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7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7.B10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7.E10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8" style:family="table">
      <style:table-properties style:width="18.133cm" fo:margin-left="-0.016cm" table:align="left" style:writing-mode="lr-tb"/>
    </style:style>
    <style:style style:name="表格18.A" style:family="table-column">
      <style:table-column-properties style:column-width="3.413cm"/>
    </style:style>
    <style:style style:name="表格18.B" style:family="table-column">
      <style:table-column-properties style:column-width="2.79cm"/>
    </style:style>
    <style:style style:name="表格18.C" style:family="table-column">
      <style:table-column-properties style:column-width="0.82cm"/>
    </style:style>
    <style:style style:name="表格18.D" style:family="table-column">
      <style:table-column-properties style:column-width="2.824cm"/>
    </style:style>
    <style:style style:name="表格18.E" style:family="table-column">
      <style:table-column-properties style:column-width="2.365cm"/>
    </style:style>
    <style:style style:name="表格18.F" style:family="table-column">
      <style:table-column-properties style:column-width="2.14cm"/>
    </style:style>
    <style:style style:name="表格18.G" style:family="table-column">
      <style:table-column-properties style:column-width="1.884cm"/>
    </style:style>
    <style:style style:name="表格18.H" style:family="table-column">
      <style:table-column-properties style:column-width="1.896cm"/>
    </style:style>
    <style:style style:name="表格18.1" style:family="table-row">
      <style:table-row-properties style:keep-together="false" fo:keep-together="always"/>
    </style:style>
    <style:style style:name="表格18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8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8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8.2" style:family="table-row">
      <style:table-row-properties style:keep-together="true" fo:keep-together="auto"/>
    </style:style>
    <style:style style:name="表格18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8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8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8.B13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8.E1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9" style:family="table">
      <style:table-properties style:width="18.133cm" fo:margin-left="-0.016cm" table:align="left" style:writing-mode="lr-tb"/>
    </style:style>
    <style:style style:name="表格19.A" style:family="table-column">
      <style:table-column-properties style:column-width="3.413cm"/>
    </style:style>
    <style:style style:name="表格19.B" style:family="table-column">
      <style:table-column-properties style:column-width="3.108cm"/>
    </style:style>
    <style:style style:name="表格19.C" style:family="table-column">
      <style:table-column-properties style:column-width="1.021cm"/>
    </style:style>
    <style:style style:name="表格19.D" style:family="table-column">
      <style:table-column-properties style:column-width="2.307cm"/>
    </style:style>
    <style:style style:name="表格19.E" style:family="table-column">
      <style:table-column-properties style:column-width="2.362cm"/>
    </style:style>
    <style:style style:name="表格19.F" style:family="table-column">
      <style:table-column-properties style:column-width="2.14cm"/>
    </style:style>
    <style:style style:name="表格19.G" style:family="table-column">
      <style:table-column-properties style:column-width="1.884cm"/>
    </style:style>
    <style:style style:name="表格19.H" style:family="table-column">
      <style:table-column-properties style:column-width="1.898cm"/>
    </style:style>
    <style:style style:name="表格19.1" style:family="table-row">
      <style:table-row-properties style:keep-together="false" fo:keep-together="always"/>
    </style:style>
    <style:style style:name="表格19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9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19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19.2" style:family="table-row">
      <style:table-row-properties style:keep-together="true" fo:keep-together="auto"/>
    </style:style>
    <style:style style:name="表格19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9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9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9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9.B11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9.E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0" style:family="table">
      <style:table-properties style:width="18.133cm" fo:margin-left="-0.016cm" table:align="left" style:writing-mode="lr-tb"/>
    </style:style>
    <style:style style:name="表格20.A" style:family="table-column">
      <style:table-column-properties style:column-width="3.724cm"/>
    </style:style>
    <style:style style:name="表格20.B" style:family="table-column">
      <style:table-column-properties style:column-width="2.799cm"/>
    </style:style>
    <style:style style:name="表格20.C" style:family="table-column">
      <style:table-column-properties style:column-width="0.931cm"/>
    </style:style>
    <style:style style:name="表格20.D" style:family="table-column">
      <style:table-column-properties style:column-width="2.395cm"/>
    </style:style>
    <style:style style:name="表格20.E" style:family="table-column">
      <style:table-column-properties style:column-width="2.365cm"/>
    </style:style>
    <style:style style:name="表格20.F" style:family="table-column">
      <style:table-column-properties style:column-width="2.14cm"/>
    </style:style>
    <style:style style:name="表格20.G" style:family="table-column">
      <style:table-column-properties style:column-width="1.884cm"/>
    </style:style>
    <style:style style:name="表格20.H" style:family="table-column">
      <style:table-column-properties style:column-width="1.894cm"/>
    </style:style>
    <style:style style:name="表格20.1" style:family="table-row">
      <style:table-row-properties style:keep-together="false" fo:keep-together="always"/>
    </style:style>
    <style:style style:name="表格20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0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0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0.2" style:family="table-row">
      <style:table-row-properties style:keep-together="true" fo:keep-together="auto"/>
    </style:style>
    <style:style style:name="表格20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0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0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0.E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1" style:family="table">
      <style:table-properties style:width="18.133cm" fo:margin-left="-0.016cm" table:align="left" style:writing-mode="lr-tb"/>
    </style:style>
    <style:style style:name="表格21.A" style:family="table-column">
      <style:table-column-properties style:column-width="3.547cm"/>
    </style:style>
    <style:style style:name="表格21.B" style:family="table-column">
      <style:table-column-properties style:column-width="2.976cm"/>
    </style:style>
    <style:style style:name="表格21.C" style:family="table-column">
      <style:table-column-properties style:column-width="0.907cm"/>
    </style:style>
    <style:style style:name="表格21.D" style:family="table-column">
      <style:table-column-properties style:column-width="2.422cm"/>
    </style:style>
    <style:style style:name="表格21.E" style:family="table-column">
      <style:table-column-properties style:column-width="2.362cm"/>
    </style:style>
    <style:style style:name="表格21.F" style:family="table-column">
      <style:table-column-properties style:column-width="2.14cm"/>
    </style:style>
    <style:style style:name="表格21.G" style:family="table-column">
      <style:table-column-properties style:column-width="1.884cm"/>
    </style:style>
    <style:style style:name="表格21.H" style:family="table-column">
      <style:table-column-properties style:column-width="1.896cm"/>
    </style:style>
    <style:style style:name="表格21.1" style:family="table-row">
      <style:table-row-properties style:keep-together="false" fo:keep-together="always"/>
    </style:style>
    <style:style style:name="表格21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1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1.2" style:family="table-row">
      <style:table-row-properties style:keep-together="true" fo:keep-together="auto"/>
    </style:style>
    <style:style style:name="表格21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1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1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1.E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2" style:family="table">
      <style:table-properties style:width="18.133cm" fo:margin-left="-0.016cm" table:align="left" style:writing-mode="lr-tb"/>
    </style:style>
    <style:style style:name="表格22.A" style:family="table-column">
      <style:table-column-properties style:column-width="3.547cm"/>
    </style:style>
    <style:style style:name="表格22.B" style:family="table-column">
      <style:table-column-properties style:column-width="2.976cm"/>
    </style:style>
    <style:style style:name="表格22.C" style:family="table-column">
      <style:table-column-properties style:column-width="0.907cm"/>
    </style:style>
    <style:style style:name="表格22.D" style:family="table-column">
      <style:table-column-properties style:column-width="2.422cm"/>
    </style:style>
    <style:style style:name="表格22.E" style:family="table-column">
      <style:table-column-properties style:column-width="2.362cm"/>
    </style:style>
    <style:style style:name="表格22.F" style:family="table-column">
      <style:table-column-properties style:column-width="2.14cm"/>
    </style:style>
    <style:style style:name="表格22.G" style:family="table-column">
      <style:table-column-properties style:column-width="1.884cm"/>
    </style:style>
    <style:style style:name="表格22.H" style:family="table-column">
      <style:table-column-properties style:column-width="1.896cm"/>
    </style:style>
    <style:style style:name="表格22.1" style:family="table-row">
      <style:table-row-properties style:keep-together="false" fo:keep-together="always"/>
    </style:style>
    <style:style style:name="表格22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2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2.2" style:family="table-row">
      <style:table-row-properties style:keep-together="true" fo:keep-together="auto"/>
    </style:style>
    <style:style style:name="表格22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2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2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2.E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3" style:family="table">
      <style:table-properties style:width="18.133cm" fo:margin-left="-0.016cm" table:align="left" style:writing-mode="lr-tb"/>
    </style:style>
    <style:style style:name="表格23.A" style:family="table-column">
      <style:table-column-properties style:column-width="3.724cm"/>
    </style:style>
    <style:style style:name="表格23.B" style:family="table-column">
      <style:table-column-properties style:column-width="2.799cm"/>
    </style:style>
    <style:style style:name="表格23.C" style:family="table-column">
      <style:table-column-properties style:column-width="0.803cm"/>
    </style:style>
    <style:style style:name="表格23.D" style:family="table-column">
      <style:table-column-properties style:column-width="2.522cm"/>
    </style:style>
    <style:style style:name="表格23.E" style:family="table-column">
      <style:table-column-properties style:column-width="2.365cm"/>
    </style:style>
    <style:style style:name="表格23.F" style:family="table-column">
      <style:table-column-properties style:column-width="2.14cm"/>
    </style:style>
    <style:style style:name="表格23.G" style:family="table-column">
      <style:table-column-properties style:column-width="1.884cm"/>
    </style:style>
    <style:style style:name="表格23.H" style:family="table-column">
      <style:table-column-properties style:column-width="1.896cm"/>
    </style:style>
    <style:style style:name="表格23.1" style:family="table-row">
      <style:table-row-properties style:keep-together="false" fo:keep-together="always"/>
    </style:style>
    <style:style style:name="表格23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3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3.2" style:family="table-row">
      <style:table-row-properties style:keep-together="true" fo:keep-together="auto"/>
    </style:style>
    <style:style style:name="表格23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3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3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3.E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4" style:family="table">
      <style:table-properties style:width="18.133cm" fo:margin-left="-0.016cm" table:align="left" style:writing-mode="lr-tb"/>
    </style:style>
    <style:style style:name="表格24.A" style:family="table-column">
      <style:table-column-properties style:column-width="3.547cm"/>
    </style:style>
    <style:style style:name="表格24.B" style:family="table-column">
      <style:table-column-properties style:column-width="2.976cm"/>
    </style:style>
    <style:style style:name="表格24.C" style:family="table-column">
      <style:table-column-properties style:column-width="1.404cm"/>
    </style:style>
    <style:style style:name="表格24.D" style:family="table-column">
      <style:table-column-properties style:column-width="1.924cm"/>
    </style:style>
    <style:style style:name="表格24.E" style:family="table-column">
      <style:table-column-properties style:column-width="2.362cm"/>
    </style:style>
    <style:style style:name="表格24.F" style:family="table-column">
      <style:table-column-properties style:column-width="2.14cm"/>
    </style:style>
    <style:style style:name="表格24.G" style:family="table-column">
      <style:table-column-properties style:column-width="1.884cm"/>
    </style:style>
    <style:style style:name="表格24.H" style:family="table-column">
      <style:table-column-properties style:column-width="1.896cm"/>
    </style:style>
    <style:style style:name="表格24.1" style:family="table-row">
      <style:table-row-properties style:keep-together="false" fo:keep-together="always"/>
    </style:style>
    <style:style style:name="表格24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4.D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4.2" style:family="table-row">
      <style:table-row-properties style:keep-together="true" fo:keep-together="auto"/>
    </style:style>
    <style:style style:name="表格24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4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4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4.E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5" style:family="table">
      <style:table-properties style:width="18.133cm" fo:margin-left="-0.016cm" table:align="left" style:writing-mode="lr-tb"/>
    </style:style>
    <style:style style:name="表格25.A" style:family="table-column">
      <style:table-column-properties style:column-width="3.547cm"/>
    </style:style>
    <style:style style:name="表格25.B" style:family="table-column">
      <style:table-column-properties style:column-width="2.067cm"/>
    </style:style>
    <style:style style:name="表格25.C" style:family="table-column">
      <style:table-column-properties style:column-width="0.908cm"/>
    </style:style>
    <style:style style:name="表格25.D" style:family="table-column">
      <style:table-column-properties style:column-width="3.724cm"/>
    </style:style>
    <style:style style:name="表格25.E" style:family="table-column">
      <style:table-column-properties style:column-width="1.97cm"/>
    </style:style>
    <style:style style:name="表格25.F" style:family="table-column">
      <style:table-column-properties style:column-width="2.14cm"/>
    </style:style>
    <style:style style:name="表格25.G" style:family="table-column">
      <style:table-column-properties style:column-width="1.884cm"/>
    </style:style>
    <style:style style:name="表格25.H" style:family="table-column">
      <style:table-column-properties style:column-width="1.893cm"/>
    </style:style>
    <style:style style:name="表格25.1" style:family="table-row">
      <style:table-row-properties style:keep-together="false" fo:keep-together="always"/>
    </style:style>
    <style:style style:name="表格25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5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5.2" style:family="table-row">
      <style:table-row-properties style:keep-together="true" fo:keep-together="auto"/>
    </style:style>
    <style:style style:name="表格25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5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5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5.E13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6" style:family="table">
      <style:table-properties style:width="18.133cm" fo:margin-left="-0.016cm" table:align="left" style:writing-mode="lr-tb"/>
    </style:style>
    <style:style style:name="表格26.A" style:family="table-column">
      <style:table-column-properties style:column-width="3.602cm"/>
    </style:style>
    <style:style style:name="表格26.B" style:family="table-column">
      <style:table-column-properties style:column-width="2.099cm"/>
    </style:style>
    <style:style style:name="表格26.C" style:family="table-column">
      <style:table-column-properties style:column-width="1.101cm"/>
    </style:style>
    <style:style style:name="表格26.E" style:family="table-column">
      <style:table-column-properties style:column-width="1.588cm"/>
    </style:style>
    <style:style style:name="表格26.F" style:family="table-column">
      <style:table-column-properties style:column-width="2.124cm"/>
    </style:style>
    <style:style style:name="表格26.G" style:family="table-column">
      <style:table-column-properties style:column-width="2.002cm"/>
    </style:style>
    <style:style style:name="表格26.H" style:family="table-column">
      <style:table-column-properties style:column-width="2.016cm"/>
    </style:style>
    <style:style style:name="表格26.1" style:family="table-row">
      <style:table-row-properties style:keep-together="false" fo:keep-together="always"/>
    </style:style>
    <style:style style:name="表格26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6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6.2" style:family="table-row">
      <style:table-row-properties style:keep-together="true" fo:keep-together="auto"/>
    </style:style>
    <style:style style:name="表格26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6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6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6.E6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7" style:family="table">
      <style:table-properties style:width="18.133cm" fo:margin-left="-0.016cm" table:align="left" style:writing-mode="lr-tb"/>
    </style:style>
    <style:style style:name="表格27.A" style:family="table-column">
      <style:table-column-properties style:column-width="4.099cm"/>
    </style:style>
    <style:style style:name="表格27.B" style:family="table-column">
      <style:table-column-properties style:column-width="1.605cm"/>
    </style:style>
    <style:style style:name="表格27.C" style:family="table-column">
      <style:table-column-properties style:column-width="1.231cm"/>
    </style:style>
    <style:style style:name="表格27.D" style:family="table-column">
      <style:table-column-properties style:column-width="3.47cm"/>
    </style:style>
    <style:style style:name="表格27.E" style:family="table-column">
      <style:table-column-properties style:column-width="1.586cm"/>
    </style:style>
    <style:style style:name="表格27.F" style:family="table-column">
      <style:table-column-properties style:column-width="2.124cm"/>
    </style:style>
    <style:style style:name="表格27.G" style:family="table-column">
      <style:table-column-properties style:column-width="2.002cm"/>
    </style:style>
    <style:style style:name="表格27.H" style:family="table-column">
      <style:table-column-properties style:column-width="2.016cm"/>
    </style:style>
    <style:style style:name="表格27.1" style:family="table-row">
      <style:table-row-properties style:keep-together="false" fo:keep-together="always"/>
    </style:style>
    <style:style style:name="表格27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7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7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7.2" style:family="table-row">
      <style:table-row-properties style:keep-together="true" fo:keep-together="auto"/>
    </style:style>
    <style:style style:name="表格27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7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7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7.E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8" style:family="table">
      <style:table-properties style:width="18.133cm" fo:margin-left="-0.016cm" table:align="left" style:writing-mode="lr-tb"/>
    </style:style>
    <style:style style:name="表格28.A" style:family="table-column">
      <style:table-column-properties style:column-width="3.547cm"/>
    </style:style>
    <style:style style:name="表格28.B" style:family="table-column">
      <style:table-column-properties style:column-width="2.067cm"/>
    </style:style>
    <style:style style:name="表格28.C" style:family="table-column">
      <style:table-column-properties style:column-width="0.908cm"/>
    </style:style>
    <style:style style:name="表格28.D" style:family="table-column">
      <style:table-column-properties style:column-width="3.724cm"/>
    </style:style>
    <style:style style:name="表格28.E" style:family="table-column">
      <style:table-column-properties style:column-width="1.97cm"/>
    </style:style>
    <style:style style:name="表格28.F" style:family="table-column">
      <style:table-column-properties style:column-width="2.14cm"/>
    </style:style>
    <style:style style:name="表格28.G" style:family="table-column">
      <style:table-column-properties style:column-width="1.884cm"/>
    </style:style>
    <style:style style:name="表格28.H" style:family="table-column">
      <style:table-column-properties style:column-width="1.893cm"/>
    </style:style>
    <style:style style:name="表格28.1" style:family="table-row">
      <style:table-row-properties style:keep-together="false" fo:keep-together="always"/>
    </style:style>
    <style:style style:name="表格28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8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8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8.2" style:family="table-row">
      <style:table-row-properties style:keep-together="true" fo:keep-together="auto"/>
    </style:style>
    <style:style style:name="表格28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8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8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8.E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9" style:family="table">
      <style:table-properties style:width="18.133cm" fo:margin-left="-0.016cm" table:align="left" style:writing-mode="lr-tb"/>
    </style:style>
    <style:style style:name="表格29.A" style:family="table-column">
      <style:table-column-properties style:column-width="3.595cm"/>
    </style:style>
    <style:style style:name="表格29.B" style:family="table-column">
      <style:table-column-properties style:column-width="2.11cm"/>
    </style:style>
    <style:style style:name="表格29.C" style:family="table-column">
      <style:table-column-properties style:column-width="0.914cm"/>
    </style:style>
    <style:style style:name="表格29.D" style:family="table-column">
      <style:table-column-properties style:column-width="3.381cm"/>
    </style:style>
    <style:style style:name="表格29.E" style:family="table-column">
      <style:table-column-properties style:column-width="1.991cm"/>
    </style:style>
    <style:style style:name="表格29.F" style:family="table-column">
      <style:table-column-properties style:column-width="2.124cm"/>
    </style:style>
    <style:style style:name="表格29.G" style:family="table-column">
      <style:table-column-properties style:column-width="2.002cm"/>
    </style:style>
    <style:style style:name="表格29.H" style:family="table-column">
      <style:table-column-properties style:column-width="2.016cm"/>
    </style:style>
    <style:style style:name="表格29.1" style:family="table-row">
      <style:table-row-properties style:keep-together="false" fo:keep-together="always"/>
    </style:style>
    <style:style style:name="表格29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9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29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29.2" style:family="table-row">
      <style:table-row-properties style:keep-together="true" fo:keep-together="auto"/>
    </style:style>
    <style:style style:name="表格29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9.H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9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9.H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9.E9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0" style:family="table">
      <style:table-properties style:width="18.133cm" fo:margin-left="-0.016cm" table:align="left" style:writing-mode="lr-tb"/>
    </style:style>
    <style:style style:name="表格30.A" style:family="table-column">
      <style:table-column-properties style:column-width="3.17cm"/>
    </style:style>
    <style:style style:name="表格30.B" style:family="table-column">
      <style:table-column-properties style:column-width="3.291cm"/>
    </style:style>
    <style:style style:name="表格30.C" style:family="table-column">
      <style:table-column-properties style:column-width="3.806cm"/>
    </style:style>
    <style:style style:name="表格30.D" style:family="table-column">
      <style:table-column-properties style:column-width="2.21cm"/>
    </style:style>
    <style:style style:name="表格30.E" style:family="table-column">
      <style:table-column-properties style:column-width="2.011cm"/>
    </style:style>
    <style:style style:name="表格30.G" style:family="table-column">
      <style:table-column-properties style:column-width="1.633cm"/>
    </style:style>
    <style:style style:name="表格30.1" style:family="table-row">
      <style:table-row-properties style:keep-together="false" fo:keep-together="always"/>
    </style:style>
    <style:style style:name="表格30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0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30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30.2" style:family="table-row">
      <style:table-row-properties style:keep-together="true" fo:keep-together="auto"/>
    </style:style>
    <style:style style:name="表格30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0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3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30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3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30.G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30.D18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1" style:family="table">
      <style:table-properties style:width="18.133cm" fo:margin-left="-0.016cm" table:align="left" style:writing-mode="lr-tb"/>
    </style:style>
    <style:style style:name="表格31.A" style:family="table-column">
      <style:table-column-properties style:column-width="3.17cm"/>
    </style:style>
    <style:style style:name="表格31.B" style:family="table-column">
      <style:table-column-properties style:column-width="3.291cm"/>
    </style:style>
    <style:style style:name="表格31.C" style:family="table-column">
      <style:table-column-properties style:column-width="3.806cm"/>
    </style:style>
    <style:style style:name="表格31.D" style:family="table-column">
      <style:table-column-properties style:column-width="2.21cm"/>
    </style:style>
    <style:style style:name="表格31.E" style:family="table-column">
      <style:table-column-properties style:column-width="2.011cm"/>
    </style:style>
    <style:style style:name="表格31.G" style:family="table-column">
      <style:table-column-properties style:column-width="1.633cm"/>
    </style:style>
    <style:style style:name="表格31.1" style:family="table-row">
      <style:table-row-properties style:keep-together="false" fo:keep-together="always"/>
    </style:style>
    <style:style style:name="表格31.A1" style:family="table-cell">
      <style:table-cell-properties style:vertical-align="top" fo:background-color="#d9d9d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表格31.C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表格31.2" style:family="table-row">
      <style:table-row-properties style:keep-together="true" fo:keep-together="auto"/>
    </style:style>
    <style:style style:name="表格31.A2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31.G2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3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31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31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31.G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31.D1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Header">
      <style:paragraph-properties fo:padding="0cm" fo:border="none">
        <style:tab-stops/>
      </style:paragraph-properties>
      <style:text-properties style:font-name="宋体" fo:font-size="10.5pt" fo:font-weight="bold" style:letter-kerning="true" style:font-size-asian="10.5pt" style:font-weight-asian="bold" style:font-name-complex="宋体" style:font-size-complex="10.5pt"/>
    </style:style>
    <style:style style:name="P2" style:family="paragraph" style:parent-style-name="Header">
      <style:paragraph-properties fo:text-align="start" style:justify-single-word="false" fo:padding="0cm" fo:border="none">
        <style:tab-stops/>
      </style:paragraph-properties>
      <style:text-properties style:font-name="宋体" fo:font-size="10.5pt" fo:font-weight="bold" style:letter-kerning="true" style:font-size-asian="10.5pt" style:font-weight-asian="bold" style:font-name-complex="宋体" style:font-size-complex="10.5pt"/>
    </style:style>
    <style:style style:name="P3" style:family="paragraph" style:parent-style-name="Header">
      <style:paragraph-properties fo:text-align="start" style:justify-single-word="false" fo:padding="0cm" fo:border="none" style:snap-to-layout-grid="false">
        <style:tab-stops/>
      </style:paragraph-properties>
      <style:text-properties style:font-name="宋体" fo:font-size="10.5pt" fo:font-weight="bold" style:letter-kerning="true" style:font-size-asian="10.5pt" style:font-weight-asian="bold" style:font-name-complex="宋体" style:font-size-complex="10.5pt"/>
    </style:style>
    <style:style style:name="P4" style:family="paragraph" style:parent-style-name="Header">
      <style:paragraph-properties fo:padding="0cm" fo:border="none">
        <style:tab-stops>
          <style:tab-stop style:position="0.741cm"/>
          <style:tab-stop style:position="7.325cm" style:type="center"/>
          <style:tab-stop style:position="14.651cm" style:type="right"/>
        </style:tab-stops>
      </style:paragraph-properties>
      <style:text-properties style:font-name="宋体" fo:font-size="10.5pt" fo:font-weight="bold" style:letter-kerning="true" style:font-size-asian="10.5pt" style:font-weight-asian="bold" style:font-name-complex="宋体" style:font-size-complex="10.5pt"/>
    </style:style>
    <style:style style:name="P5" style:family="paragraph" style:parent-style-name="Standard">
      <style:text-properties style:font-name="宋体" fo:font-size="10.5pt" fo:font-weight="bold" style:font-size-asian="10.5pt" style:font-weight-asian="bold" style:font-name-complex="宋体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7" style:family="paragraph" style:parent-style-name="Standard">
      <style:paragraph-properties style:snap-to-layout-gri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8" style:family="paragraph" style:parent-style-name="Standard">
      <style:paragraph-properties fo:line-height="150%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10" style:family="paragraph" style:parent-style-name="Standard">
      <style:paragraph-properties fo:line-height="150%" style:snap-to-layout-gri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11" style:family="paragraph" style:parent-style-name="Standard">
      <style:text-properties style:font-name="宋体" fo:font-size="10.5pt" style:font-size-asian="10.5pt" style:font-name-complex="宋体" style:font-size-complex="10.5pt"/>
    </style:style>
    <style:style style:name="P12" style:family="paragraph" style:parent-style-name="Standard">
      <style:paragraph-properties fo:line-height="150%"/>
      <style:text-properties style:font-name="宋体" fo:font-size="10.5pt" style:font-size-asian="10.5pt" style:font-name-complex="宋体" style:font-size-complex="10.5pt"/>
    </style:style>
    <style:style style:name="P13" style:family="paragraph" style:parent-style-name="Standard">
      <style:paragraph-properties fo:line-height="150%" style:snap-to-layout-grid="false"/>
      <style:text-properties style:font-name="宋体" fo:font-size="10.5pt" style:font-size-asian="10.5pt" style:font-name-complex="宋体" style:font-size-complex="10.5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宋体" fo:font-size="10.5pt" style:font-size-asian="10.5pt" style:font-name-complex="宋体" style:font-size-complex="10.5pt"/>
    </style:style>
    <style:style style:name="P15" style:family="paragraph" style:parent-style-name="Standard">
      <style:paragraph-properties fo:line-height="150%" fo:text-align="start" style:justify-single-word="false" style:snap-to-layout-grid="false"/>
      <style:text-properties style:font-name="宋体" fo:font-size="10.5pt" style:font-size-asian="10.5pt" style:font-name-complex="宋体" style:font-size-complex="10.5pt"/>
    </style:style>
    <style:style style:name="P16" style:family="paragraph" style:parent-style-name="Standard">
      <style:paragraph-properties style:snap-to-layout-grid="false"/>
      <style:text-properties style:font-name="宋体" fo:font-size="10.5pt" style:font-size-asian="10.5pt" style:font-name-complex="宋体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宋体" fo:font-size="10.5pt" style:font-size-asian="10.5pt" style:font-name-complex="宋体" style:font-size-complex="10.5pt"/>
    </style:style>
    <style:style style:name="P18" style:family="paragraph" style:parent-style-name="Standard">
      <style:paragraph-properties fo:line-height="150%"/>
      <style:text-properties style:font-name="宋体" fo:font-size="10.5pt" style:font-size-asian="10.5pt" style:font-name-complex="Arial" style:font-size-complex="10.5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宋体" fo:font-size="10.5pt" style:font-size-asian="10.5pt" style:font-name-complex="Arial" style:font-size-complex="10.5pt"/>
    </style:style>
    <style:style style:name="P20" style:family="paragraph" style:parent-style-name="Standard">
      <style:paragraph-properties fo:line-height="150%"/>
      <style:text-properties style:font-name="宋体" fo:font-size="9pt" style:font-size-asian="9pt" style:font-name-complex="宋体" style:font-size-complex="9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/>
      <style:text-properties style:use-window-font-color="true" style:font-name="宋体" fo:font-size="10.5pt" style:font-size-asian="10.5pt" style:font-name-complex="宋体" style:font-size-complex="10.5pt"/>
    </style:style>
    <style:style style:name="P24" style:family="paragraph" style:parent-style-name="Standard">
      <style:paragraph-properties fo:line-height="150%" style:snap-to-layout-grid="false"/>
      <style:text-properties style:use-window-font-color="true" style:font-name="宋体" fo:font-size="10.5pt" style:font-size-asian="10.5pt" style:font-name-complex="宋体" style:font-size-complex="10.5pt"/>
    </style:style>
    <style:style style:name="P25" style:family="paragraph" style:parent-style-name="Heading_20_3">
      <style:paragraph-properties fo:text-align="start" style:justify-single-word="false" fo:orphans="2" fo:widows="2"/>
    </style:style>
    <style:style style:name="P26" style:family="paragraph" style:parent-style-name="Heading_20_3">
      <style:paragraph-properties fo:margin-top="0.423cm" fo:margin-bottom="0.212cm" fo:keep-with-next="always"/>
    </style:style>
    <style:style style:name="P27" style:family="paragraph" style:parent-style-name="Heading_20_3">
      <style:paragraph-properties fo:margin-top="0.423cm" fo:margin-bottom="0.212cm" fo:text-align="start" style:justify-single-word="false" fo:orphans="2" fo:widows="2" fo:keep-with-next="always"/>
    </style:style>
    <style:style style:name="P28" style:family="paragraph" style:parent-style-name="Heading_20_2">
      <style:paragraph-properties fo:margin-top="0.423cm" fo:margin-bottom="0.212cm" fo:keep-with-next="always"/>
    </style:style>
    <style:style style:name="P29" style:family="paragraph" style:parent-style-name="Heading_20_2">
      <style:paragraph-properties fo:margin-top="0.423cm" fo:margin-bottom="0.212cm" fo:text-align="start" style:justify-single-word="false" fo:orphans="2" fo:widows="2" fo:keep-with-next="always"/>
    </style:style>
    <style:style style:name="P30" style:family="paragraph" style:parent-style-name="Heading_20_2">
      <style:paragraph-properties fo:margin-top="0.423cm" fo:margin-bottom="0.212cm"/>
    </style:style>
    <style:style style:name="P31" style:family="paragraph" style:parent-style-name="Heading_20_1" style:master-page-name="Standard">
      <style:paragraph-properties fo:margin-top="0.423cm" fo:margin-bottom="0.212cm" fo:text-align="center" style:justify-single-word="false" style:page-number="auto"/>
    </style:style>
    <style:style style:name="P32" style:family="paragraph" style:parent-style-name="Standard">
      <style:text-properties style:font-name="宋体" fo:font-size="10.5pt" style:font-size-asian="10.5pt" style:font-name-complex="宋体" style:font-size-complex="10.5pt"/>
    </style:style>
    <style:style style:name="P33" style:family="paragraph" style:parent-style-name="Standard">
      <style:paragraph-properties fo:line-height="150%"/>
      <style:text-properties style:font-name="宋体" fo:font-size="10.5pt" style:font-size-asian="10.5pt" style:font-name-complex="宋体" style:font-size-complex="10.5pt"/>
    </style:style>
    <style:style style:name="P34" style:family="paragraph" style:parent-style-name="Standard">
      <style:paragraph-properties fo:line-height="150%" style:snap-to-layout-grid="false"/>
      <style:text-properties style:font-name="宋体" fo:font-size="10.5pt" style:font-size-asian="10.5pt" style:font-name-complex="宋体" style:font-size-complex="10.5pt"/>
    </style:style>
    <style:style style:name="P35" style:family="paragraph" style:parent-style-name="Standard">
      <style:text-properties style:font-name="宋体" fo:font-size="10.5pt" fo:font-weight="bold" style:font-size-asian="10.5pt" style:font-weight-asian="bold" style:font-name-complex="宋体" style:font-size-complex="10.5pt"/>
    </style:style>
    <style:style style:name="P36" style:family="paragraph" style:parent-style-name="Standard">
      <style:paragraph-properties fo:text-align="center" style:justify-single-wor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37" style:family="paragraph" style:parent-style-name="Standard">
      <style:paragraph-properties style:snap-to-layout-grid="false"/>
      <style:text-properties style:font-name="宋体" fo:font-size="10.5pt" fo:font-weight="bold" style:font-size-asian="10.5pt" style:font-weight-asian="bold" style:font-name-complex="宋体" style:font-size-complex="10.5pt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Header">
      <style:paragraph-properties fo:padding="0cm" fo:border="none">
        <style:tab-stops/>
      </style:paragraph-properties>
      <style:text-properties style:font-name="宋体" fo:font-size="10.5pt" fo:font-weight="bold" style:letter-kerning="true" style:font-size-asian="10.5pt" style:font-weight-asian="bold" style:font-name-complex="宋体" style:font-size-complex="10.5pt"/>
    </style:style>
    <style:style style:name="T1" style:family="text">
      <style:text-properties fo:font-size="14pt" style:font-name-asian="Arial Unicode MS" style:font-size-asian="14pt" style:font-name-complex="Arial Unicode MS" style:font-size-complex="14pt"/>
    </style:style>
    <style:style style:name="T2" style:family="text">
      <style:text-properties style:font-name-asian="Arial Unicode MS" style:font-name-complex="Arial Unicode MS"/>
    </style:style>
    <style:style style:name="T3" style:family="text">
      <style:text-properties style:font-name="Arial" fo:font-size="14pt" style:font-size-asian="14pt" style:font-name-complex="Arial Unicode MS" style:font-size-complex="14pt"/>
    </style:style>
    <style:style style:name="T4" style:family="text">
      <style:text-properties style:font-name="Arial" style:font-name-complex="Arial Unicode MS"/>
    </style:style>
    <style:style style:name="T5" style:family="text">
      <style:text-properties style:font-name="Arial" style:font-name-asian="Arial Unicode MS" style:font-name-complex="Arial Unicode MS"/>
    </style:style>
    <style:style style:name="T6" style:family="text">
      <style:text-properties style:font-name="宋体" fo:font-size="10.5pt" style:font-size-asian="10.5pt" style:font-name-complex="宋体" style:font-size-complex="10.5pt"/>
    </style:style>
    <style:style style:name="T7" style:family="text">
      <style:text-properties style:font-name="宋体" fo:font-size="10.5pt" style:font-size-asian="10.5pt" style:font-name-complex="宋体" style:font-size-complex="10.5pt" style:font-weight-complex="bold"/>
    </style:style>
    <style:style style:name="T8" style:family="text">
      <style:text-properties style:font-name="宋体" fo:font-size="10.5pt" style:font-size-asian="10.5pt" style:font-name-complex="Arial" style:font-size-complex="10.5pt"/>
    </style:style>
    <style:style style:name="T9" style:family="text">
      <style:text-properties style:font-name="Arial Unicode MS" fo:font-size="14pt" style:font-name-asian="Arial Unicode MS" style:font-size-asian="14pt" style:font-name-complex="Arial Unicode MS" style:font-size-complex="14pt"/>
    </style:style>
    <style:style style:name="T10" style:family="text">
      <style:text-properties style:font-name="Arial Unicode MS" fo:font-size="14pt" style:font-size-asian="14pt" style:font-name-complex="Arial Unicode MS" style:font-size-complex="14pt"/>
    </style:style>
    <style:style style:name="T11" style:family="text">
      <style:text-properties style:font-name="黑体" fo:font-size="14pt" style:font-size-asian="14pt" style:font-name-complex="Arial Unicode MS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超级App应用平台数据库设计</text:h>
      <text:h text:style-name="Heading_20_2" text:outline-level="2">1.用户管理</text:h>
      <text:h text:style-name="P26" text:outline-level="3"><text:span text:style-name="T1">1.1.</text:span><text:span text:style-name="T3">公司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row table:style-name="表格1.1">
          <table:table-cell table:style-name="表格1.A1" office:value-type="string">
            <text:p text:style-name="P1">表名英文名</text:p>
          </table:table-cell>
          <table:table-cell table:style-name="表格1.B1" office:value-type="string">
            <text:p text:style-name="P11">HyqCompany</text:p>
          </table:table-cell>
          <table:table-cell table:style-name="表格1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6">字段名</text:p>
          </table:table-cell>
          <table:table-cell table:style-name="表格1.A2" office:value-type="string">
            <text:p text:style-name="P5">汉字描述</text:p>
          </table:table-cell>
          <table:table-cell table:style-name="表格1.A2" office:value-type="string">
            <text:p text:style-name="P6">类型(长度)</text:p>
          </table:table-cell>
          <table:table-cell table:style-name="表格1.A2" office:value-type="string">
            <text:p text:style-name="P6">空/非空</text:p>
          </table:table-cell>
          <table:table-cell table:style-name="表格1.A2" office:value-type="string">
            <text:p text:style-name="P6">默认值</text:p>
          </table:table-cell>
          <table:table-cell table:style-name="表格1.A2" office:value-type="string">
            <text:p text:style-name="P6">主键</text:p>
          </table:table-cell>
          <table:table-cell table:style-name="表格1.G2" office:value-type="string">
            <text:p text:style-name="P6">外键</text:p>
          </table:table-cell>
        </table:table-row>
        <table:table-row table:style-name="表格1.2">
          <table:table-cell table:style-name="表格1.A3" office:value-type="string">
            <text:p text:style-name="P12">Id</text:p>
          </table:table-cell>
          <table:table-cell table:style-name="表格1.A3" office:value-type="string">
            <text:p text:style-name="P12">ID</text:p>
          </table:table-cell>
          <table:table-cell table:style-name="表格1.A3" office:value-type="string">
            <text:p text:style-name="P12">Long</text:p>
          </table:table-cell>
          <table:table-cell table:style-name="表格1.A3" office:value-type="string">
            <text:p text:style-name="P12">N</text:p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>Y</text:p>
          </table:table-cell>
          <table:table-cell table:style-name="表格1.G3" office:value-type="string">
            <text:p text:style-name="P13"/>
          </table:table-cell>
        </table:table-row>
        <table:table-row table:style-name="表格1.2">
          <table:table-cell table:style-name="表格1.A3" office:value-type="string">
            <text:p text:style-name="P12">CompName</text:p>
          </table:table-cell>
          <table:table-cell table:style-name="表格1.A3" office:value-type="string">
            <text:p text:style-name="P12">公司名称</text:p>
          </table:table-cell>
          <table:table-cell table:style-name="表格1.A3" office:value-type="string">
            <text:p text:style-name="P12">String(100)</text:p>
          </table:table-cell>
          <table:table-cell table:style-name="表格1.A3" office:value-type="string">
            <text:p text:style-name="P12">N</text:p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G3" office:value-type="string">
            <text:p text:style-name="P13"/>
          </table:table-cell>
        </table:table-row>
        <table:table-row table:style-name="表格1.2">
          <table:table-cell table:style-name="表格1.A3" office:value-type="string">
            <text:p text:style-name="P12">ShortName</text:p>
          </table:table-cell>
          <table:table-cell table:style-name="表格1.A3" office:value-type="string">
            <text:p text:style-name="P12">公司简称</text:p>
          </table:table-cell>
          <table:table-cell table:style-name="表格1.A3" office:value-type="string">
            <text:p text:style-name="P12">String(20)</text:p>
          </table:table-cell>
          <table:table-cell table:style-name="表格1.A3" office:value-type="string">
            <text:p text:style-name="P12">N</text:p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G3" office:value-type="string">
            <text:p text:style-name="P13"/>
          </table:table-cell>
        </table:table-row>
        <table:table-row table:style-name="表格1.2">
          <table:table-cell table:style-name="表格1.A3" office:value-type="string">
            <text:p text:style-name="P12">CreateTime</text:p>
          </table:table-cell>
          <table:table-cell table:style-name="表格1.A3" office:value-type="string">
            <text:p text:style-name="P12">建立时间</text:p>
          </table:table-cell>
          <table:table-cell table:style-name="表格1.A3" office:value-type="string">
            <text:p text:style-name="P12">Calendar</text:p>
          </table:table-cell>
          <table:table-cell table:style-name="表格1.A3" office:value-type="string">
            <text:p text:style-name="P12">N</text:p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G3" office:value-type="string">
            <text:p text:style-name="P13"/>
          </table:table-cell>
        </table:table-row>
        <table:table-row table:style-name="表格1.1">
          <table:table-cell table:style-name="表格1.A2" office:value-type="string">
            <text:p text:style-name="P1">PK：</text:p>
          </table:table-cell>
          <table:table-cell table:style-name="表格1.A3" table:number-columns-spanned="2" office:value-type="string">
            <text:p text:style-name="P7"/>
          </table:table-cell>
          <table:covered-table-cell/>
          <table:table-cell table:style-name="表格1.D7" office:value-type="string">
            <text:p text:style-name="P6">FK：</text:p>
          </table:table-cell>
          <table:table-cell table:style-name="表格1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1">1.2.</text:span><text:span text:style-name="T3">部门</text:span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G"/>
        <table:table-row table:style-name="表格2.1">
          <table:table-cell table:style-name="表格2.A1" office:value-type="string">
            <text:p text:style-name="P1">表名英文名</text:p>
          </table:table-cell>
          <table:table-cell table:style-name="表格2.B1" office:value-type="string">
            <text:p text:style-name="P11">HyqDepartment</text:p>
          </table:table-cell>
          <table:table-cell table:style-name="表格2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6">字段名</text:p>
          </table:table-cell>
          <table:table-cell table:style-name="表格2.A2" office:value-type="string">
            <text:p text:style-name="P5">汉字描述</text:p>
          </table:table-cell>
          <table:table-cell table:style-name="表格2.A2" office:value-type="string">
            <text:p text:style-name="P6">类型(长度)</text:p>
          </table:table-cell>
          <table:table-cell table:style-name="表格2.A2" office:value-type="string">
            <text:p text:style-name="P6">空/非空</text:p>
          </table:table-cell>
          <table:table-cell table:style-name="表格2.A2" office:value-type="string">
            <text:p text:style-name="P6">默认值</text:p>
          </table:table-cell>
          <table:table-cell table:style-name="表格2.A2" office:value-type="string">
            <text:p text:style-name="P6">主键</text:p>
          </table:table-cell>
          <table:table-cell table:style-name="表格2.G2" office:value-type="string">
            <text:p text:style-name="P6">外键</text:p>
          </table:table-cell>
        </table:table-row>
        <table:table-row table:style-name="表格2.2">
          <table:table-cell table:style-name="表格2.A3" office:value-type="string">
            <text:p text:style-name="P12">Id</text:p>
          </table:table-cell>
          <table:table-cell table:style-name="表格2.A3" office:value-type="string">
            <text:p text:style-name="P12">ID</text:p>
          </table:table-cell>
          <table:table-cell table:style-name="表格2.A3" office:value-type="string">
            <text:p text:style-name="P12">Long</text:p>
          </table:table-cell>
          <table:table-cell table:style-name="表格2.A3" office:value-type="string">
            <text:p text:style-name="P12">N</text:p>
          </table:table-cell>
          <table:table-cell table:style-name="表格2.A3" office:value-type="string">
            <text:p text:style-name="P13"/>
          </table:table-cell>
          <table:table-cell table:style-name="表格2.A3" office:value-type="string">
            <text:p text:style-name="P12">Y</text:p>
          </table:table-cell>
          <table:table-cell table:style-name="表格2.G3" office:value-type="string">
            <text:p text:style-name="P13"/>
          </table:table-cell>
        </table:table-row>
        <table:table-row table:style-name="表格2.2">
          <table:table-cell table:style-name="表格2.A3" office:value-type="string">
            <text:p text:style-name="P12">CompId</text:p>
          </table:table-cell>
          <table:table-cell table:style-name="表格2.A3" office:value-type="string">
            <text:p text:style-name="P12">公司ID</text:p>
          </table:table-cell>
          <table:table-cell table:style-name="表格2.A3" office:value-type="string">
            <text:p text:style-name="P12">Long</text:p>
          </table:table-cell>
          <table:table-cell table:style-name="表格2.A3" office:value-type="string">
            <text:p text:style-name="P12">N</text:p>
          </table:table-cell>
          <table:table-cell table:style-name="表格2.A3" office:value-type="string">
            <text:p text:style-name="P13"/>
          </table:table-cell>
          <table:table-cell table:style-name="表格2.A3" office:value-type="string">
            <text:p text:style-name="P13"/>
          </table:table-cell>
          <table:table-cell table:style-name="表格2.G3" office:value-type="string">
            <text:p text:style-name="P12">Y</text:p>
          </table:table-cell>
        </table:table-row>
        <table:table-row table:style-name="表格2.2">
          <table:table-cell table:style-name="表格2.A3" office:value-type="string">
            <text:p text:style-name="P12">DeptName</text:p>
          </table:table-cell>
          <table:table-cell table:style-name="表格2.A3" office:value-type="string">
            <text:p text:style-name="P12">部门名称</text:p>
          </table:table-cell>
          <table:table-cell table:style-name="表格2.A3" office:value-type="string">
            <text:p text:style-name="P12">String(20)</text:p>
          </table:table-cell>
          <table:table-cell table:style-name="表格2.A3" office:value-type="string">
            <text:p text:style-name="P12">N</text:p>
          </table:table-cell>
          <table:table-cell table:style-name="表格2.A3" office:value-type="string">
            <text:p text:style-name="P13"/>
          </table:table-cell>
          <table:table-cell table:style-name="表格2.A3" office:value-type="string">
            <text:p text:style-name="P13"/>
          </table:table-cell>
          <table:table-cell table:style-name="表格2.G3" office:value-type="string">
            <text:p text:style-name="P13"/>
          </table:table-cell>
        </table:table-row>
        <table:table-row table:style-name="表格2.2">
          <table:table-cell table:style-name="表格2.A3" office:value-type="string">
            <text:p text:style-name="P12">CreateTime</text:p>
          </table:table-cell>
          <table:table-cell table:style-name="表格2.A3" office:value-type="string">
            <text:p text:style-name="P12">建立时间</text:p>
          </table:table-cell>
          <table:table-cell table:style-name="表格2.A3" office:value-type="string">
            <text:p text:style-name="P12">Calendar</text:p>
          </table:table-cell>
          <table:table-cell table:style-name="表格2.A3" office:value-type="string">
            <text:p text:style-name="P12">N</text:p>
          </table:table-cell>
          <table:table-cell table:style-name="表格2.A3" office:value-type="string">
            <text:p text:style-name="P13"/>
          </table:table-cell>
          <table:table-cell table:style-name="表格2.A3" office:value-type="string">
            <text:p text:style-name="P13"/>
          </table:table-cell>
          <table:table-cell table:style-name="表格2.G3" office:value-type="string">
            <text:p text:style-name="P13"/>
          </table:table-cell>
        </table:table-row>
        <table:table-row table:style-name="表格2.1">
          <table:table-cell table:style-name="表格2.A2" office:value-type="string">
            <text:p text:style-name="P1">PK：</text:p>
          </table:table-cell>
          <table:table-cell table:style-name="表格2.A3" table:number-columns-spanned="2" office:value-type="string">
            <text:p text:style-name="P7"/>
          </table:table-cell>
          <table:covered-table-cell/>
          <table:table-cell table:style-name="表格2.D7" office:value-type="string">
            <text:p text:style-name="P6">FK：</text:p>
          </table:table-cell>
          <table:table-cell table:style-name="表格2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pan text:style-name="T1">1.4.</text:span><text:span text:style-name="T3">用户</text:span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2"/>
        <table:table-column table:style-name="表格3.G"/>
        <table:table-row table:style-name="表格3.1">
          <table:table-cell table:style-name="表格3.A1" office:value-type="string">
            <text:p text:style-name="P1">表名英文名</text:p>
          </table:table-cell>
          <table:table-cell table:style-name="表格3.B1" office:value-type="string">
            <text:p text:style-name="P11">HyqUserInfo</text:p>
          </table:table-cell>
          <table:table-cell table:style-name="表格3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6">字段名</text:p>
          </table:table-cell>
          <table:table-cell table:style-name="表格3.A2" office:value-type="string">
            <text:p text:style-name="P5">汉字描述</text:p>
          </table:table-cell>
          <table:table-cell table:style-name="表格3.A2" office:value-type="string">
            <text:p text:style-name="P6">类型(长度)</text:p>
          </table:table-cell>
          <table:table-cell table:style-name="表格3.A2" office:value-type="string">
            <text:p text:style-name="P6">空/非空</text:p>
          </table:table-cell>
          <table:table-cell table:style-name="表格3.A2" office:value-type="string">
            <text:p text:style-name="P6">默认值</text:p>
          </table:table-cell>
          <table:table-cell table:style-name="表格3.A2" office:value-type="string">
            <text:p text:style-name="P6">主键</text:p>
          </table:table-cell>
          <table:table-cell table:style-name="表格3.G2" office:value-type="string">
            <text:p text:style-name="P6">外键</text:p>
          </table:table-cell>
        </table:table-row>
        <table:table-row table:style-name="表格3.2">
          <table:table-cell table:style-name="表格3.A3" office:value-type="string">
            <text:p text:style-name="P12">Id</text:p>
          </table:table-cell>
          <table:table-cell table:style-name="表格3.A3" office:value-type="string">
            <text:p text:style-name="P12">ID</text:p>
          </table:table-cell>
          <table:table-cell table:style-name="表格3.A3" office:value-type="string">
            <text:p text:style-name="P12">Long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2">Y</text:p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4" office:value-type="string">
            <text:p text:style-name="P23">UserType</text:p>
          </table:table-cell>
          <table:table-cell table:style-name="表格3.A4" office:value-type="string">
            <text:p text:style-name="P23">用户类型</text:p>
          </table:table-cell>
          <table:table-cell table:style-name="表格3.A4" office:value-type="string">
            <text:p text:style-name="P23">HyqUserTypeCode</text:p>
          </table:table-cell>
          <table:table-cell table:style-name="表格3.A4" office:value-type="string">
            <text:p text:style-name="P23">N</text:p>
          </table:table-cell>
          <table:table-cell table:style-name="表格3.A4" office:value-type="string">
            <text:p text:style-name="P24"/>
          </table:table-cell>
          <table:table-cell table:style-name="表格3.A4" office:value-type="string">
            <text:p text:style-name="P24"/>
          </table:table-cell>
          <table:table-cell table:style-name="表格3.G4" office:value-type="string">
            <text:p text:style-name="P24"/>
          </table:table-cell>
        </table:table-row>
        <table:table-row table:style-name="表格3.2">
          <table:table-cell table:style-name="表格3.A3" office:value-type="string">
            <text:p text:style-name="P12">SimCardNo</text:p>
          </table:table-cell>
          <table:table-cell table:style-name="表格3.A3" office:value-type="string">
            <text:p text:style-name="P12">SIM卡号</text:p>
          </table:table-cell>
          <table:table-cell table:style-name="表格3.A3" office:value-type="string">
            <text:p text:style-name="P12">String(2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LoginName</text:p>
          </table:table-cell>
          <table:table-cell table:style-name="表格3.A3" office:value-type="string">
            <text:p text:style-name="P12">登录名</text:p>
          </table:table-cell>
          <table:table-cell table:style-name="表格3.A3" office:value-type="string">
            <text:p text:style-name="P12">String(2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Password</text:p>
          </table:table-cell>
          <table:table-cell table:style-name="表格3.A3" office:value-type="string">
            <text:p text:style-name="P12">用户密码</text:p>
          </table:table-cell>
          <table:table-cell table:style-name="表格3.A3" office:value-type="string">
            <text:p text:style-name="P12">String(2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4" office:value-type="string">
            <text:p text:style-name="P12">Paypwd</text:p>
          </table:table-cell>
          <table:table-cell table:style-name="表格3.A4" office:value-type="string">
            <text:p text:style-name="P12">支付密码</text:p>
          </table:table-cell>
          <table:table-cell table:style-name="表格3.A4" office:value-type="string">
            <text:p text:style-name="P12">String(20)</text:p>
          </table:table-cell>
          <table:table-cell table:style-name="表格3.A4" office:value-type="string">
            <text:p text:style-name="P12"/>
          </table:table-cell>
          <table:table-cell table:style-name="表格3.A4" office:value-type="string">
            <text:p text:style-name="P13"/>
          </table:table-cell>
          <table:table-cell table:style-name="表格3.A4" office:value-type="string">
            <text:p text:style-name="P13"/>
          </table:table-cell>
          <table:table-cell table:style-name="表格3.G4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TrueName</text:p>
          </table:table-cell>
          <table:table-cell table:style-name="表格3.A3" office:value-type="string">
            <text:p text:style-name="P12">姓名</text:p>
          </table:table-cell>
          <table:table-cell table:style-name="表格3.A3" office:value-type="string">
            <text:p text:style-name="P12">String(2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4" office:value-type="string">
            <text:p text:style-name="P12">NickName</text:p>
          </table:table-cell>
          <table:table-cell table:style-name="表格3.A4" office:value-type="string">
            <text:p text:style-name="P12">昵称</text:p>
          </table:table-cell>
          <table:table-cell table:style-name="表格3.A4" office:value-type="string">
            <text:p text:style-name="P12">String(20)</text:p>
          </table:table-cell>
          <table:table-cell table:style-name="表格3.A4" office:value-type="string">
            <text:p text:style-name="P12">N</text:p>
          </table:table-cell>
          <table:table-cell table:style-name="表格3.A4" office:value-type="string">
            <text:p text:style-name="P13"/>
          </table:table-cell>
          <table:table-cell table:style-name="表格3.A4" office:value-type="string">
            <text:p text:style-name="P13"/>
          </table:table-cell>
          <table:table-cell table:style-name="表格3.G4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IdCardNo</text:p>
          </table:table-cell>
          <table:table-cell table:style-name="表格3.A3" office:value-type="string">
            <text:p text:style-name="P12">身份证号</text:p>
          </table:table-cell>
          <table:table-cell table:style-name="表格3.A3" office:value-type="string">
            <text:p text:style-name="P12">String(4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Email</text:p>
          </table:table-cell>
          <table:table-cell table:style-name="表格3.A3" office:value-type="string">
            <text:p text:style-name="P12">电子邮箱</text:p>
          </table:table-cell>
          <table:table-cell table:style-name="表格3.A3" office:value-type="string">
            <text:p text:style-name="P12">String(100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Mobile</text:p>
          </table:table-cell>
          <table:table-cell table:style-name="表格3.A3" office:value-type="string">
            <text:p text:style-name="P12">手机</text:p>
          </table:table-cell>
          <table:table-cell table:style-name="表格3.A3" office:value-type="string">
            <text:p text:style-name="P12">String(11)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PostCode</text:p>
          </table:table-cell>
          <table:table-cell table:style-name="表格3.A3" office:value-type="string">
            <text:p text:style-name="P12">邮编</text:p>
          </table:table-cell>
          <table:table-cell table:style-name="表格3.A3" office:value-type="string">
            <text:p text:style-name="P12">String(6)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AreaCode</text:p>
          </table:table-cell>
          <table:table-cell table:style-name="表格3.A3" office:value-type="string">
            <text:p text:style-name="P12">地区编码</text:p>
          </table:table-cell>
          <table:table-cell table:style-name="表格3.A3" office:value-type="string">
            <text:p text:style-name="P12">String(6)</text:p>
          </table:table-cell>
          <table:table-cell table:style-name="表格3.A3" office:value-type="string">
            <text:p text:style-name="P12"/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Address</text:p>
          </table:table-cell>
          <table:table-cell table:style-name="表格3.A3" office:value-type="string">
            <text:p text:style-name="P12">地址</text:p>
          </table:table-cell>
          <table:table-cell table:style-name="表格3.A3" office:value-type="string">
            <text:p text:style-name="P12">String(200)</text:p>
          </table:table-cell>
          <table:table-cell table:style-name="表格3.A3" office:value-type="string">
            <text:p text:style-name="P12"/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UserLogo</text:p>
          </table:table-cell>
          <table:table-cell table:style-name="表格3.A3" office:value-type="string">
            <text:p text:style-name="P12">图标图片</text:p>
          </table:table-cell>
          <table:table-cell table:style-name="表格3.A3" office:value-type="string">
            <text:p text:style-name="P12">String(200)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CreateTime</text:p>
          </table:table-cell>
          <table:table-cell table:style-name="表格3.A3" office:value-type="string">
            <text:p text:style-name="P12">注册时间</text:p>
          </table:table-cell>
          <table:table-cell table:style-name="表格3.A3" office:value-type="string">
            <text:p text:style-name="P12">Calendar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2">
          <table:table-cell table:style-name="表格3.A3" office:value-type="string">
            <text:p text:style-name="P12">Status</text:p>
          </table:table-cell>
          <table:table-cell table:style-name="表格3.A3" office:value-type="string">
            <text:p text:style-name="P12">状态</text:p>
          </table:table-cell>
          <table:table-cell table:style-name="表格3.A3" office:value-type="string">
            <text:p text:style-name="P12">UserStatusCode</text:p>
          </table:table-cell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3"/>
          </table:table-cell>
          <table:table-cell table:style-name="表格3.A3" office:value-type="string">
            <text:p text:style-name="P13"/>
          </table:table-cell>
          <table:table-cell table:style-name="表格3.G3" office:value-type="string">
            <text:p text:style-name="P13"/>
          </table:table-cell>
        </table:table-row>
        <table:table-row table:style-name="表格3.1">
          <table:table-cell table:style-name="表格3.A2" office:value-type="string">
            <text:p text:style-name="P1">PK：</text:p>
          </table:table-cell>
          <table:table-cell table:style-name="表格3.A3" table:number-columns-spanned="2" office:value-type="string">
            <text:p text:style-name="P7"/>
          </table:table-cell>
          <table:covered-table-cell/>
          <table:table-cell table:style-name="表格3.D20" office:value-type="string">
            <text:p text:style-name="P6">FK：</text:p>
          </table:table-cell>
          <table:table-cell table:style-name="表格3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oft-page-break/><text:span text:style-name="T1">1.4.</text:span><text:span text:style-name="T3">用户部门</text:span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2"/>
        <table:table-column table:style-name="表格4.G"/>
        <table:table-row table:style-name="表格4.1">
          <table:table-cell table:style-name="表格4.A1" office:value-type="string">
            <text:p text:style-name="P9">表名英文名</text:p>
          </table:table-cell>
          <table:table-cell table:style-name="表格4.B1" office:value-type="string">
            <text:p text:style-name="P8">HyqUserDept</text:p>
          </table:table-cell>
          <table:table-cell table:style-name="表格4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6">字段名</text:p>
          </table:table-cell>
          <table:table-cell table:style-name="表格4.A2" office:value-type="string">
            <text:p text:style-name="P5">汉字描述</text:p>
          </table:table-cell>
          <table:table-cell table:style-name="表格4.A2" office:value-type="string">
            <text:p text:style-name="P6">类型(长度)</text:p>
          </table:table-cell>
          <table:table-cell table:style-name="表格4.A2" office:value-type="string">
            <text:p text:style-name="P6">空/非空</text:p>
          </table:table-cell>
          <table:table-cell table:style-name="表格4.A2" office:value-type="string">
            <text:p text:style-name="P6">默认值</text:p>
          </table:table-cell>
          <table:table-cell table:style-name="表格4.A2" office:value-type="string">
            <text:p text:style-name="P6">主键</text:p>
          </table:table-cell>
          <table:table-cell table:style-name="表格4.G2" office:value-type="string">
            <text:p text:style-name="P6">外键</text:p>
          </table:table-cell>
        </table:table-row>
        <table:table-row table:style-name="表格4.2">
          <table:table-cell table:style-name="表格4.A3" office:value-type="string">
            <text:p text:style-name="P12">Id</text:p>
          </table:table-cell>
          <table:table-cell table:style-name="表格4.A3" office:value-type="string">
            <text:p text:style-name="P12">ID</text:p>
          </table:table-cell>
          <table:table-cell table:style-name="表格4.A3" office:value-type="string">
            <text:p text:style-name="P12">Long</text:p>
          </table:table-cell>
          <table:table-cell table:style-name="表格4.A3" office:value-type="string">
            <text:p text:style-name="P12">N</text:p>
          </table:table-cell>
          <table:table-cell table:style-name="表格4.A3" office:value-type="string">
            <text:p text:style-name="P13"/>
          </table:table-cell>
          <table:table-cell table:style-name="表格4.A3" office:value-type="string">
            <text:p text:style-name="P12">Y</text:p>
          </table:table-cell>
          <table:table-cell table:style-name="表格4.G3" office:value-type="string">
            <text:p text:style-name="P13"/>
          </table:table-cell>
        </table:table-row>
        <table:table-row table:style-name="表格4.2">
          <table:table-cell table:style-name="表格4.A3" office:value-type="string">
            <text:p text:style-name="P12">UserId</text:p>
          </table:table-cell>
          <table:table-cell table:style-name="表格4.A3" office:value-type="string">
            <text:p text:style-name="P22"><text:span text:style-name="T8">用户</text:span><text:span text:style-name="T6">ID</text:span></text:p>
          </table:table-cell>
          <table:table-cell table:style-name="表格4.A3" office:value-type="string">
            <text:p text:style-name="P12">Long</text:p>
          </table:table-cell>
          <table:table-cell table:style-name="表格4.A3" office:value-type="string">
            <text:p text:style-name="P12">N</text:p>
          </table:table-cell>
          <table:table-cell table:style-name="表格4.A3" office:value-type="string">
            <text:p text:style-name="P13"/>
          </table:table-cell>
          <table:table-cell table:style-name="表格4.A3" office:value-type="string">
            <text:p text:style-name="P13"/>
          </table:table-cell>
          <table:table-cell table:style-name="表格4.G3" office:value-type="string">
            <text:p text:style-name="P13"/>
          </table:table-cell>
        </table:table-row>
        <table:table-row table:style-name="表格4.2">
          <table:table-cell table:style-name="表格4.A3" office:value-type="string">
            <text:p text:style-name="P12">CompId</text:p>
          </table:table-cell>
          <table:table-cell table:style-name="表格4.A3" office:value-type="string">
            <text:p text:style-name="P12">公司ID</text:p>
          </table:table-cell>
          <table:table-cell table:style-name="表格4.A3" office:value-type="string">
            <text:p text:style-name="P12">Long</text:p>
          </table:table-cell>
          <table:table-cell table:style-name="表格4.A3" office:value-type="string">
            <text:p text:style-name="P12">N</text:p>
          </table:table-cell>
          <table:table-cell table:style-name="表格4.A3" office:value-type="string">
            <text:p text:style-name="P13"/>
          </table:table-cell>
          <table:table-cell table:style-name="表格4.A3" office:value-type="string">
            <text:p text:style-name="P13"/>
          </table:table-cell>
          <table:table-cell table:style-name="表格4.G3" office:value-type="string">
            <text:p text:style-name="P13"/>
          </table:table-cell>
        </table:table-row>
        <table:table-row table:style-name="表格4.2">
          <table:table-cell table:style-name="表格4.A3" office:value-type="string">
            <text:p text:style-name="P12">DeptId</text:p>
          </table:table-cell>
          <table:table-cell table:style-name="表格4.A3" office:value-type="string">
            <text:p text:style-name="P12">部门ID</text:p>
          </table:table-cell>
          <table:table-cell table:style-name="表格4.A3" office:value-type="string">
            <text:p text:style-name="P12">Long</text:p>
          </table:table-cell>
          <table:table-cell table:style-name="表格4.A3" office:value-type="string">
            <text:p text:style-name="P12">N</text:p>
          </table:table-cell>
          <table:table-cell table:style-name="表格4.A3" office:value-type="string">
            <text:p text:style-name="P13"/>
          </table:table-cell>
          <table:table-cell table:style-name="表格4.A3" office:value-type="string">
            <text:p text:style-name="P13"/>
          </table:table-cell>
          <table:table-cell table:style-name="表格4.G3" office:value-type="string">
            <text:p text:style-name="P13"/>
          </table:table-cell>
        </table:table-row>
        <table:table-row table:style-name="表格4.2">
          <table:table-cell table:style-name="表格4.A3" office:value-type="string">
            <text:p text:style-name="P12">CreateTime</text:p>
          </table:table-cell>
          <table:table-cell table:style-name="表格4.A3" office:value-type="string">
            <text:p text:style-name="P12">建立时间</text:p>
          </table:table-cell>
          <table:table-cell table:style-name="表格4.A3" office:value-type="string">
            <text:p text:style-name="P12">Calendar</text:p>
          </table:table-cell>
          <table:table-cell table:style-name="表格4.A3" office:value-type="string">
            <text:p text:style-name="P12">N</text:p>
          </table:table-cell>
          <table:table-cell table:style-name="表格4.A3" office:value-type="string">
            <text:p text:style-name="P13"/>
          </table:table-cell>
          <table:table-cell table:style-name="表格4.A3" office:value-type="string">
            <text:p text:style-name="P13"/>
          </table:table-cell>
          <table:table-cell table:style-name="表格4.G3" office:value-type="string">
            <text:p text:style-name="P13"/>
          </table:table-cell>
        </table:table-row>
        <table:table-row table:style-name="表格4.1">
          <table:table-cell table:style-name="表格4.A2" office:value-type="string">
            <text:p text:style-name="P1">PK：</text:p>
          </table:table-cell>
          <table:table-cell table:style-name="表格4.A3" table:number-columns-spanned="2" office:value-type="string">
            <text:p text:style-name="P7"/>
          </table:table-cell>
          <table:covered-table-cell/>
          <table:table-cell table:style-name="表格4.D8" office:value-type="string">
            <text:p text:style-name="P6">FK：</text:p>
          </table:table-cell>
          <table:table-cell table:style-name="表格4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9" text:outline-level="2"><text:span text:style-name="T1">2.</text:span><text:span text:style-name="T3">即时通讯</text:span></text:h>
      <text:h text:style-name="P27" text:outline-level="3"><text:span text:style-name="T1">2.1.</text:span><text:span text:style-name="T3">群组</text:span></text:h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 table:number-columns-repeated="2"/>
        <table:table-column table:style-name="表格5.G"/>
        <table:table-row table:style-name="表格5.1">
          <table:table-cell table:style-name="表格5.A1" office:value-type="string">
            <text:p text:style-name="P9">表名英文名</text:p>
          </table:table-cell>
          <table:table-cell table:style-name="表格5.B1" office:value-type="string">
            <text:p text:style-name="P8">YydChatGroup</text:p>
          </table:table-cell>
          <table:table-cell table:style-name="表格5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6">字段名</text:p>
          </table:table-cell>
          <table:table-cell table:style-name="表格5.A2" office:value-type="string">
            <text:p text:style-name="P5">汉字描述</text:p>
          </table:table-cell>
          <table:table-cell table:style-name="表格5.A2" office:value-type="string">
            <text:p text:style-name="P6">类型(长度)</text:p>
          </table:table-cell>
          <table:table-cell table:style-name="表格5.A2" office:value-type="string">
            <text:p text:style-name="P6">空/非空</text:p>
          </table:table-cell>
          <table:table-cell table:style-name="表格5.A2" office:value-type="string">
            <text:p text:style-name="P6">默认值</text:p>
          </table:table-cell>
          <table:table-cell table:style-name="表格5.A2" office:value-type="string">
            <text:p text:style-name="P6">主键</text:p>
          </table:table-cell>
          <table:table-cell table:style-name="表格5.G2" office:value-type="string">
            <text:p text:style-name="P6">外键</text:p>
          </table:table-cell>
        </table:table-row>
        <table:table-row table:style-name="表格5.2">
          <table:table-cell table:style-name="表格5.A3" office:value-type="string">
            <text:p text:style-name="P12">Id</text:p>
          </table:table-cell>
          <table:table-cell table:style-name="表格5.A3" office:value-type="string">
            <text:p text:style-name="P12">群ID</text:p>
          </table:table-cell>
          <table:table-cell table:style-name="表格5.A3" office:value-type="string">
            <text:p text:style-name="P12">Long</text:p>
          </table:table-cell>
          <table:table-cell table:style-name="表格5.A3" office:value-type="string">
            <text:p text:style-name="P12">N</text:p>
          </table:table-cell>
          <table:table-cell table:style-name="表格5.A3" office:value-type="string">
            <text:p text:style-name="P13"/>
          </table:table-cell>
          <table:table-cell table:style-name="表格5.A3" office:value-type="string">
            <text:p text:style-name="P12">Y</text:p>
          </table:table-cell>
          <table:table-cell table:style-name="表格5.G3" office:value-type="string">
            <text:p text:style-name="P13"/>
          </table:table-cell>
        </table:table-row>
        <table:table-row table:style-name="表格5.2">
          <table:table-cell table:style-name="表格5.A3" office:value-type="string">
            <text:p text:style-name="P12">GroupName</text:p>
          </table:table-cell>
          <table:table-cell table:style-name="表格5.A3" office:value-type="string">
            <text:p text:style-name="P12">群名称</text:p>
          </table:table-cell>
          <table:table-cell table:style-name="表格5.A3" office:value-type="string">
            <text:p text:style-name="P12">String(50)</text:p>
          </table:table-cell>
          <table:table-cell table:style-name="表格5.A3" office:value-type="string">
            <text:p text:style-name="P12">N</text:p>
          </table:table-cell>
          <table:table-cell table:style-name="表格5.A3" office:value-type="string">
            <text:p text:style-name="P13"/>
          </table:table-cell>
          <table:table-cell table:style-name="表格5.A3" office:value-type="string">
            <text:p text:style-name="P13"/>
          </table:table-cell>
          <table:table-cell table:style-name="表格5.G3" office:value-type="string">
            <text:p text:style-name="P13"/>
          </table:table-cell>
        </table:table-row>
        <table:table-row table:style-name="表格5.2">
          <table:table-cell table:style-name="表格5.A3" office:value-type="string">
            <text:p text:style-name="P12">CreateTime</text:p>
          </table:table-cell>
          <table:table-cell table:style-name="表格5.A3" office:value-type="string">
            <text:p text:style-name="P12">建立时间</text:p>
          </table:table-cell>
          <table:table-cell table:style-name="表格5.A3" office:value-type="string">
            <text:p text:style-name="P12">Calendar</text:p>
          </table:table-cell>
          <table:table-cell table:style-name="表格5.A3" office:value-type="string">
            <text:p text:style-name="P12">N</text:p>
          </table:table-cell>
          <table:table-cell table:style-name="表格5.A3" office:value-type="string">
            <text:p text:style-name="P13"/>
          </table:table-cell>
          <table:table-cell table:style-name="表格5.A3" office:value-type="string">
            <text:p text:style-name="P13"/>
          </table:table-cell>
          <table:table-cell table:style-name="表格5.G3" office:value-type="string">
            <text:p text:style-name="P13"/>
          </table:table-cell>
        </table:table-row>
        <table:table-row table:style-name="表格5.2">
          <table:table-cell table:style-name="表格5.A3" office:value-type="string">
            <text:p text:style-name="P20">GroupMasterId</text:p>
          </table:table-cell>
          <table:table-cell table:style-name="表格5.A3" office:value-type="string">
            <text:p text:style-name="P12">群主ID</text:p>
          </table:table-cell>
          <table:table-cell table:style-name="表格5.A3" office:value-type="string">
            <text:p text:style-name="P12">Long</text:p>
          </table:table-cell>
          <table:table-cell table:style-name="表格5.A3" office:value-type="string">
            <text:p text:style-name="P12">N</text:p>
          </table:table-cell>
          <table:table-cell table:style-name="表格5.A3" office:value-type="string">
            <text:p text:style-name="P13"/>
          </table:table-cell>
          <table:table-cell table:style-name="表格5.A3" office:value-type="string">
            <text:p text:style-name="P13"/>
          </table:table-cell>
          <table:table-cell table:style-name="表格5.G3" office:value-type="string">
            <text:p text:style-name="P13"/>
          </table:table-cell>
        </table:table-row>
        <table:table-row table:style-name="表格5.2">
          <table:table-cell table:style-name="表格5.A3" office:value-type="string">
            <text:p text:style-name="P20">GroupMemberIds</text:p>
          </table:table-cell>
          <table:table-cell table:style-name="表格5.A3" office:value-type="string">
            <text:p text:style-name="P12">群成员IDs</text:p>
          </table:table-cell>
          <table:table-cell table:style-name="表格5.A3" office:value-type="string">
            <text:p text:style-name="P12">String(4096)</text:p>
          </table:table-cell>
          <table:table-cell table:style-name="表格5.A3" office:value-type="string">
            <text:p text:style-name="P12">N</text:p>
          </table:table-cell>
          <table:table-cell table:style-name="表格5.A3" office:value-type="string">
            <text:p text:style-name="P13"/>
          </table:table-cell>
          <table:table-cell table:style-name="表格5.A3" office:value-type="string">
            <text:p text:style-name="P13"/>
          </table:table-cell>
          <table:table-cell table:style-name="表格5.G3" office:value-type="string">
            <text:p text:style-name="P13"/>
          </table:table-cell>
        </table:table-row>
        <table:table-row table:style-name="表格5.1">
          <table:table-cell table:style-name="表格5.A2" office:value-type="string">
            <text:p text:style-name="P1">PK：</text:p>
          </table:table-cell>
          <table:table-cell table:style-name="表格5.A3" table:number-columns-spanned="2" office:value-type="string">
            <text:p text:style-name="P7"/>
          </table:table-cell>
          <table:covered-table-cell/>
          <table:table-cell table:style-name="表格5.D8" office:value-type="string">
            <text:p text:style-name="P6">FK：</text:p>
          </table:table-cell>
          <table:table-cell table:style-name="表格5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pan text:style-name="T1">2.2.</text:span><text:span text:style-name="T3">聊天室</text:span></text:h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 table:style-name="表格6.1">
          <table:table-cell table:style-name="表格6.A1" office:value-type="string">
            <text:p text:style-name="P9">表名英文名</text:p>
          </table:table-cell>
          <table:table-cell table:style-name="表格6.B1" office:value-type="string">
            <text:p text:style-name="P8">YydChatRoom</text:p>
          </table:table-cell>
          <table:table-cell table:style-name="表格6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6">字段名</text:p>
          </table:table-cell>
          <table:table-cell table:style-name="表格6.A2" office:value-type="string">
            <text:p text:style-name="P5">汉字描述</text:p>
          </table:table-cell>
          <table:table-cell table:style-name="表格6.A2" office:value-type="string">
            <text:p text:style-name="P6">类型(长度)</text:p>
          </table:table-cell>
          <table:table-cell table:style-name="表格6.A2" office:value-type="string">
            <text:p text:style-name="P6">空/非空</text:p>
          </table:table-cell>
          <table:table-cell table:style-name="表格6.A2" office:value-type="string">
            <text:p text:style-name="P6">默认值</text:p>
          </table:table-cell>
          <table:table-cell table:style-name="表格6.A2" office:value-type="string">
            <text:p text:style-name="P6">主键</text:p>
          </table:table-cell>
          <table:table-cell table:style-name="表格6.G2" office:value-type="string">
            <text:p text:style-name="P6">外键</text:p>
          </table:table-cell>
        </table:table-row>
        <table:table-row table:style-name="表格6.2">
          <table:table-cell table:style-name="表格6.A3" office:value-type="string">
            <text:p text:style-name="P12">Id</text:p>
          </table:table-cell>
          <table:table-cell table:style-name="表格6.A3" office:value-type="string">
            <text:p text:style-name="P12">消息ID</text:p>
          </table:table-cell>
          <table:table-cell table:style-name="表格6.A3" office:value-type="string">
            <text:p text:style-name="P12">Long</text:p>
          </table:table-cell>
          <table:table-cell table:style-name="表格6.A3" office:value-type="string">
            <text:p text:style-name="P12">N</text:p>
          </table:table-cell>
          <table:table-cell table:style-name="表格6.A3" office:value-type="string">
            <text:p text:style-name="P13"/>
          </table:table-cell>
          <table:table-cell table:style-name="表格6.A3" office:value-type="string">
            <text:p text:style-name="P12">Y</text:p>
          </table:table-cell>
          <table:table-cell table:style-name="表格6.G3" office:value-type="string">
            <text:p text:style-name="P13"/>
          </table:table-cell>
        </table:table-row>
        <table:table-row table:style-name="表格6.2">
          <table:table-cell table:style-name="表格6.A3" office:value-type="string">
            <text:p text:style-name="P12">RoomName</text:p>
          </table:table-cell>
          <table:table-cell table:style-name="表格6.A3" office:value-type="string">
            <text:p text:style-name="P12">聊天室</text:p>
          </table:table-cell>
          <table:table-cell table:style-name="表格6.A3" office:value-type="string">
            <text:p text:style-name="P12">String(50)</text:p>
          </table:table-cell>
          <table:table-cell table:style-name="表格6.A3" office:value-type="string">
            <text:p text:style-name="P12">N</text:p>
          </table:table-cell>
          <table:table-cell table:style-name="表格6.A3" office:value-type="string">
            <text:p text:style-name="P13"/>
          </table:table-cell>
          <table:table-cell table:style-name="表格6.A3" office:value-type="string">
            <text:p text:style-name="P13"/>
          </table:table-cell>
          <table:table-cell table:style-name="表格6.G3" office:value-type="string">
            <text:p text:style-name="P13"/>
          </table:table-cell>
        </table:table-row>
        <table:table-row table:style-name="表格6.2">
          <table:table-cell table:style-name="表格6.A3" office:value-type="string">
            <text:p text:style-name="P12">CreateTime</text:p>
          </table:table-cell>
          <table:table-cell table:style-name="表格6.A3" office:value-type="string">
            <text:p text:style-name="P12">建立时间</text:p>
          </table:table-cell>
          <table:table-cell table:style-name="表格6.A3" office:value-type="string">
            <text:p text:style-name="P12">Calendar</text:p>
          </table:table-cell>
          <table:table-cell table:style-name="表格6.A3" office:value-type="string">
            <text:p text:style-name="P12">N</text:p>
          </table:table-cell>
          <table:table-cell table:style-name="表格6.A3" office:value-type="string">
            <text:p text:style-name="P13"/>
          </table:table-cell>
          <table:table-cell table:style-name="表格6.A3" office:value-type="string">
            <text:p text:style-name="P13"/>
          </table:table-cell>
          <table:table-cell table:style-name="表格6.G3" office:value-type="string">
            <text:p text:style-name="P13"/>
          </table:table-cell>
        </table:table-row>
        <table:table-row table:style-name="表格6.2">
          <table:table-cell table:style-name="表格6.A3" office:value-type="string">
            <text:p text:style-name="P12">FstDel</text:p>
          </table:table-cell>
          <table:table-cell table:style-name="表格6.A3" office:value-type="string">
            <text:p text:style-name="P12">小号删除</text:p>
          </table:table-cell>
          <table:table-cell table:style-name="表格6.A3" office:value-type="string">
            <text:p text:style-name="P12">Boolean</text:p>
          </table:table-cell>
          <table:table-cell table:style-name="表格6.A3" office:value-type="string">
            <text:p text:style-name="P12">N</text:p>
          </table:table-cell>
          <table:table-cell table:style-name="表格6.A3" office:value-type="string">
            <text:p text:style-name="P13"/>
          </table:table-cell>
          <table:table-cell table:style-name="表格6.A3" office:value-type="string">
            <text:p text:style-name="P13"/>
          </table:table-cell>
          <table:table-cell table:style-name="表格6.G3" office:value-type="string">
            <text:p text:style-name="P13"/>
          </table:table-cell>
        </table:table-row>
        <table:table-row table:style-name="表格6.2">
          <table:table-cell table:style-name="表格6.A3" office:value-type="string">
            <text:p text:style-name="P12">SndDel</text:p>
          </table:table-cell>
          <table:table-cell table:style-name="表格6.A3" office:value-type="string">
            <text:p text:style-name="P12">大号删除</text:p>
          </table:table-cell>
          <table:table-cell table:style-name="表格6.A3" office:value-type="string">
            <text:p text:style-name="P12">Boolean</text:p>
          </table:table-cell>
          <table:table-cell table:style-name="表格6.A3" office:value-type="string">
            <text:p text:style-name="P12">N</text:p>
          </table:table-cell>
          <table:table-cell table:style-name="表格6.A3" office:value-type="string">
            <text:p text:style-name="P13"/>
          </table:table-cell>
          <table:table-cell table:style-name="表格6.A3" office:value-type="string">
            <text:p text:style-name="P13"/>
          </table:table-cell>
          <table:table-cell table:style-name="表格6.G3" office:value-type="string">
            <text:p text:style-name="P13"/>
          </table:table-cell>
        </table:table-row>
        <table:table-row table:style-name="表格6.1">
          <table:table-cell table:style-name="表格6.A2" office:value-type="string">
            <text:p text:style-name="P1">PK：</text:p>
          </table:table-cell>
          <table:table-cell table:style-name="表格6.A3" table:number-columns-spanned="2" office:value-type="string">
            <text:p text:style-name="P7"/>
          </table:table-cell>
          <table:covered-table-cell/>
          <table:table-cell table:style-name="表格6.D8" office:value-type="string">
            <text:p text:style-name="P6">FK：</text:p>
          </table:table-cell>
          <table:table-cell table:style-name="表格6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pan text:style-name="T1">2.3.</text:span><text:span text:style-name="T3">聊天记录</text:span></text:h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 table:number-columns-repeated="2"/>
        <table:table-column table:style-name="表格7.G"/>
        <table:table-row table:style-name="表格7.1">
          <table:table-cell table:style-name="表格7.A1" office:value-type="string">
            <text:p text:style-name="P9">表名英文名</text:p>
          </table:table-cell>
          <table:table-cell table:style-name="表格7.B1" office:value-type="string">
            <text:p text:style-name="P8">YydChatMessage</text:p>
          </table:table-cell>
          <table:table-cell table:style-name="表格7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7.2">
          <table:table-cell table:style-name="表格7.A2" office:value-type="string">
            <text:p text:style-name="P6">字段名</text:p>
          </table:table-cell>
          <table:table-cell table:style-name="表格7.A2" office:value-type="string">
            <text:p text:style-name="P5">汉字描述</text:p>
          </table:table-cell>
          <table:table-cell table:style-name="表格7.A2" office:value-type="string">
            <text:p text:style-name="P6">类型(长度)</text:p>
          </table:table-cell>
          <table:table-cell table:style-name="表格7.A2" office:value-type="string">
            <text:p text:style-name="P6">空/非空</text:p>
          </table:table-cell>
          <table:table-cell table:style-name="表格7.A2" office:value-type="string">
            <text:p text:style-name="P6">默认值</text:p>
          </table:table-cell>
          <table:table-cell table:style-name="表格7.A2" office:value-type="string">
            <text:p text:style-name="P6">主键</text:p>
          </table:table-cell>
          <table:table-cell table:style-name="表格7.G2" office:value-type="string">
            <text:p text:style-name="P6">外键</text:p>
          </table:table-cell>
        </table:table-row>
        <table:table-row table:style-name="表格7.2">
          <table:table-cell table:style-name="表格7.A3" office:value-type="string">
            <text:p text:style-name="P12">Id</text:p>
          </table:table-cell>
          <table:table-cell table:style-name="表格7.A3" office:value-type="string">
            <text:p text:style-name="P12">消息ID</text:p>
          </table:table-cell>
          <table:table-cell table:style-name="表格7.A3" office:value-type="string">
            <text:p text:style-name="P12">Long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2">Y</text:p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RoomName</text:p>
          </table:table-cell>
          <table:table-cell table:style-name="表格7.A3" office:value-type="string">
            <text:p text:style-name="P12">聊天室</text:p>
          </table:table-cell>
          <table:table-cell table:style-name="表格7.A3" office:value-type="string">
            <text:p text:style-name="P12">String(50)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ReceiverId</text:p>
          </table:table-cell>
          <table:table-cell table:style-name="表格7.A3" office:value-type="string">
            <text:p text:style-name="P12">接收者ID</text:p>
          </table:table-cell>
          <table:table-cell table:style-name="表格7.A3" office:value-type="string">
            <text:p text:style-name="P11">Long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SenderId</text:p>
          </table:table-cell>
          <table:table-cell table:style-name="表格7.A3" office:value-type="string">
            <text:p text:style-name="P12">发送者ID</text:p>
          </table:table-cell>
          <table:table-cell table:style-name="表格7.A3" office:value-type="string">
            <text:p text:style-name="P11">Long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Content</text:p>
          </table:table-cell>
          <table:table-cell table:style-name="表格7.A3" office:value-type="string">
            <text:p text:style-name="P12">消息内容</text:p>
          </table:table-cell>
          <table:table-cell table:style-name="表格7.A3" office:value-type="string">
            <text:p text:style-name="P12">String(4096)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CreateTime</text:p>
          </table:table-cell>
          <table:table-cell table:style-name="表格7.A3" office:value-type="string">
            <text:p text:style-name="P12">发送时间</text:p>
          </table:table-cell>
          <table:table-cell table:style-name="表格7.A3" office:value-type="string">
            <text:p text:style-name="P12">Calendar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ReadStatus</text:p>
          </table:table-cell>
          <table:table-cell table:style-name="表格7.A3" office:value-type="string">
            <text:p text:style-name="P18">阅读状态</text:p>
          </table:table-cell>
          <table:table-cell table:style-name="表格7.A3" office:value-type="string">
            <text:p text:style-name="P12">ReadStatusCode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FstDel</text:p>
          </table:table-cell>
          <table:table-cell table:style-name="表格7.A3" office:value-type="string">
            <text:p text:style-name="P12">小号删除</text:p>
          </table:table-cell>
          <table:table-cell table:style-name="表格7.A3" office:value-type="string">
            <text:p text:style-name="P12">Boolean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2">
          <table:table-cell table:style-name="表格7.A3" office:value-type="string">
            <text:p text:style-name="P12">SndDel</text:p>
          </table:table-cell>
          <table:table-cell table:style-name="表格7.A3" office:value-type="string">
            <text:p text:style-name="P12">大号删除</text:p>
          </table:table-cell>
          <table:table-cell table:style-name="表格7.A3" office:value-type="string">
            <text:p text:style-name="P12">Boolean</text:p>
          </table:table-cell>
          <table:table-cell table:style-name="表格7.A3" office:value-type="string">
            <text:p text:style-name="P12">N</text:p>
          </table:table-cell>
          <table:table-cell table:style-name="表格7.A3" office:value-type="string">
            <text:p text:style-name="P13"/>
          </table:table-cell>
          <table:table-cell table:style-name="表格7.A3" office:value-type="string">
            <text:p text:style-name="P13"/>
          </table:table-cell>
          <table:table-cell table:style-name="表格7.G3" office:value-type="string">
            <text:p text:style-name="P13"/>
          </table:table-cell>
        </table:table-row>
        <table:table-row table:style-name="表格7.1">
          <table:table-cell table:style-name="表格7.A2" office:value-type="string">
            <text:p text:style-name="P1">PK：</text:p>
          </table:table-cell>
          <table:table-cell table:style-name="表格7.A3" table:number-columns-spanned="2" office:value-type="string">
            <text:p text:style-name="P7"/>
          </table:table-cell>
          <table:covered-table-cell/>
          <table:table-cell table:style-name="表格7.D12" office:value-type="string">
            <text:p text:style-name="P6">FK：</text:p>
          </table:table-cell>
          <table:table-cell table:style-name="表格7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oft-page-break/><text:span text:style-name="T1">2.4.</text:span><text:span text:style-name="T3">聊天附件</text:span></text:h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column table:style-name="表格8.F"/>
        <table:table-column table:style-name="表格8.G"/>
        <table:table-row table:style-name="表格8.1">
          <table:table-cell table:style-name="表格8.A1" office:value-type="string">
            <text:p text:style-name="P9">表名英文名</text:p>
          </table:table-cell>
          <table:table-cell table:style-name="表格8.B1" office:value-type="string">
            <text:p text:style-name="P8">YydChatAttachment</text:p>
          </table:table-cell>
          <table:table-cell table:style-name="表格8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8.2">
          <table:table-cell table:style-name="表格8.A2" office:value-type="string">
            <text:p text:style-name="P9">字段名</text:p>
          </table:table-cell>
          <table:table-cell table:style-name="表格8.A2" office:value-type="string">
            <text:p text:style-name="P9">汉字描述</text:p>
          </table:table-cell>
          <table:table-cell table:style-name="表格8.A2" office:value-type="string">
            <text:p text:style-name="P9">类型(长度)</text:p>
          </table:table-cell>
          <table:table-cell table:style-name="表格8.A2" office:value-type="string">
            <text:p text:style-name="P9">空/非空</text:p>
          </table:table-cell>
          <table:table-cell table:style-name="表格8.A2" office:value-type="string">
            <text:p text:style-name="P9">默认值</text:p>
          </table:table-cell>
          <table:table-cell table:style-name="表格8.A2" office:value-type="string">
            <text:p text:style-name="P9">主键</text:p>
          </table:table-cell>
          <table:table-cell table:style-name="表格8.G2" office:value-type="string">
            <text:p text:style-name="P9">外键</text:p>
          </table:table-cell>
        </table:table-row>
        <table:table-row table:style-name="表格8.2">
          <table:table-cell table:style-name="表格8.A3" office:value-type="string">
            <text:p text:style-name="P12">Id</text:p>
          </table:table-cell>
          <table:table-cell table:style-name="表格8.A3" office:value-type="string">
            <text:p text:style-name="P12">ID</text:p>
          </table:table-cell>
          <table:table-cell table:style-name="表格8.A3" office:value-type="string">
            <text:p text:style-name="P12">Long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2">Y</text:p>
          </table:table-cell>
          <table:table-cell table:style-name="表格8.G3" office:value-type="string">
            <text:p text:style-name="P13"/>
          </table:table-cell>
        </table:table-row>
        <table:table-row table:style-name="表格8.2">
          <table:table-cell table:style-name="表格8.A3" office:value-type="string">
            <text:p text:style-name="P12">MessageId</text:p>
          </table:table-cell>
          <table:table-cell table:style-name="表格8.A3" office:value-type="string">
            <text:p text:style-name="P22"><text:span text:style-name="T8">聊天</text:span><text:span text:style-name="T6">ID</text:span></text:p>
          </table:table-cell>
          <table:table-cell table:style-name="表格8.A3" office:value-type="string">
            <text:p text:style-name="P12">Long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2">Y</text:p>
          </table:table-cell>
        </table:table-row>
        <table:table-row table:style-name="表格8.2">
          <table:table-cell table:style-name="表格8.A3" office:value-type="string">
            <text:p text:style-name="P12">ImgType</text:p>
          </table:table-cell>
          <table:table-cell table:style-name="表格8.A3" office:value-type="string">
            <text:p text:style-name="P18">附件类型</text:p>
          </table:table-cell>
          <table:table-cell table:style-name="表格8.A3" office:value-type="string">
            <text:p text:style-name="P12">ImgTypeCode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3"/>
          </table:table-cell>
        </table:table-row>
        <table:table-row table:style-name="表格8.2">
          <table:table-cell table:style-name="表格8.A3" office:value-type="string">
            <text:p text:style-name="P12">Title</text:p>
          </table:table-cell>
          <table:table-cell table:style-name="表格8.A3" office:value-type="string">
            <text:p text:style-name="P18">附件标题</text:p>
          </table:table-cell>
          <table:table-cell table:style-name="表格8.A3" office:value-type="string">
            <text:p text:style-name="P12">String(500)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3"/>
          </table:table-cell>
        </table:table-row>
        <table:table-row table:style-name="表格8.2">
          <table:table-cell table:style-name="表格8.A3" office:value-type="string">
            <text:p text:style-name="P12">Url</text:p>
          </table:table-cell>
          <table:table-cell table:style-name="表格8.A3" office:value-type="string">
            <text:p text:style-name="P18">路径</text:p>
          </table:table-cell>
          <table:table-cell table:style-name="表格8.A3" office:value-type="string">
            <text:p text:style-name="P12">String(200)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3"/>
          </table:table-cell>
        </table:table-row>
        <table:table-row table:style-name="表格8.2">
          <table:table-cell table:style-name="表格8.A3" office:value-type="string">
            <text:p text:style-name="P12">CreateTime</text:p>
          </table:table-cell>
          <table:table-cell table:style-name="表格8.A3" office:value-type="string">
            <text:p text:style-name="P18">上传时间</text:p>
          </table:table-cell>
          <table:table-cell table:style-name="表格8.A3" office:value-type="string">
            <text:p text:style-name="P12">Calendar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3"/>
          </table:table-cell>
        </table:table-row>
        <table:table-row table:style-name="表格8.2">
          <table:table-cell table:style-name="表格8.A3" office:value-type="string">
            <text:p text:style-name="P12">Size</text:p>
          </table:table-cell>
          <table:table-cell table:style-name="表格8.A3" office:value-type="string">
            <text:p text:style-name="P18">文件大小</text:p>
          </table:table-cell>
          <table:table-cell table:style-name="表格8.A3" office:value-type="string">
            <text:p text:style-name="P12">Long</text:p>
          </table:table-cell>
          <table:table-cell table:style-name="表格8.A3" office:value-type="string">
            <text:p text:style-name="P12">N</text:p>
          </table:table-cell>
          <table:table-cell table:style-name="表格8.A3" office:value-type="string">
            <text:p text:style-name="P13"/>
          </table:table-cell>
          <table:table-cell table:style-name="表格8.A3" office:value-type="string">
            <text:p text:style-name="P13"/>
          </table:table-cell>
          <table:table-cell table:style-name="表格8.G3" office:value-type="string">
            <text:p text:style-name="P13"/>
          </table:table-cell>
        </table:table-row>
        <table:table-row table:style-name="表格8.1">
          <table:table-cell table:style-name="表格8.A2" office:value-type="string">
            <text:p text:style-name="P8">PK：</text:p>
          </table:table-cell>
          <table:table-cell table:style-name="表格8.A3" table:number-columns-spanned="2" office:value-type="string">
            <text:p text:style-name="P10"/>
          </table:table-cell>
          <table:covered-table-cell/>
          <table:table-cell table:style-name="表格8.D10" office:value-type="string">
            <text:p text:style-name="P8">FK：</text:p>
          </table:table-cell>
          <table:table-cell table:style-name="表格8.G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8" text:outline-level="2"><text:bookmark-start text:name="__DdeLink__26122_1424846899"/>3.云服务管理</text:h>
      <text:h text:style-name="P26" text:outline-level="3"><text:span text:style-name="T2">3.1.系统开发</text:span><text:span text:style-name="T4">者</text:span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column table:style-name="表格30.E" table:number-columns-repeated="2"/>
        <table:table-column table:style-name="表格30.G"/>
        <table:table-row table:style-name="表格30.1">
          <table:table-cell table:style-name="表格30.A1" office:value-type="string">
            <text:p text:style-name="P1">表名英文名</text:p>
          </table:table-cell>
          <table:table-cell table:style-name="表格30.B1" office:value-type="string">
            <text:p text:style-name="P11">HyqDeveloper</text:p>
          </table:table-cell>
          <table:table-cell table:style-name="表格30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30.2">
          <table:table-cell table:style-name="表格30.A2" office:value-type="string">
            <text:p text:style-name="P6">字段名</text:p>
          </table:table-cell>
          <table:table-cell table:style-name="表格30.A2" office:value-type="string">
            <text:p text:style-name="P5">汉字描述</text:p>
          </table:table-cell>
          <table:table-cell table:style-name="表格30.A2" office:value-type="string">
            <text:p text:style-name="P6">类型(长度)</text:p>
          </table:table-cell>
          <table:table-cell table:style-name="表格30.A2" office:value-type="string">
            <text:p text:style-name="P6">空/非空</text:p>
          </table:table-cell>
          <table:table-cell table:style-name="表格30.A2" office:value-type="string">
            <text:p text:style-name="P6">默认值</text:p>
          </table:table-cell>
          <table:table-cell table:style-name="表格30.A2" office:value-type="string">
            <text:p text:style-name="P6">主键</text:p>
          </table:table-cell>
          <table:table-cell table:style-name="表格30.G2" office:value-type="string">
            <text:p text:style-name="P6">外键</text:p>
          </table:table-cell>
        </table:table-row>
        <table:table-row table:style-name="表格30.2">
          <table:table-cell table:style-name="表格30.A3" office:value-type="string">
            <text:p text:style-name="P12">Id</text:p>
          </table:table-cell>
          <table:table-cell table:style-name="表格30.A3" office:value-type="string">
            <text:p text:style-name="P12">ID</text:p>
          </table:table-cell>
          <table:table-cell table:style-name="表格30.A3" office:value-type="string">
            <text:p text:style-name="P12">Long</text:p>
          </table:table-cell>
          <table:table-cell table:style-name="表格30.A3" office:value-type="string">
            <text:p text:style-name="P12">N</text:p>
          </table:table-cell>
          <table:table-cell table:style-name="表格30.A3" office:value-type="string">
            <text:p text:style-name="P13"/>
          </table:table-cell>
          <table:table-cell table:style-name="表格30.A3" office:value-type="string">
            <text:p text:style-name="P12">Y</text:p>
          </table:table-cell>
          <table:table-cell table:style-name="表格30.G3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UnitType</text:p>
          </table:table-cell>
          <table:table-cell table:style-name="表格30.A4" office:value-type="string">
            <text:p text:style-name="P12">单位类型</text:p>
          </table:table-cell>
          <table:table-cell table:style-name="表格30.A4" office:value-type="string">
            <text:p text:style-name="P12">UnitTypeCode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3" office:value-type="string">
            <text:p text:style-name="P12">UnitName</text:p>
          </table:table-cell>
          <table:table-cell table:style-name="表格30.A3" office:value-type="string">
            <text:p text:style-name="P12">企业名称</text:p>
          </table:table-cell>
          <table:table-cell table:style-name="表格30.A3" office:value-type="string">
            <text:p text:style-name="P12">String(100)</text:p>
          </table:table-cell>
          <table:table-cell table:style-name="表格30.A3" office:value-type="string">
            <text:p text:style-name="P12">N</text:p>
          </table:table-cell>
          <table:table-cell table:style-name="表格30.A3" office:value-type="string">
            <text:p text:style-name="P13"/>
          </table:table-cell>
          <table:table-cell table:style-name="表格30.A3" office:value-type="string">
            <text:p text:style-name="P13"/>
          </table:table-cell>
          <table:table-cell table:style-name="表格30.G3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UnitNo</text:p>
          </table:table-cell>
          <table:table-cell table:style-name="表格30.A4" office:value-type="string">
            <text:p text:style-name="P12">注册号</text:p>
          </table:table-cell>
          <table:table-cell table:style-name="表格30.A4" office:value-type="string">
            <text:p text:style-name="P12">String(2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Address</text:p>
          </table:table-cell>
          <table:table-cell table:style-name="表格30.A4" office:value-type="string">
            <text:p text:style-name="P12">地址</text:p>
          </table:table-cell>
          <table:table-cell table:style-name="表格30.A4" office:value-type="string">
            <text:p text:style-name="P12">String(20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OrganCode</text:p>
          </table:table-cell>
          <table:table-cell table:style-name="表格30.A4" office:value-type="string">
            <text:p text:style-name="P12">组织机构代码</text:p>
          </table:table-cell>
          <table:table-cell table:style-name="表格30.A4" office:value-type="string">
            <text:p text:style-name="P12">String(2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License</text:p>
          </table:table-cell>
          <table:table-cell table:style-name="表格30.A4" office:value-type="string">
            <text:p text:style-name="P12">营业执照</text:p>
          </table:table-cell>
          <table:table-cell table:style-name="表格30.A4" office:value-type="string">
            <text:p text:style-name="P12">String(10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LawyerRegion</text:p>
          </table:table-cell>
          <table:table-cell table:style-name="表格30.A4" office:value-type="string">
            <text:p text:style-name="P12">法人归属地</text:p>
          </table:table-cell>
          <table:table-cell table:style-name="表格30.A4" office:value-type="string">
            <text:p text:style-name="P12">RegionCode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Lawyer</text:p>
          </table:table-cell>
          <table:table-cell table:style-name="表格30.A4" office:value-type="string">
            <text:p text:style-name="P12">法人</text:p>
          </table:table-cell>
          <table:table-cell table:style-name="表格30.A4" office:value-type="string">
            <text:p text:style-name="P12">String(2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LawyerIdCard</text:p>
          </table:table-cell>
          <table:table-cell table:style-name="表格30.A4" office:value-type="string">
            <text:p text:style-name="P12">法人身份证</text:p>
          </table:table-cell>
          <table:table-cell table:style-name="表格30.A4" office:value-type="string">
            <text:p text:style-name="P12">String(18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BossRegion</text:p>
          </table:table-cell>
          <table:table-cell table:style-name="表格30.A4" office:value-type="string">
            <text:p text:style-name="P12">实控人归属地</text:p>
          </table:table-cell>
          <table:table-cell table:style-name="表格30.A4" office:value-type="string">
            <text:p text:style-name="P12">RegionCode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Boss</text:p>
          </table:table-cell>
          <table:table-cell table:style-name="表格30.A4" office:value-type="string">
            <text:p text:style-name="P12">实控人</text:p>
          </table:table-cell>
          <table:table-cell table:style-name="表格30.A4" office:value-type="string">
            <text:p text:style-name="P12">String(2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BossIdCard</text:p>
          </table:table-cell>
          <table:table-cell table:style-name="表格30.A4" office:value-type="string">
            <text:p text:style-name="P12">实控人身份证</text:p>
          </table:table-cell>
          <table:table-cell table:style-name="表格30.A4" office:value-type="string">
            <text:p text:style-name="P12">String(18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Contacts</text:p>
          </table:table-cell>
          <table:table-cell table:style-name="表格30.A4" office:value-type="string">
            <text:p text:style-name="P12">联系人</text:p>
          </table:table-cell>
          <table:table-cell table:style-name="表格30.A4" office:value-type="string">
            <text:p text:style-name="P12">String(20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2">
          <table:table-cell table:style-name="表格30.A4" office:value-type="string">
            <text:p text:style-name="P12">ContactsTel</text:p>
          </table:table-cell>
          <table:table-cell table:style-name="表格30.A4" office:value-type="string">
            <text:p text:style-name="P12">联系人电话</text:p>
          </table:table-cell>
          <table:table-cell table:style-name="表格30.A4" office:value-type="string">
            <text:p text:style-name="P12">String(11)</text:p>
          </table:table-cell>
          <table:table-cell table:style-name="表格30.A4" office:value-type="string">
            <text:p text:style-name="P12">N</text:p>
          </table:table-cell>
          <table:table-cell table:style-name="表格30.A4" office:value-type="string">
            <text:p text:style-name="P13"/>
          </table:table-cell>
          <table:table-cell table:style-name="表格30.A4" office:value-type="string">
            <text:p text:style-name="P13"/>
          </table:table-cell>
          <table:table-cell table:style-name="表格30.G4" office:value-type="string">
            <text:p text:style-name="P13"/>
          </table:table-cell>
        </table:table-row>
        <table:table-row table:style-name="表格30.1">
          <table:table-cell table:style-name="表格30.A2" office:value-type="string">
            <text:p text:style-name="P1">PK：</text:p>
          </table:table-cell>
          <table:table-cell table:style-name="表格30.A3" table:number-columns-spanned="2" office:value-type="string">
            <text:p text:style-name="P7"/>
          </table:table-cell>
          <table:covered-table-cell/>
          <table:table-cell table:style-name="表格30.D18" office:value-type="string">
            <text:p text:style-name="P6">FK：</text:p>
          </table:table-cell>
          <table:table-cell table:style-name="表格30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3.2.</text:span><text:span text:style-name="T5">系统</text:span>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column table:style-name="表格31.E" table:number-columns-repeated="2"/>
        <table:table-column table:style-name="表格31.G"/>
        <table:table-row table:style-name="表格31.1">
          <table:table-cell table:style-name="表格31.A1" office:value-type="string">
            <text:p text:style-name="P1">表名英文名</text:p>
          </table:table-cell>
          <table:table-cell table:style-name="表格31.B1" office:value-type="string">
            <text:p text:style-name="P11">HyqSoftSys</text:p>
          </table:table-cell>
          <table:table-cell table:style-name="表格31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31.2">
          <table:table-cell table:style-name="表格31.A2" office:value-type="string">
            <text:p text:style-name="P6">字段名</text:p>
          </table:table-cell>
          <table:table-cell table:style-name="表格31.A2" office:value-type="string">
            <text:p text:style-name="P5">汉字描述</text:p>
          </table:table-cell>
          <table:table-cell table:style-name="表格31.A2" office:value-type="string">
            <text:p text:style-name="P6">类型(长度)</text:p>
          </table:table-cell>
          <table:table-cell table:style-name="表格31.A2" office:value-type="string">
            <text:p text:style-name="P6">空/非空</text:p>
          </table:table-cell>
          <table:table-cell table:style-name="表格31.A2" office:value-type="string">
            <text:p text:style-name="P6">默认值</text:p>
          </table:table-cell>
          <table:table-cell table:style-name="表格31.A2" office:value-type="string">
            <text:p text:style-name="P6">主键</text:p>
          </table:table-cell>
          <table:table-cell table:style-name="表格31.G2" office:value-type="string">
            <text:p text:style-name="P6">外键</text:p>
          </table:table-cell>
        </table:table-row>
        <table:table-row table:style-name="表格31.2">
          <table:table-cell table:style-name="表格31.A3" office:value-type="string">
            <text:p text:style-name="P12">Id</text:p>
          </table:table-cell>
          <table:table-cell table:style-name="表格31.A3" office:value-type="string">
            <text:p text:style-name="P12">ID</text:p>
          </table:table-cell>
          <table:table-cell table:style-name="表格31.A3" office:value-type="string">
            <text:p text:style-name="P12">Long</text:p>
          </table:table-cell>
          <table:table-cell table:style-name="表格31.A3" office:value-type="string">
            <text:p text:style-name="P12">N</text:p>
          </table:table-cell>
          <table:table-cell table:style-name="表格31.A3" office:value-type="string">
            <text:p text:style-name="P13"/>
          </table:table-cell>
          <table:table-cell table:style-name="表格31.A3" office:value-type="string">
            <text:p text:style-name="P12">Y</text:p>
          </table:table-cell>
          <table:table-cell table:style-name="表格31.G3" office:value-type="string">
            <text:p text:style-name="P13"/>
          </table:table-cell>
        </table:table-row>
        <table:table-row table:style-name="表格31.2">
          <table:table-cell table:style-name="表格31.A3" office:value-type="string">
            <text:p text:style-name="P12">DevId</text:p>
          </table:table-cell>
          <table:table-cell table:style-name="表格31.A3" office:value-type="string">
            <text:p text:style-name="P12">系统开发者ID</text:p>
          </table:table-cell>
          <table:table-cell table:style-name="表格31.A3" office:value-type="string">
            <text:p text:style-name="P12">Long</text:p>
          </table:table-cell>
          <table:table-cell table:style-name="表格31.A3" office:value-type="string">
            <text:p text:style-name="P12">N</text:p>
          </table:table-cell>
          <table:table-cell table:style-name="表格31.A3" office:value-type="string">
            <text:p text:style-name="P13"/>
          </table:table-cell>
          <table:table-cell table:style-name="表格31.A3" office:value-type="string">
            <text:p text:style-name="P13"/>
          </table:table-cell>
          <table:table-cell table:style-name="表格31.G3" office:value-type="string">
            <text:p text:style-name="P12">Y</text:p>
          </table:table-cell>
        </table:table-row>
        <table:table-row table:style-name="表格31.2">
          <table:table-cell table:style-name="表格31.A3" office:value-type="string">
            <text:p text:style-name="P12">SysName</text:p>
          </table:table-cell>
          <table:table-cell table:style-name="表格31.A3" office:value-type="string">
            <text:p text:style-name="P12">系统名称</text:p>
          </table:table-cell>
          <table:table-cell table:style-name="表格31.A3" office:value-type="string">
            <text:p text:style-name="P12">String(50)</text:p>
          </table:table-cell>
          <table:table-cell table:style-name="表格31.A3" office:value-type="string">
            <text:p text:style-name="P12">N</text:p>
          </table:table-cell>
          <table:table-cell table:style-name="表格31.A3" office:value-type="string">
            <text:p text:style-name="P13"/>
          </table:table-cell>
          <table:table-cell table:style-name="表格31.A3" office:value-type="string">
            <text:p text:style-name="P13"/>
          </table:table-cell>
          <table:table-cell table:style-name="表格31.G3" office:value-type="string">
            <text:p text:style-name="P13"/>
          </table:table-cell>
        </table:table-row>
        <table:table-row table:style-name="表格31.2">
          <table:table-cell table:style-name="表格31.A6" office:value-type="string">
            <text:p text:style-name="P12">SysDesc</text:p>
          </table:table-cell>
          <table:table-cell table:style-name="表格31.A6" office:value-type="string">
            <text:p text:style-name="P12">系统介绍</text:p>
          </table:table-cell>
          <table:table-cell table:style-name="表格31.A6" office:value-type="string">
            <text:p text:style-name="P12">String(4000)</text:p>
          </table:table-cell>
          <table:table-cell table:style-name="表格31.A6" office:value-type="string">
            <text:p text:style-name="P12">N</text:p>
          </table:table-cell>
          <table:table-cell table:style-name="表格31.A6" office:value-type="string">
            <text:p text:style-name="P13"/>
          </table:table-cell>
          <table:table-cell table:style-name="表格31.A6" office:value-type="string">
            <text:p text:style-name="P13"/>
          </table:table-cell>
          <table:table-cell table:style-name="表格31.G6" office:value-type="string">
            <text:p text:style-name="P13"/>
          </table:table-cell>
        </table:table-row>
        <table:table-row table:style-name="表格31.2">
          <table:table-cell table:style-name="表格31.A6" office:value-type="string">
            <text:p text:style-name="P12">SysIcon</text:p>
          </table:table-cell>
          <table:table-cell table:style-name="表格31.A6" office:value-type="string">
            <text:p text:style-name="P12">图标地址</text:p>
          </table:table-cell>
          <table:table-cell table:style-name="表格31.A6" office:value-type="string">
            <text:p text:style-name="P12">String(200)</text:p>
          </table:table-cell>
          <table:table-cell table:style-name="表格31.A6" office:value-type="string">
            <text:p text:style-name="P12">N</text:p>
          </table:table-cell>
          <table:table-cell table:style-name="表格31.A6" office:value-type="string">
            <text:p text:style-name="P13"/>
          </table:table-cell>
          <table:table-cell table:style-name="表格31.A6" office:value-type="string">
            <text:p text:style-name="P13"/>
          </table:table-cell>
          <table:table-cell table:style-name="表格31.G6" office:value-type="string">
            <text:p text:style-name="P13"/>
          </table:table-cell>
        </table:table-row>
        <table:table-row table:style-name="表格31.2">
          <table:table-cell table:style-name="表格31.A6" office:value-type="string">
            <text:p text:style-name="P12">SysUrl</text:p>
          </table:table-cell>
          <table:table-cell table:style-name="表格31.A6" office:value-type="string">
            <text:p text:style-name="P12">入口地址</text:p>
          </table:table-cell>
          <table:table-cell table:style-name="表格31.A6" office:value-type="string">
            <text:p text:style-name="P12">String(200)</text:p>
          </table:table-cell>
          <table:table-cell table:style-name="表格31.A6" office:value-type="string">
            <text:p text:style-name="P12">N</text:p>
          </table:table-cell>
          <table:table-cell table:style-name="表格31.A6" office:value-type="string">
            <text:p text:style-name="P13"/>
          </table:table-cell>
          <table:table-cell table:style-name="表格31.A6" office:value-type="string">
            <text:p text:style-name="P13"/>
          </table:table-cell>
          <table:table-cell table:style-name="表格31.G6" office:value-type="string">
            <text:p text:style-name="P13"/>
          </table:table-cell>
        </table:table-row>
        <table:table-row table:style-name="表格31.2">
          <table:table-cell table:style-name="表格31.A3" office:value-type="string">
            <text:p text:style-name="P12">CreateTime</text:p>
          </table:table-cell>
          <table:table-cell table:style-name="表格31.A3" office:value-type="string">
            <text:p text:style-name="P12">发布时间</text:p>
          </table:table-cell>
          <table:table-cell table:style-name="表格31.A3" office:value-type="string">
            <text:p text:style-name="P12">Calendar</text:p>
          </table:table-cell>
          <table:table-cell table:style-name="表格31.A3" office:value-type="string">
            <text:p text:style-name="P12">N</text:p>
          </table:table-cell>
          <table:table-cell table:style-name="表格31.A3" office:value-type="string">
            <text:p text:style-name="P13"/>
          </table:table-cell>
          <table:table-cell table:style-name="表格31.A3" office:value-type="string">
            <text:p text:style-name="P13"/>
          </table:table-cell>
          <table:table-cell table:style-name="表格31.G3" office:value-type="string">
            <text:p text:style-name="P13"/>
          </table:table-cell>
        </table:table-row>
        <table:table-row table:style-name="表格31.2">
          <table:table-cell table:style-name="表格31.A3" office:value-type="string">
            <text:p text:style-name="P12">Status</text:p>
          </table:table-cell>
          <table:table-cell table:style-name="表格31.A3" office:value-type="string">
            <text:p text:style-name="P12">状态</text:p>
          </table:table-cell>
          <table:table-cell table:style-name="表格31.A3" office:value-type="string">
            <text:p text:style-name="P12">ReleaseStatusCode</text:p>
          </table:table-cell>
          <table:table-cell table:style-name="表格31.A3" office:value-type="string">
            <text:p text:style-name="P12">N</text:p>
          </table:table-cell>
          <table:table-cell table:style-name="表格31.A3" office:value-type="string">
            <text:p text:style-name="P13"/>
          </table:table-cell>
          <table:table-cell table:style-name="表格31.A3" office:value-type="string">
            <text:p text:style-name="P13"/>
          </table:table-cell>
          <table:table-cell table:style-name="表格31.G3" office:value-type="string">
            <text:p text:style-name="P13"/>
          </table:table-cell>
        </table:table-row>
        <table:table-row table:style-name="表格31.1">
          <table:table-cell table:style-name="表格31.A2" office:value-type="string">
            <text:p text:style-name="P1">PK：</text:p>
          </table:table-cell>
          <table:table-cell table:style-name="表格31.A3" table:number-columns-spanned="2" office:value-type="string">
            <text:p text:style-name="P7"/>
          </table:table-cell>
          <table:covered-table-cell/>
          <table:table-cell table:style-name="表格31.D11" office:value-type="string">
            <text:p text:style-name="P6">FK：</text:p>
          </table:table-cell>
          <table:table-cell table:style-name="表格31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bookmark-start text:name="__DdeLink__26128_1424846899"/><text:soft-page-break/><text:span text:style-name="T2">3.3.服务提供者</text:span></text:h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 table:number-columns-repeated="2"/>
        <table:table-column table:style-name="表格9.G"/>
        <table:table-row table:style-name="表格9.1">
          <table:table-cell table:style-name="表格9.A1" office:value-type="string">
            <text:p text:style-name="P1">表名英文名</text:p>
          </table:table-cell>
          <table:table-cell table:style-name="表格9.B1" office:value-type="string">
            <text:p text:style-name="P11">HyqIsp</text:p>
          </table:table-cell>
          <table:table-cell table:style-name="表格9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9.2">
          <table:table-cell table:style-name="表格9.A2" office:value-type="string">
            <text:p text:style-name="P6">字段名</text:p>
          </table:table-cell>
          <table:table-cell table:style-name="表格9.A2" office:value-type="string">
            <text:p text:style-name="P5">汉字描述</text:p>
          </table:table-cell>
          <table:table-cell table:style-name="表格9.A2" office:value-type="string">
            <text:p text:style-name="P6">类型(长度)</text:p>
          </table:table-cell>
          <table:table-cell table:style-name="表格9.A2" office:value-type="string">
            <text:p text:style-name="P6">空/非空</text:p>
          </table:table-cell>
          <table:table-cell table:style-name="表格9.A2" office:value-type="string">
            <text:p text:style-name="P6">默认值</text:p>
          </table:table-cell>
          <table:table-cell table:style-name="表格9.A2" office:value-type="string">
            <text:p text:style-name="P6">主键</text:p>
          </table:table-cell>
          <table:table-cell table:style-name="表格9.G2" office:value-type="string">
            <text:p text:style-name="P6">外键</text:p>
          </table:table-cell>
        </table:table-row>
        <table:table-row table:style-name="表格9.2">
          <table:table-cell table:style-name="表格9.A3" office:value-type="string">
            <text:p text:style-name="P12">Id</text:p>
          </table:table-cell>
          <table:table-cell table:style-name="表格9.A3" office:value-type="string">
            <text:p text:style-name="P12">ID</text:p>
          </table:table-cell>
          <table:table-cell table:style-name="表格9.A3" office:value-type="string">
            <text:p text:style-name="P12">Long</text:p>
          </table:table-cell>
          <table:table-cell table:style-name="表格9.A3" office:value-type="string">
            <text:p text:style-name="P12">N</text:p>
          </table:table-cell>
          <table:table-cell table:style-name="表格9.A3" office:value-type="string">
            <text:p text:style-name="P13"/>
          </table:table-cell>
          <table:table-cell table:style-name="表格9.A3" office:value-type="string">
            <text:p text:style-name="P12">Y</text:p>
          </table:table-cell>
          <table:table-cell table:style-name="表格9.G3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UserId</text:p>
          </table:table-cell>
          <table:table-cell table:style-name="表格9.A4" office:value-type="string">
            <text:p text:style-name="P12">用户ID</text:p>
          </table:table-cell>
          <table:table-cell table:style-name="表格9.A4" office:value-type="string">
            <text:p text:style-name="P12">Long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2"/>
          </table:table-cell>
          <table:table-cell table:style-name="表格9.G4" office:value-type="string">
            <text:p text:style-name="P13">Y</text:p>
          </table:table-cell>
        </table:table-row>
        <table:table-row table:style-name="表格9.2">
          <table:table-cell table:style-name="表格9.A3" office:value-type="string">
            <text:p text:style-name="P12">UnitType</text:p>
          </table:table-cell>
          <table:table-cell table:style-name="表格9.A3" office:value-type="string">
            <text:p text:style-name="P12">单位类型</text:p>
          </table:table-cell>
          <table:table-cell table:style-name="表格9.A3" office:value-type="string">
            <text:p text:style-name="P12">UnitTypeCode</text:p>
          </table:table-cell>
          <table:table-cell table:style-name="表格9.A3" office:value-type="string">
            <text:p text:style-name="P12">N</text:p>
          </table:table-cell>
          <table:table-cell table:style-name="表格9.A3" office:value-type="string">
            <text:p text:style-name="P13"/>
          </table:table-cell>
          <table:table-cell table:style-name="表格9.A3" office:value-type="string">
            <text:p text:style-name="P13"/>
          </table:table-cell>
          <table:table-cell table:style-name="表格9.G3" office:value-type="string">
            <text:p text:style-name="P13"/>
          </table:table-cell>
        </table:table-row>
        <table:table-row table:style-name="表格9.2">
          <table:table-cell table:style-name="表格9.A3" office:value-type="string">
            <text:p text:style-name="P12">UnitName</text:p>
          </table:table-cell>
          <table:table-cell table:style-name="表格9.A3" office:value-type="string">
            <text:p text:style-name="P12">企业名称</text:p>
          </table:table-cell>
          <table:table-cell table:style-name="表格9.A3" office:value-type="string">
            <text:p text:style-name="P12">String(100)</text:p>
          </table:table-cell>
          <table:table-cell table:style-name="表格9.A3" office:value-type="string">
            <text:p text:style-name="P12">N</text:p>
          </table:table-cell>
          <table:table-cell table:style-name="表格9.A3" office:value-type="string">
            <text:p text:style-name="P13"/>
          </table:table-cell>
          <table:table-cell table:style-name="表格9.A3" office:value-type="string">
            <text:p text:style-name="P13"/>
          </table:table-cell>
          <table:table-cell table:style-name="表格9.G3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UnitNo</text:p>
          </table:table-cell>
          <table:table-cell table:style-name="表格9.A4" office:value-type="string">
            <text:p text:style-name="P12">注册号</text:p>
          </table:table-cell>
          <table:table-cell table:style-name="表格9.A4" office:value-type="string">
            <text:p text:style-name="P12">String(2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Address</text:p>
          </table:table-cell>
          <table:table-cell table:style-name="表格9.A4" office:value-type="string">
            <text:p text:style-name="P12">地址</text:p>
          </table:table-cell>
          <table:table-cell table:style-name="表格9.A4" office:value-type="string">
            <text:p text:style-name="P12">String(20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OrganCode</text:p>
          </table:table-cell>
          <table:table-cell table:style-name="表格9.A4" office:value-type="string">
            <text:p text:style-name="P12">组织机构代码</text:p>
          </table:table-cell>
          <table:table-cell table:style-name="表格9.A4" office:value-type="string">
            <text:p text:style-name="P12">String(2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License</text:p>
          </table:table-cell>
          <table:table-cell table:style-name="表格9.A4" office:value-type="string">
            <text:p text:style-name="P12">营业执照</text:p>
          </table:table-cell>
          <table:table-cell table:style-name="表格9.A4" office:value-type="string">
            <text:p text:style-name="P12">String(10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LawyerRegion</text:p>
          </table:table-cell>
          <table:table-cell table:style-name="表格9.A4" office:value-type="string">
            <text:p text:style-name="P12">法人归属地</text:p>
          </table:table-cell>
          <table:table-cell table:style-name="表格9.A4" office:value-type="string">
            <text:p text:style-name="P12">RegionCode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Lawyer</text:p>
          </table:table-cell>
          <table:table-cell table:style-name="表格9.A4" office:value-type="string">
            <text:p text:style-name="P12">法人</text:p>
          </table:table-cell>
          <table:table-cell table:style-name="表格9.A4" office:value-type="string">
            <text:p text:style-name="P12">String(2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LawyerIdCard</text:p>
          </table:table-cell>
          <table:table-cell table:style-name="表格9.A4" office:value-type="string">
            <text:p text:style-name="P12">法人身份证</text:p>
          </table:table-cell>
          <table:table-cell table:style-name="表格9.A4" office:value-type="string">
            <text:p text:style-name="P12">String(18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BossRegion</text:p>
          </table:table-cell>
          <table:table-cell table:style-name="表格9.A4" office:value-type="string">
            <text:p text:style-name="P12">实控人归属地</text:p>
          </table:table-cell>
          <table:table-cell table:style-name="表格9.A4" office:value-type="string">
            <text:p text:style-name="P12">RegionCode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Boss</text:p>
          </table:table-cell>
          <table:table-cell table:style-name="表格9.A4" office:value-type="string">
            <text:p text:style-name="P12">实控人</text:p>
          </table:table-cell>
          <table:table-cell table:style-name="表格9.A4" office:value-type="string">
            <text:p text:style-name="P12">String(2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BossIdCard</text:p>
          </table:table-cell>
          <table:table-cell table:style-name="表格9.A4" office:value-type="string">
            <text:p text:style-name="P12">实控人身份证</text:p>
          </table:table-cell>
          <table:table-cell table:style-name="表格9.A4" office:value-type="string">
            <text:p text:style-name="P12">String(18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Contacts</text:p>
          </table:table-cell>
          <table:table-cell table:style-name="表格9.A4" office:value-type="string">
            <text:p text:style-name="P12">联系人</text:p>
          </table:table-cell>
          <table:table-cell table:style-name="表格9.A4" office:value-type="string">
            <text:p text:style-name="P12">String(20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2">
          <table:table-cell table:style-name="表格9.A4" office:value-type="string">
            <text:p text:style-name="P12">ContactsTel</text:p>
          </table:table-cell>
          <table:table-cell table:style-name="表格9.A4" office:value-type="string">
            <text:p text:style-name="P12">联系人电话</text:p>
          </table:table-cell>
          <table:table-cell table:style-name="表格9.A4" office:value-type="string">
            <text:p text:style-name="P12">String(11)</text:p>
          </table:table-cell>
          <table:table-cell table:style-name="表格9.A4" office:value-type="string">
            <text:p text:style-name="P12">N</text:p>
          </table:table-cell>
          <table:table-cell table:style-name="表格9.A4" office:value-type="string">
            <text:p text:style-name="P13"/>
          </table:table-cell>
          <table:table-cell table:style-name="表格9.A4" office:value-type="string">
            <text:p text:style-name="P13"/>
          </table:table-cell>
          <table:table-cell table:style-name="表格9.G4" office:value-type="string">
            <text:p text:style-name="P13"/>
          </table:table-cell>
        </table:table-row>
        <table:table-row table:style-name="表格9.1">
          <table:table-cell table:style-name="表格9.A2" office:value-type="string">
            <text:p text:style-name="P1">PK：</text:p>
          </table:table-cell>
          <table:table-cell table:style-name="表格9.A3" table:number-columns-spanned="2" office:value-type="string">
            <text:p text:style-name="P7"/>
          </table:table-cell>
          <table:covered-table-cell/>
          <table:table-cell table:style-name="表格9.D19" office:value-type="string">
            <text:p text:style-name="P6">FK：</text:p>
          </table:table-cell>
          <table:table-cell table:style-name="表格9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3.4.</text:span><text:span text:style-name="T4">服务</text:span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 table:number-columns-repeated="2"/>
        <table:table-column table:style-name="表格10.G"/>
        <table:table-row table:style-name="表格10.1">
          <table:table-cell table:style-name="表格10.A1" office:value-type="string">
            <text:p text:style-name="P1">表名英文名</text:p>
          </table:table-cell>
          <table:table-cell table:style-name="表格10.B1" office:value-type="string">
            <text:p text:style-name="P11">HyqApp</text:p>
          </table:table-cell>
          <table:table-cell table:style-name="表格10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0.2">
          <table:table-cell table:style-name="表格10.A2" office:value-type="string">
            <text:p text:style-name="P6">字段名</text:p>
          </table:table-cell>
          <table:table-cell table:style-name="表格10.A2" office:value-type="string">
            <text:p text:style-name="P5">汉字描述</text:p>
          </table:table-cell>
          <table:table-cell table:style-name="表格10.A2" office:value-type="string">
            <text:p text:style-name="P6">类型(长度)</text:p>
          </table:table-cell>
          <table:table-cell table:style-name="表格10.A2" office:value-type="string">
            <text:p text:style-name="P6">空/非空</text:p>
          </table:table-cell>
          <table:table-cell table:style-name="表格10.A2" office:value-type="string">
            <text:p text:style-name="P6">默认值</text:p>
          </table:table-cell>
          <table:table-cell table:style-name="表格10.A2" office:value-type="string">
            <text:p text:style-name="P6">主键</text:p>
          </table:table-cell>
          <table:table-cell table:style-name="表格10.G2" office:value-type="string">
            <text:p text:style-name="P6">外键</text:p>
          </table:table-cell>
        </table:table-row>
        <table:table-row table:style-name="表格10.2">
          <table:table-cell table:style-name="表格10.A3" office:value-type="string">
            <text:p text:style-name="P12">Id</text:p>
          </table:table-cell>
          <table:table-cell table:style-name="表格10.A3" office:value-type="string">
            <text:p text:style-name="P12">ID</text:p>
          </table:table-cell>
          <table:table-cell table:style-name="表格10.A3" office:value-type="string">
            <text:p text:style-name="P12">Long</text:p>
          </table:table-cell>
          <table:table-cell table:style-name="表格10.A3" office:value-type="string">
            <text:p text:style-name="P12">N</text:p>
          </table:table-cell>
          <table:table-cell table:style-name="表格10.A3" office:value-type="string">
            <text:p text:style-name="P13"/>
          </table:table-cell>
          <table:table-cell table:style-name="表格10.A3" office:value-type="string">
            <text:p text:style-name="P12">Y</text:p>
          </table:table-cell>
          <table:table-cell table:style-name="表格10.G3" office:value-type="string">
            <text:p text:style-name="P13"/>
          </table:table-cell>
        </table:table-row>
        <table:table-row table:style-name="表格10.2">
          <table:table-cell table:style-name="表格10.A3" office:value-type="string">
            <text:p text:style-name="P12">IspId</text:p>
          </table:table-cell>
          <table:table-cell table:style-name="表格10.A3" office:value-type="string">
            <text:p text:style-name="P12">服务提供者ID</text:p>
          </table:table-cell>
          <table:table-cell table:style-name="表格10.A3" office:value-type="string">
            <text:p text:style-name="P12">Long</text:p>
          </table:table-cell>
          <table:table-cell table:style-name="表格10.A3" office:value-type="string">
            <text:p text:style-name="P12">N</text:p>
          </table:table-cell>
          <table:table-cell table:style-name="表格10.A3" office:value-type="string">
            <text:p text:style-name="P13"/>
          </table:table-cell>
          <table:table-cell table:style-name="表格10.A3" office:value-type="string">
            <text:p text:style-name="P13"/>
          </table:table-cell>
          <table:table-cell table:style-name="表格10.G3" office:value-type="string">
            <text:p text:style-name="P12">Y</text:p>
          </table:table-cell>
        </table:table-row>
        <table:table-row table:style-name="表格10.2">
          <table:table-cell table:style-name="表格10.A3" office:value-type="string">
            <text:p text:style-name="P12">AppName</text:p>
          </table:table-cell>
          <table:table-cell table:style-name="表格10.A3" office:value-type="string">
            <text:p text:style-name="P12">服务名称</text:p>
          </table:table-cell>
          <table:table-cell table:style-name="表格10.A3" office:value-type="string">
            <text:p text:style-name="P12">String(50)</text:p>
          </table:table-cell>
          <table:table-cell table:style-name="表格10.A3" office:value-type="string">
            <text:p text:style-name="P12">N</text:p>
          </table:table-cell>
          <table:table-cell table:style-name="表格10.A3" office:value-type="string">
            <text:p text:style-name="P13"/>
          </table:table-cell>
          <table:table-cell table:style-name="表格10.A3" office:value-type="string">
            <text:p text:style-name="P13"/>
          </table:table-cell>
          <table:table-cell table:style-name="表格10.G3" office:value-type="string">
            <text:p text:style-name="P13"/>
          </table:table-cell>
        </table:table-row>
        <table:table-row table:style-name="表格10.2">
          <table:table-cell table:style-name="表格10.A6" office:value-type="string">
            <text:p text:style-name="P12">AppDesc</text:p>
          </table:table-cell>
          <table:table-cell table:style-name="表格10.A6" office:value-type="string">
            <text:p text:style-name="P12">服务介绍</text:p>
          </table:table-cell>
          <table:table-cell table:style-name="表格10.A6" office:value-type="string">
            <text:p text:style-name="P12">String(200)</text:p>
          </table:table-cell>
          <table:table-cell table:style-name="表格10.A6" office:value-type="string">
            <text:p text:style-name="P12">N</text:p>
          </table:table-cell>
          <table:table-cell table:style-name="表格10.A6" office:value-type="string">
            <text:p text:style-name="P13"/>
          </table:table-cell>
          <table:table-cell table:style-name="表格10.A6" office:value-type="string">
            <text:p text:style-name="P13"/>
          </table:table-cell>
          <table:table-cell table:style-name="表格10.G6" office:value-type="string">
            <text:p text:style-name="P13"/>
          </table:table-cell>
        </table:table-row>
        <table:table-row table:style-name="表格10.2">
          <table:table-cell table:style-name="表格10.A6" office:value-type="string">
            <text:p text:style-name="P12">AppIcon</text:p>
          </table:table-cell>
          <table:table-cell table:style-name="表格10.A6" office:value-type="string">
            <text:p text:style-name="P12">图标地址</text:p>
          </table:table-cell>
          <table:table-cell table:style-name="表格10.A6" office:value-type="string">
            <text:p text:style-name="P12">String(200)</text:p>
          </table:table-cell>
          <table:table-cell table:style-name="表格10.A6" office:value-type="string">
            <text:p text:style-name="P12">N</text:p>
          </table:table-cell>
          <table:table-cell table:style-name="表格10.A6" office:value-type="string">
            <text:p text:style-name="P13"/>
          </table:table-cell>
          <table:table-cell table:style-name="表格10.A6" office:value-type="string">
            <text:p text:style-name="P13"/>
          </table:table-cell>
          <table:table-cell table:style-name="表格10.G6" office:value-type="string">
            <text:p text:style-name="P13"/>
          </table:table-cell>
        </table:table-row>
        <table:table-row table:style-name="表格10.2">
          <table:table-cell table:style-name="表格10.A6" office:value-type="string">
            <text:p text:style-name="P12">AppUrl</text:p>
          </table:table-cell>
          <table:table-cell table:style-name="表格10.A6" office:value-type="string">
            <text:p text:style-name="P12">入口地址</text:p>
          </table:table-cell>
          <table:table-cell table:style-name="表格10.A6" office:value-type="string">
            <text:p text:style-name="P12">String(200)</text:p>
          </table:table-cell>
          <table:table-cell table:style-name="表格10.A6" office:value-type="string">
            <text:p text:style-name="P12">N</text:p>
          </table:table-cell>
          <table:table-cell table:style-name="表格10.A6" office:value-type="string">
            <text:p text:style-name="P13"/>
          </table:table-cell>
          <table:table-cell table:style-name="表格10.A6" office:value-type="string">
            <text:p text:style-name="P13"/>
          </table:table-cell>
          <table:table-cell table:style-name="表格10.G6" office:value-type="string">
            <text:p text:style-name="P13"/>
          </table:table-cell>
        </table:table-row>
        <table:table-row table:style-name="表格10.2">
          <table:table-cell table:style-name="表格10.A3" office:value-type="string">
            <text:p text:style-name="P12">CreateTime</text:p>
          </table:table-cell>
          <table:table-cell table:style-name="表格10.A3" office:value-type="string">
            <text:p text:style-name="P12">发布时间</text:p>
          </table:table-cell>
          <table:table-cell table:style-name="表格10.A3" office:value-type="string">
            <text:p text:style-name="P12">Calendar</text:p>
          </table:table-cell>
          <table:table-cell table:style-name="表格10.A3" office:value-type="string">
            <text:p text:style-name="P12">N</text:p>
          </table:table-cell>
          <table:table-cell table:style-name="表格10.A3" office:value-type="string">
            <text:p text:style-name="P13"/>
          </table:table-cell>
          <table:table-cell table:style-name="表格10.A3" office:value-type="string">
            <text:p text:style-name="P13"/>
          </table:table-cell>
          <table:table-cell table:style-name="表格10.G3" office:value-type="string">
            <text:p text:style-name="P13"/>
          </table:table-cell>
        </table:table-row>
        <table:table-row table:style-name="表格10.2">
          <table:table-cell table:style-name="表格10.A3" office:value-type="string">
            <text:p text:style-name="P12">Status</text:p>
          </table:table-cell>
          <table:table-cell table:style-name="表格10.A3" office:value-type="string">
            <text:p text:style-name="P12">状态</text:p>
          </table:table-cell>
          <table:table-cell table:style-name="表格10.A3" office:value-type="string">
            <text:p text:style-name="P12">ReleaseStatusCode</text:p>
          </table:table-cell>
          <table:table-cell table:style-name="表格10.A3" office:value-type="string">
            <text:p text:style-name="P12">N</text:p>
          </table:table-cell>
          <table:table-cell table:style-name="表格10.A3" office:value-type="string">
            <text:p text:style-name="P13"/>
          </table:table-cell>
          <table:table-cell table:style-name="表格10.A3" office:value-type="string">
            <text:p text:style-name="P13"/>
          </table:table-cell>
          <table:table-cell table:style-name="表格10.G3" office:value-type="string">
            <text:p text:style-name="P13"/>
          </table:table-cell>
        </table:table-row>
        <table:table-row table:style-name="表格10.1">
          <table:table-cell table:style-name="表格10.A2" office:value-type="string">
            <text:p text:style-name="P1">PK：</text:p>
          </table:table-cell>
          <table:table-cell table:style-name="表格10.A3" table:number-columns-spanned="2" office:value-type="string">
            <text:p text:style-name="P7"/>
          </table:table-cell>
          <table:covered-table-cell/>
          <table:table-cell table:style-name="表格10.D11" office:value-type="string">
            <text:p text:style-name="P6">FK：</text:p>
          </table:table-cell>
          <table:table-cell table:style-name="表格10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8" text:outline-level="2"><text:bookmark-end text:name="__DdeLink__26122_1424846899"/><text:bookmark-end text:name="__DdeLink__26128_1424846899"/>4.钱包管理</text:h>
      <text:h text:style-name="P26" text:outline-level="3"><text:span text:style-name="T2">4.1.</text:span><text:span text:style-name="T4">交易记录</text:span></text:h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column table:style-name="表格11.G"/>
        <table:table-column table:style-name="表格11.H"/>
        <table:table-row table:style-name="表格11.1">
          <table:table-cell table:style-name="表格11.A1" office:value-type="string">
            <text:p text:style-name="P9">表名英文名</text:p>
          </table:table-cell>
          <table:table-cell table:style-name="表格11.B1" office:value-type="string">
            <text:p text:style-name="P8">HyqWallet</text:p>
          </table:table-cell>
          <table:table-cell table:style-name="表格11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9">字段名</text:p>
          </table:table-cell>
          <table:table-cell table:style-name="表格11.A2" table:number-columns-spanned="2" office:value-type="string">
            <text:p text:style-name="P9">汉字描述</text:p>
          </table:table-cell>
          <table:covered-table-cell/>
          <table:table-cell table:style-name="表格11.A2" office:value-type="string">
            <text:p text:style-name="P9">类型(长度)</text:p>
          </table:table-cell>
          <table:table-cell table:style-name="表格11.A2" office:value-type="string">
            <text:p text:style-name="P9">空/非空</text:p>
          </table:table-cell>
          <table:table-cell table:style-name="表格11.A2" office:value-type="string">
            <text:p text:style-name="P9">默认值</text:p>
          </table:table-cell>
          <table:table-cell table:style-name="表格11.A2" office:value-type="string">
            <text:p text:style-name="P9">主键</text:p>
          </table:table-cell>
          <table:table-cell table:style-name="表格11.H2" office:value-type="string">
            <text:p text:style-name="P9">外键</text:p>
          </table:table-cell>
        </table:table-row>
        <table:table-row table:style-name="表格11.2">
          <table:table-cell table:style-name="表格11.A3" office:value-type="string">
            <text:p text:style-name="P12">Id</text:p>
          </table:table-cell>
          <table:table-cell table:style-name="表格11.A3" table:number-columns-spanned="2" office:value-type="string">
            <text:p text:style-name="P22"><text:span text:style-name="T8">记录</text:span><text:span text:style-name="T6">ID</text:span></text:p>
          </table:table-cell>
          <table:covered-table-cell/>
          <table:table-cell table:style-name="表格11.A3" office:value-type="string">
            <text:p text:style-name="P12">Long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2">Y</text:p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PaymentNo</text:p>
          </table:table-cell>
          <table:table-cell table:style-name="表格11.A3" table:number-columns-spanned="2" office:value-type="string">
            <text:p text:style-name="P18">支付号</text:p>
          </table:table-cell>
          <table:covered-table-cell/>
          <table:table-cell table:style-name="表格11.A3" office:value-type="string">
            <text:p text:style-name="P12">String(26)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SettleStyle</text:p>
          </table:table-cell>
          <table:table-cell table:style-name="表格11.A3" table:number-columns-spanned="2" office:value-type="string">
            <text:p text:style-name="P18">帐务类型</text:p>
          </table:table-cell>
          <table:covered-table-cell/>
          <table:table-cell table:style-name="表格11.A3" office:value-type="string">
            <text:p text:style-name="P20">SettleStyleCode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FeeItem</text:p>
          </table:table-cell>
          <table:table-cell table:style-name="表格11.A3" table:number-columns-spanned="2" office:value-type="string">
            <text:p text:style-name="P18">费项类型</text:p>
          </table:table-cell>
          <table:covered-table-cell/>
          <table:table-cell table:style-name="表格11.A3" office:value-type="string">
            <text:p text:style-name="P12">FeeItemCode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OrderId</text:p>
          </table:table-cell>
          <table:table-cell table:style-name="表格11.A3" table:number-columns-spanned="2" office:value-type="string">
            <text:p text:style-name="P22"><text:span text:style-name="T8">订单</text:span><text:span text:style-name="T6">ID</text:span></text:p>
          </table:table-cell>
          <table:covered-table-cell/>
          <table:table-cell table:style-name="表格11.A3" office:value-type="string">
            <text:p text:style-name="P12">Long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SellerId</text:p>
          </table:table-cell>
          <table:table-cell table:style-name="表格11.A3" table:number-columns-spanned="2" office:value-type="string">
            <text:p text:style-name="P22"><text:span text:style-name="T8">卖家</text:span><text:span text:style-name="T6">ID</text:span></text:p>
          </table:table-cell>
          <table:covered-table-cell/>
          <table:table-cell table:style-name="表格11.A3" office:value-type="string">
            <text:p text:style-name="P12">Long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BrokerId</text:p>
          </table:table-cell>
          <table:table-cell table:style-name="表格11.A3" table:number-columns-spanned="2" office:value-type="string">
            <text:p text:style-name="P22"><text:span text:style-name="T8">代理人</text:span><text:span text:style-name="T6">ID</text:span></text:p>
          </table:table-cell>
          <table:covered-table-cell/>
          <table:table-cell table:style-name="表格11.A3" office:value-type="string">
            <text:p text:style-name="P12">Long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BuyerId</text:p>
          </table:table-cell>
          <table:table-cell table:style-name="表格11.A3" table:number-columns-spanned="2" office:value-type="string">
            <text:p text:style-name="P22"><text:span text:style-name="T8">买家</text:span><text:span text:style-name="T6">ID</text:span></text:p>
          </table:table-cell>
          <table:covered-table-cell/>
          <table:table-cell table:style-name="表格11.A3" office:value-type="string">
            <text:p text:style-name="P12">Long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ext:soft-page-break/>
        <table:table-row table:style-name="表格11.2">
          <table:table-cell table:style-name="表格11.A3" office:value-type="string">
            <text:p text:style-name="P12">Subject</text:p>
          </table:table-cell>
          <table:table-cell table:style-name="表格11.A3" table:number-columns-spanned="2" office:value-type="string">
            <text:p text:style-name="P18">交易标题</text:p>
          </table:table-cell>
          <table:covered-table-cell/>
          <table:table-cell table:style-name="表格11.A3" office:value-type="string">
            <text:p text:style-name="P12">String(200)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Body</text:p>
          </table:table-cell>
          <table:table-cell table:style-name="表格11.A3" table:number-columns-spanned="2" office:value-type="string">
            <text:p text:style-name="P18">交易描述</text:p>
          </table:table-cell>
          <table:covered-table-cell/>
          <table:table-cell table:style-name="表格11.A3" office:value-type="string">
            <text:p text:style-name="P12">String(500)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TotalFee</text:p>
          </table:table-cell>
          <table:table-cell table:style-name="表格11.A3" table:number-columns-spanned="2" office:value-type="string">
            <text:p text:style-name="P18">交易金额</text:p>
          </table:table-cell>
          <table:covered-table-cell/>
          <table:table-cell table:style-name="表格11.A3" office:value-type="string">
            <text:p text:style-name="P12">Double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MiddleFee</text:p>
          </table:table-cell>
          <table:table-cell table:style-name="表格11.A3" table:number-columns-spanned="2" office:value-type="string">
            <text:p text:style-name="P18">代理人佣金</text:p>
          </table:table-cell>
          <table:covered-table-cell/>
          <table:table-cell table:style-name="表格11.A3" office:value-type="string">
            <text:p text:style-name="P12">Double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ServiceFee</text:p>
          </table:table-cell>
          <table:table-cell table:style-name="表格11.A3" table:number-columns-spanned="2" office:value-type="string">
            <text:p text:style-name="P18">平台服务费</text:p>
          </table:table-cell>
          <table:covered-table-cell/>
          <table:table-cell table:style-name="表格11.A3" office:value-type="string">
            <text:p text:style-name="P12">Double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20">PaymentStatus</text:p>
          </table:table-cell>
          <table:table-cell table:style-name="表格11.A3" table:number-columns-spanned="2" office:value-type="string">
            <text:p text:style-name="P18">支付状态</text:p>
          </table:table-cell>
          <table:covered-table-cell/>
          <table:table-cell table:style-name="表格11.A3" office:value-type="string">
            <text:p text:style-name="P20">PayStatusCode</text:p>
          </table:table-cell>
          <table:table-cell table:style-name="表格11.A3" office:value-type="string">
            <text:p text:style-name="P18">Ｎ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GmtPayment</text:p>
          </table:table-cell>
          <table:table-cell table:style-name="表格11.A3" table:number-columns-spanned="2" office:value-type="string">
            <text:p text:style-name="P18">支付时间</text:p>
          </table:table-cell>
          <table:covered-table-cell/>
          <table:table-cell table:style-name="表格11.A3" office:value-type="string">
            <text:p text:style-name="P12">Calendar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SuretyDays</text:p>
          </table:table-cell>
          <table:table-cell table:style-name="表格11.A3" table:number-columns-spanned="2" office:value-type="string">
            <text:p text:style-name="P18">担保天数</text:p>
          </table:table-cell>
          <table:covered-table-cell/>
          <table:table-cell table:style-name="表格11.A3" office:value-type="string">
            <text:p text:style-name="P12">Integer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2">0</text:p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GmtSurety</text:p>
          </table:table-cell>
          <table:table-cell table:style-name="表格11.A3" table:number-columns-spanned="2" office:value-type="string">
            <text:p text:style-name="P18">担保时间</text:p>
          </table:table-cell>
          <table:covered-table-cell/>
          <table:table-cell table:style-name="表格11.A3" office:value-type="string">
            <text:p text:style-name="P12">Calendar</text:p>
          </table:table-cell>
          <table:table-cell table:style-name="表格11.A3" office:value-type="string">
            <text:p text:style-name="P12">N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RefundStatus</text:p>
          </table:table-cell>
          <table:table-cell table:style-name="表格11.A3" table:number-columns-spanned="2" office:value-type="string">
            <text:p text:style-name="P18">退款状态</text:p>
          </table:table-cell>
          <table:covered-table-cell/>
          <table:table-cell table:style-name="表格11.A3" office:value-type="string">
            <text:p text:style-name="P12">ApplyReplyCode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GmtRefund</text:p>
          </table:table-cell>
          <table:table-cell table:style-name="表格11.A3" table:number-columns-spanned="2" office:value-type="string">
            <text:p text:style-name="P18">退款时间</text:p>
          </table:table-cell>
          <table:covered-table-cell/>
          <table:table-cell table:style-name="表格11.A3" office:value-type="string">
            <text:p text:style-name="P12">Calendar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KhFlag</text:p>
          </table:table-cell>
          <table:table-cell table:style-name="表格11.A3" table:number-columns-spanned="2" office:value-type="string">
            <text:p text:style-name="P18">跨行收款</text:p>
          </table:table-cell>
          <table:covered-table-cell/>
          <table:table-cell table:style-name="表格11.A3" office:value-type="string">
            <text:p text:style-name="P12">YesNoCode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2">
          <table:table-cell table:style-name="表格11.A3" office:value-type="string">
            <text:p text:style-name="P12">KhRefundFlag</text:p>
          </table:table-cell>
          <table:table-cell table:style-name="表格11.A3" table:number-columns-spanned="2" office:value-type="string">
            <text:p text:style-name="P18">跨行退款</text:p>
          </table:table-cell>
          <table:covered-table-cell/>
          <table:table-cell table:style-name="表格11.A3" office:value-type="string">
            <text:p text:style-name="P12">YesNoCode</text:p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A3" office:value-type="string">
            <text:p text:style-name="P13"/>
          </table:table-cell>
          <table:table-cell table:style-name="表格11.H3" office:value-type="string">
            <text:p text:style-name="P13"/>
          </table:table-cell>
        </table:table-row>
        <table:table-row table:style-name="表格11.1">
          <table:table-cell table:style-name="表格11.A2" office:value-type="string">
            <text:p text:style-name="P8">PK：</text:p>
          </table:table-cell>
          <table:table-cell table:style-name="表格11.A3" table:number-columns-spanned="3" office:value-type="string">
            <text:p text:style-name="P10"/>
          </table:table-cell>
          <table:covered-table-cell/>
          <table:covered-table-cell/>
          <table:table-cell table:style-name="表格11.E24" office:value-type="string">
            <text:p text:style-name="P8">FK：</text:p>
          </table:table-cell>
          <table:table-cell table:style-name="表格11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6" text:outline-level="3"><text:span text:style-name="T2">4.2.</text:span><text:span text:style-name="T4">用户帐户</text:span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 table:number-columns-repeated="2"/>
        <table:table-column table:style-name="表格12.G"/>
        <table:table-row table:style-name="表格12.1">
          <table:table-cell table:style-name="表格12.A1" office:value-type="string">
            <text:p text:style-name="P1">表名英文名</text:p>
          </table:table-cell>
          <table:table-cell table:style-name="表格12.B1" office:value-type="string">
            <text:p text:style-name="P5">HyqUserAccount</text:p>
          </table:table-cell>
          <table:table-cell table:style-name="表格12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2.2">
          <table:table-cell table:style-name="表格12.A2" office:value-type="string">
            <text:p text:style-name="P6">字段名</text:p>
          </table:table-cell>
          <table:table-cell table:style-name="表格12.A2" office:value-type="string">
            <text:p text:style-name="P5">汉字描述</text:p>
          </table:table-cell>
          <table:table-cell table:style-name="表格12.A2" office:value-type="string">
            <text:p text:style-name="P6">类型(长度)</text:p>
          </table:table-cell>
          <table:table-cell table:style-name="表格12.A2" office:value-type="string">
            <text:p text:style-name="P6">空/非空</text:p>
          </table:table-cell>
          <table:table-cell table:style-name="表格12.A2" office:value-type="string">
            <text:p text:style-name="P6">默认值</text:p>
          </table:table-cell>
          <table:table-cell table:style-name="表格12.A2" office:value-type="string">
            <text:p text:style-name="P6">主键</text:p>
          </table:table-cell>
          <table:table-cell table:style-name="表格12.G2" office:value-type="string">
            <text:p text:style-name="P6">外键</text:p>
          </table:table-cell>
        </table:table-row>
        <table:table-row table:style-name="表格12.2">
          <table:table-cell table:style-name="表格12.A3" office:value-type="string">
            <text:p text:style-name="P12">Id</text:p>
          </table:table-cell>
          <table:table-cell table:style-name="表格12.A3" office:value-type="string">
            <text:p text:style-name="P12">ID</text:p>
          </table:table-cell>
          <table:table-cell table:style-name="表格12.A3" office:value-type="string">
            <text:p text:style-name="P12">Long</text:p>
          </table:table-cell>
          <table:table-cell table:style-name="表格12.A3" office:value-type="string">
            <text:p text:style-name="P12">N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2">Y</text:p>
          </table:table-cell>
          <table:table-cell table:style-name="表格12.G3" office:value-type="string">
            <text:p text:style-name="P13"/>
          </table:table-cell>
        </table:table-row>
        <table:table-row table:style-name="表格12.2">
          <table:table-cell table:style-name="表格12.A3" office:value-type="string">
            <text:p text:style-name="P12">UserId</text:p>
          </table:table-cell>
          <table:table-cell table:style-name="表格12.A3" office:value-type="string">
            <text:p text:style-name="P22"><text:span text:style-name="T8">用户</text:span><text:span text:style-name="T6">ID</text:span></text:p>
          </table:table-cell>
          <table:table-cell table:style-name="表格12.A3" office:value-type="string">
            <text:p text:style-name="P12">Long</text:p>
          </table:table-cell>
          <table:table-cell table:style-name="表格12.A3" office:value-type="string">
            <text:p text:style-name="P12">N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2">Y</text:p>
          </table:table-cell>
        </table:table-row>
        <table:table-row table:style-name="表格12.2">
          <table:table-cell table:style-name="表格12.A3" office:value-type="string">
            <text:p text:style-name="P12">PayStyle</text:p>
          </table:table-cell>
          <table:table-cell table:style-name="表格12.A3" office:value-type="string">
            <text:p text:style-name="P12">支付方式</text:p>
          </table:table-cell>
          <table:table-cell table:style-name="表格12.A3" office:value-type="string">
            <text:p text:style-name="P12">PayStyleCode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3"/>
          </table:table-cell>
        </table:table-row>
        <table:table-row table:style-name="表格12.2">
          <table:table-cell table:style-name="表格12.A3" office:value-type="string">
            <text:p text:style-name="P12">Accounter</text:p>
          </table:table-cell>
          <table:table-cell table:style-name="表格12.A3" office:value-type="string">
            <text:p text:style-name="P12">开户人</text:p>
          </table:table-cell>
          <table:table-cell table:style-name="表格12.A3" office:value-type="string">
            <text:p text:style-name="P12">String(100)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3"/>
          </table:table-cell>
        </table:table-row>
        <table:table-row table:style-name="表格12.2">
          <table:table-cell table:style-name="表格12.A3" office:value-type="string">
            <text:p text:style-name="P12">AccountNo</text:p>
          </table:table-cell>
          <table:table-cell table:style-name="表格12.A3" office:value-type="string">
            <text:p text:style-name="P12">账号</text:p>
          </table:table-cell>
          <table:table-cell table:style-name="表格12.A3" office:value-type="string">
            <text:p text:style-name="P12">String(50)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3"/>
          </table:table-cell>
        </table:table-row>
        <table:table-row table:style-name="表格12.2">
          <table:table-cell table:style-name="表格12.A3" office:value-type="string">
            <text:p text:style-name="P12">IdCode</text:p>
          </table:table-cell>
          <table:table-cell table:style-name="表格12.A3" office:value-type="string">
            <text:p text:style-name="P12">身份证号</text:p>
          </table:table-cell>
          <table:table-cell table:style-name="表格12.A3" office:value-type="string">
            <text:p text:style-name="P12">String(100)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3"/>
          </table:table-cell>
        </table:table-row>
        <table:table-row table:style-name="表格12.2">
          <table:table-cell table:style-name="表格12.A3" office:value-type="string">
            <text:p text:style-name="P12">Mobile</text:p>
          </table:table-cell>
          <table:table-cell table:style-name="表格12.A3" office:value-type="string">
            <text:p text:style-name="P12">手机号</text:p>
          </table:table-cell>
          <table:table-cell table:style-name="表格12.A3" office:value-type="string">
            <text:p text:style-name="P12">String(100)</text:p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A3" office:value-type="string">
            <text:p text:style-name="P13"/>
          </table:table-cell>
          <table:table-cell table:style-name="表格12.G3" office:value-type="string">
            <text:p text:style-name="P13"/>
          </table:table-cell>
        </table:table-row>
        <table:table-row table:style-name="表格12.1">
          <table:table-cell table:style-name="表格12.A2" office:value-type="string">
            <text:p text:style-name="P1">PK：</text:p>
          </table:table-cell>
          <table:table-cell table:style-name="表格12.A3" table:number-columns-spanned="2" office:value-type="string">
            <text:p text:style-name="P7"/>
          </table:table-cell>
          <table:covered-table-cell/>
          <table:table-cell table:style-name="表格12.D10" office:value-type="string">
            <text:p text:style-name="P6">FK：</text:p>
          </table:table-cell>
          <table:table-cell table:style-name="表格12.G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4.3.</text:span><text:span text:style-name="T4">用户绑定银行卡</text:span>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column table:style-name="表格13.G"/>
        <table:table-column table:style-name="表格13.H"/>
        <table:table-row table:style-name="表格13.1">
          <table:table-cell table:style-name="表格13.A1" office:value-type="string">
            <text:p text:style-name="P9">表名英文名</text:p>
          </table:table-cell>
          <table:table-cell table:style-name="表格13.B1" table:number-columns-spanned="2" office:value-type="string">
            <text:p text:style-name="P8">HyqUserBankCard</text:p>
          </table:table-cell>
          <table:covered-table-cell/>
          <table:table-cell table:style-name="表格13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3.2">
          <table:table-cell table:style-name="表格13.A2" office:value-type="string">
            <text:p text:style-name="P9">字段名</text:p>
          </table:table-cell>
          <table:table-cell table:style-name="表格13.A2" office:value-type="string">
            <text:p text:style-name="P9">汉字描述</text:p>
          </table:table-cell>
          <table:table-cell table:style-name="表格13.A2" table:number-columns-spanned="2" office:value-type="string">
            <text:p text:style-name="P9">类型(长度)</text:p>
          </table:table-cell>
          <table:covered-table-cell/>
          <table:table-cell table:style-name="表格13.A2" office:value-type="string">
            <text:p text:style-name="P9">空/非空</text:p>
          </table:table-cell>
          <table:table-cell table:style-name="表格13.A2" office:value-type="string">
            <text:p text:style-name="P9">默认值</text:p>
          </table:table-cell>
          <table:table-cell table:style-name="表格13.A2" office:value-type="string">
            <text:p text:style-name="P9">主键</text:p>
          </table:table-cell>
          <table:table-cell table:style-name="表格13.H2" office:value-type="string">
            <text:p text:style-name="P9">外键</text:p>
          </table:table-cell>
        </table:table-row>
        <table:table-row table:style-name="表格13.2">
          <table:table-cell table:style-name="表格13.A3" office:value-type="string">
            <text:p text:style-name="P12">Id</text:p>
          </table:table-cell>
          <table:table-cell table:style-name="表格13.A3" office:value-type="string">
            <text:p text:style-name="P22"><text:span text:style-name="T8">记录</text:span><text:span text:style-name="T6">ID</text:span></text:p>
          </table:table-cell>
          <table:table-cell table:style-name="表格13.A3" table:number-columns-spanned="2" office:value-type="string">
            <text:p text:style-name="P12">Long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2">Y</text:p>
          </table:table-cell>
          <table:table-cell table:style-name="表格13.H3" office:value-type="string">
            <text:p text:style-name="P13"/>
          </table:table-cell>
        </table:table-row>
        <table:table-row table:style-name="表格13.2">
          <table:table-cell table:style-name="表格13.A3" office:value-type="string">
            <text:p text:style-name="P12">UserId</text:p>
          </table:table-cell>
          <table:table-cell table:style-name="表格13.A3" office:value-type="string">
            <text:p text:style-name="P22"><text:span text:style-name="T8">用户</text:span><text:span text:style-name="T6">ID</text:span></text:p>
          </table:table-cell>
          <table:table-cell table:style-name="表格13.A3" table:number-columns-spanned="2" office:value-type="string">
            <text:p text:style-name="P12">Long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3"/>
          </table:table-cell>
          <table:table-cell table:style-name="表格13.H3" office:value-type="string">
            <text:p text:style-name="P13"/>
          </table:table-cell>
        </table:table-row>
        <table:table-row table:style-name="表格13.2">
          <table:table-cell table:style-name="表格13.A3" office:value-type="string">
            <text:p text:style-name="P12">AccountName</text:p>
          </table:table-cell>
          <table:table-cell table:style-name="表格13.A3" office:value-type="string">
            <text:p text:style-name="P18">帐户名</text:p>
          </table:table-cell>
          <table:table-cell table:style-name="表格13.A3" table:number-columns-spanned="2" office:value-type="string">
            <text:p text:style-name="P12">String(20)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3"/>
          </table:table-cell>
          <table:table-cell table:style-name="表格13.H3" office:value-type="string">
            <text:p text:style-name="P13"/>
          </table:table-cell>
        </table:table-row>
        <table:table-row table:style-name="表格13.2">
          <table:table-cell table:style-name="表格13.A3" office:value-type="string">
            <text:p text:style-name="P12">CardNo</text:p>
          </table:table-cell>
          <table:table-cell table:style-name="表格13.A3" office:value-type="string">
            <text:p text:style-name="P18">帐号</text:p>
          </table:table-cell>
          <table:table-cell table:style-name="表格13.A3" table:number-columns-spanned="2" office:value-type="string">
            <text:p text:style-name="P12">String(20)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3"/>
          </table:table-cell>
          <table:table-cell table:style-name="表格13.H3" office:value-type="string">
            <text:p text:style-name="P13"/>
          </table:table-cell>
        </table:table-row>
        <table:table-row table:style-name="表格13.2">
          <table:table-cell table:style-name="表格13.A3" office:value-type="string">
            <text:p text:style-name="P12">BankCode</text:p>
          </table:table-cell>
          <table:table-cell table:style-name="表格13.A3" office:value-type="string">
            <text:p text:style-name="P18">银行代码</text:p>
          </table:table-cell>
          <table:table-cell table:style-name="表格13.A3" table:number-columns-spanned="2" office:value-type="string">
            <text:p text:style-name="P12">BankCode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3"/>
          </table:table-cell>
          <table:table-cell table:style-name="表格13.H3" office:value-type="string">
            <text:p text:style-name="P13"/>
          </table:table-cell>
        </table:table-row>
        <table:table-row table:style-name="表格13.2">
          <table:table-cell table:style-name="表格13.A3" office:value-type="string">
            <text:p text:style-name="P12">BindTime</text:p>
          </table:table-cell>
          <table:table-cell table:style-name="表格13.A3" office:value-type="string">
            <text:p text:style-name="P18">绑定时间</text:p>
          </table:table-cell>
          <table:table-cell table:style-name="表格13.A3" table:number-columns-spanned="2" office:value-type="string">
            <text:p text:style-name="P12">Calendar</text:p>
          </table:table-cell>
          <table:covered-table-cell/>
          <table:table-cell table:style-name="表格13.A3" office:value-type="string">
            <text:p text:style-name="P12">N</text:p>
          </table:table-cell>
          <table:table-cell table:style-name="表格13.A3" office:value-type="string">
            <text:p text:style-name="P13"/>
          </table:table-cell>
          <table:table-cell table:style-name="表格13.A3" office:value-type="string">
            <text:p text:style-name="P13"/>
          </table:table-cell>
          <table:table-cell table:style-name="表格13.H3" office:value-type="string">
            <text:p text:style-name="P13"/>
          </table:table-cell>
        </table:table-row>
        <table:table-row table:style-name="表格13.1">
          <table:table-cell table:style-name="表格13.A2" office:value-type="string">
            <text:p text:style-name="P8">PK：</text:p>
          </table:table-cell>
          <table:table-cell table:style-name="表格13.A3" table:number-columns-spanned="3" office:value-type="string">
            <text:p text:style-name="P10"/>
          </table:table-cell>
          <table:covered-table-cell/>
          <table:covered-table-cell/>
          <table:table-cell table:style-name="表格13.E9" office:value-type="string">
            <text:p text:style-name="P8">FK：</text:p>
          </table:table-cell>
          <table:table-cell table:style-name="表格13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6" text:outline-level="3"><text:span text:style-name="T2">4.4.</text:span><text:span text:style-name="T4">用户钱包流水</text:span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column table:style-name="表格14.F"/>
        <table:table-column table:style-name="表格14.G"/>
        <table:table-column table:style-name="表格14.H"/>
        <table:table-row table:style-name="表格14.1">
          <table:table-cell table:style-name="表格14.A1" office:value-type="string">
            <text:p text:style-name="P9">表名英文名</text:p>
          </table:table-cell>
          <table:table-cell table:style-name="表格14.B1" table:number-columns-spanned="2" office:value-type="string">
            <text:p text:style-name="P8">HyqWalletSettle</text:p>
          </table:table-cell>
          <table:covered-table-cell/>
          <table:table-cell table:style-name="表格14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4.2">
          <table:table-cell table:style-name="表格14.A2" office:value-type="string">
            <text:p text:style-name="P9">字段名</text:p>
          </table:table-cell>
          <table:table-cell table:style-name="表格14.A2" office:value-type="string">
            <text:p text:style-name="P9">汉字描述</text:p>
          </table:table-cell>
          <table:table-cell table:style-name="表格14.A2" table:number-columns-spanned="2" office:value-type="string">
            <text:p text:style-name="P9">类型(长度)</text:p>
          </table:table-cell>
          <table:covered-table-cell/>
          <table:table-cell table:style-name="表格14.A2" office:value-type="string">
            <text:p text:style-name="P9">空/非空</text:p>
          </table:table-cell>
          <table:table-cell table:style-name="表格14.A2" office:value-type="string">
            <text:p text:style-name="P9">默认值</text:p>
          </table:table-cell>
          <table:table-cell table:style-name="表格14.A2" office:value-type="string">
            <text:p text:style-name="P9">主键</text:p>
          </table:table-cell>
          <table:table-cell table:style-name="表格14.H2" office:value-type="string">
            <text:p text:style-name="P9">外键</text:p>
          </table:table-cell>
        </table:table-row>
        <table:table-row table:style-name="表格14.2">
          <table:table-cell table:style-name="表格14.A3" office:value-type="string">
            <text:p text:style-name="P12">Id</text:p>
          </table:table-cell>
          <table:table-cell table:style-name="表格14.A3" office:value-type="string">
            <text:p text:style-name="P22"><text:span text:style-name="T8">记录</text:span><text:span text:style-name="T6">ID</text:span></text:p>
          </table:table-cell>
          <table:table-cell table:style-name="表格14.A3" table:number-columns-spanned="2" office:value-type="string">
            <text:p text:style-name="P12">Long</text:p>
          </table:table-cell>
          <table:covered-table-cell/>
          <table:table-cell table:style-name="表格14.A3" office:value-type="string">
            <text:p text:style-name="P12">N</text:p>
          </table:table-cell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2">Y</text:p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CreateTime</text:p>
          </table:table-cell>
          <table:table-cell table:style-name="表格14.A3" office:value-type="string">
            <text:p text:style-name="P18">建立时间</text:p>
          </table:table-cell>
          <table:table-cell table:style-name="表格14.A3" table:number-columns-spanned="2" office:value-type="string">
            <text:p text:style-name="P12">Calendar</text:p>
          </table:table-cell>
          <table:covered-table-cell/>
          <table:table-cell table:style-name="表格14.A3" office:value-type="string">
            <text:p text:style-name="P11">N</text:p>
          </table:table-cell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UserId</text:p>
          </table:table-cell>
          <table:table-cell table:style-name="表格14.A3" office:value-type="string">
            <text:p text:style-name="P22"><text:span text:style-name="T8">用户</text:span><text:span text:style-name="T6">ID</text:span></text:p>
          </table:table-cell>
          <table:table-cell table:style-name="表格14.A3" table:number-columns-spanned="2" office:value-type="string">
            <text:p text:style-name="P12">Long</text:p>
          </table:table-cell>
          <table:covered-table-cell/>
          <table:table-cell table:style-name="表格14.A3" office:value-type="string">
            <text:p text:style-name="P11">N</text:p>
          </table:table-cell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WalletId</text:p>
          </table:table-cell>
          <table:table-cell table:style-name="表格14.A3" office:value-type="string">
            <text:p text:style-name="P22"><text:span text:style-name="T8">钱包交易</text:span><text:span text:style-name="T6">ID</text:span></text:p>
          </table:table-cell>
          <table:table-cell table:style-name="表格14.A3" table:number-columns-spanned="2" office:value-type="string">
            <text:p text:style-name="P12">Long</text:p>
          </table:table-cell>
          <table:covered-table-cell/>
          <table:table-cell table:style-name="表格14.A3" office:value-type="string">
            <text:p text:style-name="P11">N</text:p>
          </table:table-cell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Subject</text:p>
          </table:table-cell>
          <table:table-cell table:style-name="表格14.A3" office:value-type="string">
            <text:p text:style-name="P18">标题</text:p>
          </table:table-cell>
          <table:table-cell table:style-name="表格14.A3" table:number-columns-spanned="2" office:value-type="string">
            <text:p text:style-name="P12">String(20)</text:p>
          </table:table-cell>
          <table:covered-table-cell/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Money</text:p>
          </table:table-cell>
          <table:table-cell table:style-name="表格14.A3" office:value-type="string">
            <text:p text:style-name="P18">交易金额</text:p>
          </table:table-cell>
          <table:table-cell table:style-name="表格14.A3" table:number-columns-spanned="2" office:value-type="string">
            <text:p text:style-name="P12">Double</text:p>
          </table:table-cell>
          <table:covered-table-cell/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2">0</text:p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2">
          <table:table-cell table:style-name="表格14.A3" office:value-type="string">
            <text:p text:style-name="P12">UsableMoney</text:p>
          </table:table-cell>
          <table:table-cell table:style-name="表格14.A3" office:value-type="string">
            <text:p text:style-name="P18">可用余额</text:p>
          </table:table-cell>
          <table:table-cell table:style-name="表格14.A3" table:number-columns-spanned="2" office:value-type="string">
            <text:p text:style-name="P12">Double</text:p>
          </table:table-cell>
          <table:covered-table-cell/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2">0</text:p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ext:soft-page-break/>
        <table:table-row table:style-name="表格14.2">
          <table:table-cell table:style-name="表格14.A3" office:value-type="string">
            <text:p text:style-name="P12">FetchableMoney</text:p>
          </table:table-cell>
          <table:table-cell table:style-name="表格14.A3" office:value-type="string">
            <text:p text:style-name="P18">可取余额</text:p>
          </table:table-cell>
          <table:table-cell table:style-name="表格14.A3" table:number-columns-spanned="2" office:value-type="string">
            <text:p text:style-name="P12">Double</text:p>
          </table:table-cell>
          <table:covered-table-cell/>
          <table:table-cell table:style-name="表格14.A3" office:value-type="string">
            <text:p text:style-name="P13"/>
          </table:table-cell>
          <table:table-cell table:style-name="表格14.A3" office:value-type="string">
            <text:p text:style-name="P12">0</text:p>
          </table:table-cell>
          <table:table-cell table:style-name="表格14.A3" office:value-type="string">
            <text:p text:style-name="P13"/>
          </table:table-cell>
          <table:table-cell table:style-name="表格14.H3" office:value-type="string">
            <text:p text:style-name="P13"/>
          </table:table-cell>
        </table:table-row>
        <table:table-row table:style-name="表格14.1">
          <table:table-cell table:style-name="表格14.A2" office:value-type="string">
            <text:p text:style-name="P8">PK：</text:p>
          </table:table-cell>
          <table:table-cell table:style-name="表格14.A3" table:number-columns-spanned="3" office:value-type="string">
            <text:p text:style-name="P10"/>
          </table:table-cell>
          <table:covered-table-cell/>
          <table:covered-table-cell/>
          <table:table-cell table:style-name="表格14.E11" office:value-type="string">
            <text:p text:style-name="P8">FK：</text:p>
          </table:table-cell>
          <table:table-cell table:style-name="表格14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7" text:outline-level="3"><text:span text:style-name="T2">4.5.</text:span><text:span text:style-name="T4">跨行收单记录</text:span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column table:style-name="表格15.G"/>
        <table:table-column table:style-name="表格15.H"/>
        <table:table-row table:style-name="表格15.1">
          <table:table-cell table:style-name="表格15.A1" office:value-type="string">
            <text:p text:style-name="P9">表名英文名</text:p>
          </table:table-cell>
          <table:table-cell table:style-name="表格15.B1" table:number-columns-spanned="2" office:value-type="string">
            <text:p text:style-name="P8">YydWalletKhsd</text:p>
          </table:table-cell>
          <table:covered-table-cell/>
          <table:table-cell table:style-name="表格15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5.2">
          <table:table-cell table:style-name="表格15.A2" office:value-type="string">
            <text:p text:style-name="P9">字段名</text:p>
          </table:table-cell>
          <table:table-cell table:style-name="表格15.A2" office:value-type="string">
            <text:p text:style-name="P9">汉字描述</text:p>
          </table:table-cell>
          <table:table-cell table:style-name="表格15.A2" table:number-columns-spanned="2" office:value-type="string">
            <text:p text:style-name="P9">类型(长度)</text:p>
          </table:table-cell>
          <table:covered-table-cell/>
          <table:table-cell table:style-name="表格15.A2" office:value-type="string">
            <text:p text:style-name="P9">空/非空</text:p>
          </table:table-cell>
          <table:table-cell table:style-name="表格15.A2" office:value-type="string">
            <text:p text:style-name="P9">默认值</text:p>
          </table:table-cell>
          <table:table-cell table:style-name="表格15.A2" office:value-type="string">
            <text:p text:style-name="P9">主键</text:p>
          </table:table-cell>
          <table:table-cell table:style-name="表格15.H2" office:value-type="string">
            <text:p text:style-name="P9">外键</text:p>
          </table:table-cell>
        </table:table-row>
        <table:table-row table:style-name="表格15.2">
          <table:table-cell table:style-name="表格15.A3" office:value-type="string">
            <text:p text:style-name="P12">Id</text:p>
          </table:table-cell>
          <table:table-cell table:style-name="表格15.A3" office:value-type="string">
            <text:p text:style-name="P22"><text:span text:style-name="T8">记录</text:span><text:span text:style-name="T6">ID</text:span></text:p>
          </table:table-cell>
          <table:table-cell table:style-name="表格15.A3" table:number-columns-spanned="2" office:value-type="string">
            <text:p text:style-name="P12">Long</text:p>
          </table:table-cell>
          <table:covered-table-cell/>
          <table:table-cell table:style-name="表格15.A3" office:value-type="string">
            <text:p text:style-name="P12">N</text:p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2">Y</text:p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CreateTime</text:p>
          </table:table-cell>
          <table:table-cell table:style-name="表格15.A3" office:value-type="string">
            <text:p text:style-name="P18">建立时间</text:p>
          </table:table-cell>
          <table:table-cell table:style-name="表格15.A3" table:number-columns-spanned="2" office:value-type="string">
            <text:p text:style-name="P12">Calendar</text:p>
          </table:table-cell>
          <table:covered-table-cell/>
          <table:table-cell table:style-name="表格15.A3" office:value-type="string">
            <text:p text:style-name="P11">N</text:p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PaymentNo</text:p>
          </table:table-cell>
          <table:table-cell table:style-name="表格15.A3" office:value-type="string">
            <text:p text:style-name="P18">支付号</text:p>
          </table:table-cell>
          <table:table-cell table:style-name="表格15.A3" table:number-columns-spanned="2" office:value-type="string">
            <text:p text:style-name="P12">String(26)</text:p>
          </table:table-cell>
          <table:covered-table-cell/>
          <table:table-cell table:style-name="表格15.A3" office:value-type="string">
            <text:p text:style-name="P12">N</text:p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TranFunc</text:p>
          </table:table-cell>
          <table:table-cell table:style-name="表格15.A3" office:value-type="string">
            <text:p text:style-name="P18">功能号</text:p>
          </table:table-cell>
          <table:table-cell table:style-name="表格15.A3" table:number-columns-spanned="2" office:value-type="string">
            <text:p text:style-name="P12">String(20)</text:p>
          </table:table-cell>
          <table:covered-table-cell/>
          <table:table-cell table:style-name="表格15.A3" office:value-type="string">
            <text:p text:style-name="P12">N</text:p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SendParams</text:p>
          </table:table-cell>
          <table:table-cell table:style-name="表格15.A3" office:value-type="string">
            <text:p text:style-name="P18">发送参数</text:p>
          </table:table-cell>
          <table:table-cell table:style-name="表格15.A3" table:number-columns-spanned="2" office:value-type="string">
            <text:p text:style-name="P12">String(8000)</text:p>
          </table:table-cell>
          <table:covered-table-cell/>
          <table:table-cell table:style-name="表格15.A3" office:value-type="string">
            <text:p text:style-name="P12">N</text:p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RecvParams</text:p>
          </table:table-cell>
          <table:table-cell table:style-name="表格15.A3" office:value-type="string">
            <text:p text:style-name="P18">接收参数</text:p>
          </table:table-cell>
          <table:table-cell table:style-name="表格15.A3" table:number-columns-spanned="2" office:value-type="string">
            <text:p text:style-name="P12">String(8000)</text:p>
          </table:table-cell>
          <table:covered-table-cell/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RspCode</text:p>
          </table:table-cell>
          <table:table-cell table:style-name="表格15.A3" office:value-type="string">
            <text:p text:style-name="P18">应答码</text:p>
          </table:table-cell>
          <table:table-cell table:style-name="表格15.A3" table:number-columns-spanned="2" office:value-type="string">
            <text:p text:style-name="P12">String(20)</text:p>
          </table:table-cell>
          <table:covered-table-cell/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2">
          <table:table-cell table:style-name="表格15.A3" office:value-type="string">
            <text:p text:style-name="P12">RspMsg</text:p>
          </table:table-cell>
          <table:table-cell table:style-name="表格15.A3" office:value-type="string">
            <text:p text:style-name="P18">应答描述</text:p>
          </table:table-cell>
          <table:table-cell table:style-name="表格15.A3" table:number-columns-spanned="2" office:value-type="string">
            <text:p text:style-name="P12">String(200)</text:p>
          </table:table-cell>
          <table:covered-table-cell/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A3" office:value-type="string">
            <text:p text:style-name="P13"/>
          </table:table-cell>
          <table:table-cell table:style-name="表格15.H3" office:value-type="string">
            <text:p text:style-name="P13"/>
          </table:table-cell>
        </table:table-row>
        <table:table-row table:style-name="表格15.1">
          <table:table-cell table:style-name="表格15.A2" office:value-type="string">
            <text:p text:style-name="P8">PK：</text:p>
          </table:table-cell>
          <table:table-cell table:style-name="表格15.A3" table:number-columns-spanned="3" office:value-type="string">
            <text:p text:style-name="P10"/>
          </table:table-cell>
          <table:covered-table-cell/>
          <table:covered-table-cell/>
          <table:table-cell table:style-name="表格15.E11" office:value-type="string">
            <text:p text:style-name="P8">FK：</text:p>
          </table:table-cell>
          <table:table-cell table:style-name="表格15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7" text:outline-level="3"><text:span text:style-name="T2">4.6.</text:span><text:span text:style-name="T4">见证宝记录</text:span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column table:style-name="表格16.G"/>
        <table:table-column table:style-name="表格16.H"/>
        <table:table-row table:style-name="表格16.1">
          <table:table-cell table:style-name="表格16.A1" office:value-type="string">
            <text:p text:style-name="P9">表名英文名</text:p>
          </table:table-cell>
          <table:table-cell table:style-name="表格16.B1" table:number-columns-spanned="2" office:value-type="string">
            <text:p text:style-name="P8">YydWalletZjjz</text:p>
          </table:table-cell>
          <table:covered-table-cell/>
          <table:table-cell table:style-name="表格16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6.2">
          <table:table-cell table:style-name="表格16.A2" office:value-type="string">
            <text:p text:style-name="P9">字段名</text:p>
          </table:table-cell>
          <table:table-cell table:style-name="表格16.A2" office:value-type="string">
            <text:p text:style-name="P9">汉字描述</text:p>
          </table:table-cell>
          <table:table-cell table:style-name="表格16.A2" table:number-columns-spanned="2" office:value-type="string">
            <text:p text:style-name="P9">类型(长度)</text:p>
          </table:table-cell>
          <table:covered-table-cell/>
          <table:table-cell table:style-name="表格16.A2" office:value-type="string">
            <text:p text:style-name="P9">空/非空</text:p>
          </table:table-cell>
          <table:table-cell table:style-name="表格16.A2" office:value-type="string">
            <text:p text:style-name="P9">默认值</text:p>
          </table:table-cell>
          <table:table-cell table:style-name="表格16.A2" office:value-type="string">
            <text:p text:style-name="P9">主键</text:p>
          </table:table-cell>
          <table:table-cell table:style-name="表格16.H2" office:value-type="string">
            <text:p text:style-name="P9">外键</text:p>
          </table:table-cell>
        </table:table-row>
        <table:table-row table:style-name="表格16.2">
          <table:table-cell table:style-name="表格16.A3" office:value-type="string">
            <text:p text:style-name="P12">Id</text:p>
          </table:table-cell>
          <table:table-cell table:style-name="表格16.A3" office:value-type="string">
            <text:p text:style-name="P22"><text:span text:style-name="T8">记录</text:span><text:span text:style-name="T6">ID</text:span></text:p>
          </table:table-cell>
          <table:table-cell table:style-name="表格16.A3" table:number-columns-spanned="2" office:value-type="string">
            <text:p text:style-name="P12">Long</text:p>
          </table:table-cell>
          <table:covered-table-cell/>
          <table:table-cell table:style-name="表格16.A3" office:value-type="string">
            <text:p text:style-name="P12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2">Y</text:p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CreateTime</text:p>
          </table:table-cell>
          <table:table-cell table:style-name="表格16.A3" office:value-type="string">
            <text:p text:style-name="P18">建立时间</text:p>
          </table:table-cell>
          <table:table-cell table:style-name="表格16.A3" table:number-columns-spanned="2" office:value-type="string">
            <text:p text:style-name="P12">Calendar</text:p>
          </table:table-cell>
          <table:covered-table-cell/>
          <table:table-cell table:style-name="表格16.A3" office:value-type="string">
            <text:p text:style-name="P11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LogNo</text:p>
          </table:table-cell>
          <table:table-cell table:style-name="表格16.A3" office:value-type="string">
            <text:p text:style-name="P18">日志号</text:p>
          </table:table-cell>
          <table:table-cell table:style-name="表格16.A3" table:number-columns-spanned="2" office:value-type="string">
            <text:p text:style-name="P12">String(20)</text:p>
          </table:table-cell>
          <table:covered-table-cell/>
          <table:table-cell table:style-name="表格16.A3" office:value-type="string">
            <text:p text:style-name="P11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PaymentNo</text:p>
          </table:table-cell>
          <table:table-cell table:style-name="表格16.A3" office:value-type="string">
            <text:p text:style-name="P18">支付号</text:p>
          </table:table-cell>
          <table:table-cell table:style-name="表格16.A3" table:number-columns-spanned="2" office:value-type="string">
            <text:p text:style-name="P12">String(26)</text:p>
          </table:table-cell>
          <table:covered-table-cell/>
          <table:table-cell table:style-name="表格16.A3" office:value-type="string">
            <text:p text:style-name="P12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TranFunc</text:p>
          </table:table-cell>
          <table:table-cell table:style-name="表格16.A3" office:value-type="string">
            <text:p text:style-name="P18">功能号</text:p>
          </table:table-cell>
          <table:table-cell table:style-name="表格16.A3" table:number-columns-spanned="2" office:value-type="string">
            <text:p text:style-name="P12">String(20)</text:p>
          </table:table-cell>
          <table:covered-table-cell/>
          <table:table-cell table:style-name="表格16.A3" office:value-type="string">
            <text:p text:style-name="P12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FuncFlag</text:p>
          </table:table-cell>
          <table:table-cell table:style-name="表格16.A3" office:value-type="string">
            <text:p text:style-name="P18">功能标志</text:p>
          </table:table-cell>
          <table:table-cell table:style-name="表格16.A3" table:number-columns-spanned="2" office:value-type="string">
            <text:p text:style-name="P12">String(10)</text:p>
          </table:table-cell>
          <table:covered-table-cell/>
          <table:table-cell table:style-name="表格16.A3" office:value-type="string">
            <text:p text:style-name="P12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SendParams</text:p>
          </table:table-cell>
          <table:table-cell table:style-name="表格16.A3" office:value-type="string">
            <text:p text:style-name="P18">发送参数</text:p>
          </table:table-cell>
          <table:table-cell table:style-name="表格16.A3" table:number-columns-spanned="2" office:value-type="string">
            <text:p text:style-name="P12">String(8000)</text:p>
          </table:table-cell>
          <table:covered-table-cell/>
          <table:table-cell table:style-name="表格16.A3" office:value-type="string">
            <text:p text:style-name="P12">N</text:p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RecvParams</text:p>
          </table:table-cell>
          <table:table-cell table:style-name="表格16.A3" office:value-type="string">
            <text:p text:style-name="P18">接收参数</text:p>
          </table:table-cell>
          <table:table-cell table:style-name="表格16.A3" table:number-columns-spanned="2" office:value-type="string">
            <text:p text:style-name="P12">String(8000)</text:p>
          </table:table-cell>
          <table:covered-table-cell/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RspCode</text:p>
          </table:table-cell>
          <table:table-cell table:style-name="表格16.A3" office:value-type="string">
            <text:p text:style-name="P18">应答码</text:p>
          </table:table-cell>
          <table:table-cell table:style-name="表格16.A3" table:number-columns-spanned="2" office:value-type="string">
            <text:p text:style-name="P12">String(20)</text:p>
          </table:table-cell>
          <table:covered-table-cell/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2">
          <table:table-cell table:style-name="表格16.A3" office:value-type="string">
            <text:p text:style-name="P12">RspMsg</text:p>
          </table:table-cell>
          <table:table-cell table:style-name="表格16.A3" office:value-type="string">
            <text:p text:style-name="P18">应答描述</text:p>
          </table:table-cell>
          <table:table-cell table:style-name="表格16.A3" table:number-columns-spanned="2" office:value-type="string">
            <text:p text:style-name="P12">String(200)</text:p>
          </table:table-cell>
          <table:covered-table-cell/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A3" office:value-type="string">
            <text:p text:style-name="P13"/>
          </table:table-cell>
          <table:table-cell table:style-name="表格16.H3" office:value-type="string">
            <text:p text:style-name="P13"/>
          </table:table-cell>
        </table:table-row>
        <table:table-row table:style-name="表格16.1">
          <table:table-cell table:style-name="表格16.A2" office:value-type="string">
            <text:p text:style-name="P8">PK：</text:p>
          </table:table-cell>
          <table:table-cell table:style-name="表格16.A3" table:number-columns-spanned="3" office:value-type="string">
            <text:p text:style-name="P10"/>
          </table:table-cell>
          <table:covered-table-cell/>
          <table:covered-table-cell/>
          <table:table-cell table:style-name="表格16.E13" office:value-type="string">
            <text:p text:style-name="P8">FK：</text:p>
          </table:table-cell>
          <table:table-cell table:style-name="表格16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8" text:outline-level="2">5.信息发布</text:h>
      <text:h text:style-name="P26" text:outline-level="3"><text:span text:style-name="T2">5.1.</text:span><text:span text:style-name="T4">投诉或提问</text:span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 table:number-columns-repeated="2"/>
        <table:table-column table:style-name="表格17.H"/>
        <table:table-row table:style-name="表格17.1">
          <table:table-cell table:style-name="表格17.A1" office:value-type="string">
            <text:p text:style-name="P1">表名英文名</text:p>
          </table:table-cell>
          <table:table-cell table:style-name="表格17.B1" table:number-columns-spanned="2" office:value-type="string">
            <text:p text:style-name="P11">YydComplain</text:p>
          </table:table-cell>
          <table:covered-table-cell/>
          <table:table-cell table:style-name="表格17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7.2">
          <table:table-cell table:style-name="表格17.A2" office:value-type="string">
            <text:p text:style-name="P6">字段名</text:p>
          </table:table-cell>
          <table:table-cell table:style-name="表格17.A2" office:value-type="string">
            <text:p text:style-name="P5">汉字描述</text:p>
          </table:table-cell>
          <table:table-cell table:style-name="表格17.A2" table:number-columns-spanned="2" office:value-type="string">
            <text:p text:style-name="P6">类型(长度)</text:p>
          </table:table-cell>
          <table:covered-table-cell/>
          <table:table-cell table:style-name="表格17.A2" office:value-type="string">
            <text:p text:style-name="P6">空/非空</text:p>
          </table:table-cell>
          <table:table-cell table:style-name="表格17.A2" office:value-type="string">
            <text:p text:style-name="P6">默认值</text:p>
          </table:table-cell>
          <table:table-cell table:style-name="表格17.A2" office:value-type="string">
            <text:p text:style-name="P6">主键</text:p>
          </table:table-cell>
          <table:table-cell table:style-name="表格17.H2" office:value-type="string">
            <text:p text:style-name="P6">外键</text:p>
          </table:table-cell>
        </table:table-row>
        <table:table-row table:style-name="表格17.2">
          <table:table-cell table:style-name="表格17.A3" office:value-type="string">
            <text:p text:style-name="P12">Id</text:p>
          </table:table-cell>
          <table:table-cell table:style-name="表格17.A3" office:value-type="string">
            <text:p text:style-name="P12">ID</text:p>
          </table:table-cell>
          <table:table-cell table:style-name="表格17.A3" table:number-columns-spanned="2" office:value-type="string">
            <text:p text:style-name="P12">Long</text:p>
          </table:table-cell>
          <table:covered-table-cell/>
          <table:table-cell table:style-name="表格17.A3" office:value-type="string">
            <text:p text:style-name="P12">N</text:p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2">Y</text:p>
          </table:table-cell>
          <table:table-cell table:style-name="表格17.H3" office:value-type="string">
            <text:p text:style-name="P13"/>
          </table:table-cell>
        </table:table-row>
        <table:table-row table:style-name="表格17.2">
          <table:table-cell table:style-name="表格17.A3" office:value-type="string">
            <text:p text:style-name="P12">UserId</text:p>
          </table:table-cell>
          <table:table-cell table:style-name="表格17.A3" office:value-type="string">
            <text:p text:style-name="P12">用户ID</text:p>
          </table:table-cell>
          <table:table-cell table:style-name="表格17.A3" table:number-columns-spanned="2" office:value-type="string">
            <text:p text:style-name="P12">Long</text:p>
          </table:table-cell>
          <table:covered-table-cell/>
          <table:table-cell table:style-name="表格17.A3" office:value-type="string">
            <text:p text:style-name="P12">N</text:p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2">N</text:p>
          </table:table-cell>
        </table:table-row>
        <table:table-row table:style-name="表格17.2">
          <table:table-cell table:style-name="表格17.A3" office:value-type="string">
            <text:p text:style-name="P12">Content</text:p>
          </table:table-cell>
          <table:table-cell table:style-name="表格17.A3" office:value-type="string">
            <text:p text:style-name="P12">问题内容</text:p>
          </table:table-cell>
          <table:table-cell table:style-name="表格17.A3" table:number-columns-spanned="2" office:value-type="string">
            <text:p text:style-name="P12">String(2000)</text:p>
          </table:table-cell>
          <table:covered-table-cell/>
          <table:table-cell table:style-name="表格17.A3" office:value-type="string">
            <text:p text:style-name="P12">N</text:p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3"/>
          </table:table-cell>
        </table:table-row>
        <table:table-row table:style-name="表格17.2">
          <table:table-cell table:style-name="表格17.A3" office:value-type="string">
            <text:p text:style-name="P12">Reply</text:p>
          </table:table-cell>
          <table:table-cell table:style-name="表格17.A3" office:value-type="string">
            <text:p text:style-name="P12">回复内容</text:p>
          </table:table-cell>
          <table:table-cell table:style-name="表格17.A3" table:number-columns-spanned="2" office:value-type="string">
            <text:p text:style-name="P12">String(2000)</text:p>
          </table:table-cell>
          <table:covered-table-cell/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3"/>
          </table:table-cell>
        </table:table-row>
        <table:table-row table:style-name="表格17.2">
          <table:table-cell table:style-name="表格17.A3" office:value-type="string">
            <text:p text:style-name="P12">CreateTime</text:p>
          </table:table-cell>
          <table:table-cell table:style-name="表格17.A3" office:value-type="string">
            <text:p text:style-name="P12">创建时间</text:p>
          </table:table-cell>
          <table:table-cell table:style-name="表格17.A3" table:number-columns-spanned="2" office:value-type="string">
            <text:p text:style-name="P12">Calendar</text:p>
          </table:table-cell>
          <table:covered-table-cell/>
          <table:table-cell table:style-name="表格17.A3" office:value-type="string">
            <text:p text:style-name="P12">N</text:p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3"/>
          </table:table-cell>
        </table:table-row>
        <table:table-row table:style-name="表格17.2">
          <table:table-cell table:style-name="表格17.A3" office:value-type="string">
            <text:p text:style-name="P12">ReplyTime</text:p>
          </table:table-cell>
          <table:table-cell table:style-name="表格17.A3" office:value-type="string">
            <text:p text:style-name="P12">回复时间</text:p>
          </table:table-cell>
          <table:table-cell table:style-name="表格17.A3" table:number-columns-spanned="2" office:value-type="string">
            <text:p text:style-name="P12">Calendar</text:p>
          </table:table-cell>
          <table:covered-table-cell/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3"/>
          </table:table-cell>
        </table:table-row>
        <table:table-row table:style-name="表格17.2">
          <table:table-cell table:style-name="表格17.A3" office:value-type="string">
            <text:p text:style-name="P12">Status</text:p>
          </table:table-cell>
          <table:table-cell table:style-name="表格17.A3" office:value-type="string">
            <text:p text:style-name="P12">是否回复</text:p>
          </table:table-cell>
          <table:table-cell table:style-name="表格17.A3" table:number-columns-spanned="2" office:value-type="string">
            <text:p text:style-name="P12">YesNoCode</text:p>
          </table:table-cell>
          <table:covered-table-cell/>
          <table:table-cell table:style-name="表格17.A3" office:value-type="string">
            <text:p text:style-name="P12">N</text:p>
          </table:table-cell>
          <table:table-cell table:style-name="表格17.A3" office:value-type="string">
            <text:p text:style-name="P13"/>
          </table:table-cell>
          <table:table-cell table:style-name="表格17.A3" office:value-type="string">
            <text:p text:style-name="P13"/>
          </table:table-cell>
          <table:table-cell table:style-name="表格17.H3" office:value-type="string">
            <text:p text:style-name="P13"/>
          </table:table-cell>
        </table:table-row>
        <table:table-row table:style-name="表格17.1">
          <table:table-cell table:style-name="表格17.A2" office:value-type="string">
            <text:p text:style-name="P1">PK：</text:p>
          </table:table-cell>
          <table:table-cell table:style-name="表格17.B10" table:number-columns-spanned="3" office:value-type="string">
            <text:p text:style-name="P7"/>
          </table:table-cell>
          <table:covered-table-cell/>
          <table:covered-table-cell/>
          <table:table-cell table:style-name="表格17.E10" office:value-type="string">
            <text:p text:style-name="P6">FK：</text:p>
          </table:table-cell>
          <table:table-cell table:style-name="表格17.H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5.2.</text:span><text:span text:style-name="T4">公告</text:span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column table:style-name="表格18.E"/>
        <table:table-column table:style-name="表格18.F"/>
        <table:table-column table:style-name="表格18.G"/>
        <table:table-column table:style-name="表格18.H"/>
        <table:table-row table:style-name="表格18.1">
          <table:table-cell table:style-name="表格18.A1" office:value-type="string">
            <text:p text:style-name="P1">表名英文名</text:p>
          </table:table-cell>
          <table:table-cell table:style-name="表格18.B1" table:number-columns-spanned="2" office:value-type="string">
            <text:p text:style-name="P2">YydNotice</text:p>
          </table:table-cell>
          <table:covered-table-cell/>
          <table:table-cell table:style-name="表格18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8.2">
          <table:table-cell table:style-name="表格18.A2" office:value-type="string">
            <text:p text:style-name="P6">字段名</text:p>
          </table:table-cell>
          <table:table-cell table:style-name="表格18.A2" office:value-type="string">
            <text:p text:style-name="P6">汉字描述</text:p>
          </table:table-cell>
          <table:table-cell table:style-name="表格18.A2" table:number-columns-spanned="2" office:value-type="string">
            <text:p text:style-name="P6">类型(长度)</text:p>
          </table:table-cell>
          <table:covered-table-cell/>
          <table:table-cell table:style-name="表格18.A2" office:value-type="string">
            <text:p text:style-name="P6">空/非空</text:p>
          </table:table-cell>
          <table:table-cell table:style-name="表格18.A2" office:value-type="string">
            <text:p text:style-name="P6">默认值</text:p>
          </table:table-cell>
          <table:table-cell table:style-name="表格18.A2" office:value-type="string">
            <text:p text:style-name="P6">主键</text:p>
          </table:table-cell>
          <table:table-cell table:style-name="表格18.H2" office:value-type="string">
            <text:p text:style-name="P6">外键</text:p>
          </table:table-cell>
        </table:table-row>
        <table:table-row table:style-name="表格18.2">
          <table:table-cell table:style-name="表格18.A3" office:value-type="string">
            <text:p text:style-name="P12">Id</text:p>
          </table:table-cell>
          <table:table-cell table:style-name="表格18.A3" office:value-type="string">
            <text:p text:style-name="P22"><text:span text:style-name="T8">记录</text:span><text:span text:style-name="T6">ID</text:span></text:p>
          </table:table-cell>
          <table:table-cell table:style-name="表格18.A3" table:number-columns-spanned="2" office:value-type="string">
            <text:p text:style-name="P12">Long</text:p>
          </table:table-cell>
          <table:covered-table-cell/>
          <table:table-cell table:style-name="表格18.A3" office:value-type="string">
            <text:p text:style-name="P12">N</text:p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2">Y</text:p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NtcColumn</text:p>
          </table:table-cell>
          <table:table-cell table:style-name="表格18.A3" office:value-type="string">
            <text:p text:style-name="P18">栏目</text:p>
          </table:table-cell>
          <table:table-cell table:style-name="表格18.A3" table:number-columns-spanned="2" office:value-type="string">
            <text:p text:style-name="P12">NtcColumnCode</text:p>
          </table:table-cell>
          <table:covered-table-cell/>
          <table:table-cell table:style-name="表格18.A3" office:value-type="string">
            <text:p text:style-name="P12">N</text:p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PointNum</text:p>
          </table:table-cell>
          <table:table-cell table:style-name="表格18.A3" office:value-type="string">
            <text:p text:style-name="P18">点击数</text:p>
          </table:table-cell>
          <table:table-cell table:style-name="表格18.A3" table:number-columns-spanned="2" office:value-type="string">
            <text:p text:style-name="P12">Long</text:p>
          </table:table-cell>
          <table:covered-table-cell/>
          <table:table-cell table:style-name="表格18.A3" office:value-type="string">
            <text:p text:style-name="P12">N</text:p>
          </table:table-cell>
          <table:table-cell table:style-name="表格18.A3" office:value-type="string">
            <text:p text:style-name="P12">0</text:p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Title</text:p>
          </table:table-cell>
          <table:table-cell table:style-name="表格18.A3" office:value-type="string">
            <text:p text:style-name="P18">标题</text:p>
          </table:table-cell>
          <table:table-cell table:style-name="表格18.A3" table:number-columns-spanned="2" office:value-type="string">
            <text:p text:style-name="P12">String(200)</text:p>
          </table:table-cell>
          <table:covered-table-cell/>
          <table:table-cell table:style-name="表格18.A3" office:value-type="string">
            <text:p text:style-name="P12">N</text:p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Source</text:p>
          </table:table-cell>
          <table:table-cell table:style-name="表格18.A3" office:value-type="string">
            <text:p text:style-name="P18">来源</text:p>
          </table:table-cell>
          <table:table-cell table:style-name="表格18.A3" table:number-columns-spanned="2" office:value-type="string">
            <text:p text:style-name="P12">String(200)</text:p>
          </table:table-cell>
          <table:covered-table-cell/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Content</text:p>
          </table:table-cell>
          <table:table-cell table:style-name="表格18.A3" office:value-type="string">
            <text:p text:style-name="P18">内容</text:p>
          </table:table-cell>
          <table:table-cell table:style-name="表格18.A3" table:number-columns-spanned="2" office:value-type="string">
            <text:p text:style-name="P12">String(4000)</text:p>
          </table:table-cell>
          <table:covered-table-cell/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CreateTime</text:p>
          </table:table-cell>
          <table:table-cell table:style-name="表格18.A3" office:value-type="string">
            <text:p text:style-name="P18">建立时间</text:p>
          </table:table-cell>
          <table:table-cell table:style-name="表格18.A3" table:number-columns-spanned="2" office:value-type="string">
            <text:p text:style-name="P12">Calendar</text:p>
          </table:table-cell>
          <table:covered-table-cell/>
          <table:table-cell table:style-name="表格18.A3" office:value-type="string">
            <text:p text:style-name="P12">N</text:p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2">PublishTime</text:p>
          </table:table-cell>
          <table:table-cell table:style-name="表格18.A3" office:value-type="string">
            <text:p text:style-name="P18">发布时间</text:p>
          </table:table-cell>
          <table:table-cell table:style-name="表格18.A3" table:number-columns-spanned="2" office:value-type="string">
            <text:p text:style-name="P12">Calendar</text:p>
          </table:table-cell>
          <table:covered-table-cell/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A3" office:value-type="string">
            <text:p text:style-name="P13"/>
          </table:table-cell>
          <table:table-cell table:style-name="表格18.H3" office:value-type="string">
            <text:p text:style-name="P13"/>
          </table:table-cell>
        </table:table-row>
        <table:table-row table:style-name="表格18.2">
          <table:table-cell table:style-name="表格18.A3" office:value-type="string">
            <text:p text:style-name="P11">ReleaseStatus</text:p>
          </table:table-cell>
          <table:table-cell table:style-name="表格18.A3" office:value-type="string">
            <text:p text:style-name="P11">发布状态</text:p>
          </table:table-cell>
          <table:table-cell table:style-name="表格18.A3" table:number-columns-spanned="2" office:value-type="string">
            <text:p text:style-name="P11">ReleaseStatusCode</text:p>
          </table:table-cell>
          <table:covered-table-cell/>
          <table:table-cell table:style-name="表格18.A3" office:value-type="string">
            <text:p text:style-name="P11">N</text:p>
          </table:table-cell>
          <table:table-cell table:style-name="表格18.A3" office:value-type="string">
            <text:p text:style-name="P16"/>
          </table:table-cell>
          <table:table-cell table:style-name="表格18.A3" office:value-type="string">
            <text:p text:style-name="P16"/>
          </table:table-cell>
          <table:table-cell table:style-name="表格18.H3" office:value-type="string">
            <text:p text:style-name="P16"/>
          </table:table-cell>
        </table:table-row>
        <table:table-row table:style-name="表格18.2">
          <table:table-cell table:style-name="表格18.A3" office:value-type="string">
            <text:p text:style-name="P11">NoticeTop</text:p>
          </table:table-cell>
          <table:table-cell table:style-name="表格18.A3" office:value-type="string">
            <text:p text:style-name="P11">置顶</text:p>
          </table:table-cell>
          <table:table-cell table:style-name="表格18.A3" table:number-columns-spanned="2" office:value-type="string">
            <text:p text:style-name="P11">NoticeTopCode</text:p>
          </table:table-cell>
          <table:covered-table-cell/>
          <table:table-cell table:style-name="表格18.A3" office:value-type="string">
            <text:p text:style-name="P11">N</text:p>
          </table:table-cell>
          <table:table-cell table:style-name="表格18.A3" office:value-type="string">
            <text:p text:style-name="P16"/>
          </table:table-cell>
          <table:table-cell table:style-name="表格18.A3" office:value-type="string">
            <text:p text:style-name="P16"/>
          </table:table-cell>
          <table:table-cell table:style-name="表格18.H3" office:value-type="string">
            <text:p text:style-name="P16"/>
          </table:table-cell>
        </table:table-row>
        <table:table-row table:style-name="表格18.1">
          <table:table-cell table:style-name="表格18.A2" office:value-type="string">
            <text:p text:style-name="P1">PK：</text:p>
          </table:table-cell>
          <table:table-cell table:style-name="表格18.B13" table:number-columns-spanned="3" office:value-type="string">
            <text:p text:style-name="P3"/>
          </table:table-cell>
          <table:covered-table-cell/>
          <table:covered-table-cell/>
          <table:table-cell table:style-name="表格18.E13" office:value-type="string">
            <text:p text:style-name="P1">FK：</text:p>
          </table:table-cell>
          <table:table-cell table:style-name="表格18.H3" table:number-columns-spanned="3" office:value-type="string">
            <text:p text:style-name="P3"/>
          </table:table-cell>
          <table:covered-table-cell/>
          <table:covered-table-cell/>
        </table:table-row>
      </table:table>
      <text:h text:style-name="P26" text:outline-level="3"><text:span text:style-name="T2">5.3.</text:span><text:span text:style-name="T4">公告附件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column table:style-name="表格19.E"/>
        <table:table-column table:style-name="表格19.F"/>
        <table:table-column table:style-name="表格19.G"/>
        <table:table-column table:style-name="表格19.H"/>
        <table:table-row table:style-name="表格19.1">
          <table:table-cell table:style-name="表格19.A1" office:value-type="string">
            <text:p text:style-name="P1">表名英文名</text:p>
          </table:table-cell>
          <table:table-cell table:style-name="表格19.B1" table:number-columns-spanned="2" office:value-type="string">
            <text:p text:style-name="P2">YydNoticeAttachment</text:p>
          </table:table-cell>
          <table:covered-table-cell/>
          <table:table-cell table:style-name="表格19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19.2">
          <table:table-cell table:style-name="表格19.A2" office:value-type="string">
            <text:p text:style-name="P6">字段名</text:p>
          </table:table-cell>
          <table:table-cell table:style-name="表格19.A2" office:value-type="string">
            <text:p text:style-name="P6">汉字描述</text:p>
          </table:table-cell>
          <table:table-cell table:style-name="表格19.A2" table:number-columns-spanned="2" office:value-type="string">
            <text:p text:style-name="P6">类型(长度)</text:p>
          </table:table-cell>
          <table:covered-table-cell/>
          <table:table-cell table:style-name="表格19.A2" office:value-type="string">
            <text:p text:style-name="P6">空/非空</text:p>
          </table:table-cell>
          <table:table-cell table:style-name="表格19.A2" office:value-type="string">
            <text:p text:style-name="P6">默认值</text:p>
          </table:table-cell>
          <table:table-cell table:style-name="表格19.A2" office:value-type="string">
            <text:p text:style-name="P6">主键</text:p>
          </table:table-cell>
          <table:table-cell table:style-name="表格19.H2" office:value-type="string">
            <text:p text:style-name="P6">外键</text:p>
          </table:table-cell>
        </table:table-row>
        <table:table-row table:style-name="表格19.2">
          <table:table-cell table:style-name="表格19.A3" office:value-type="string">
            <text:p text:style-name="P12">Id</text:p>
          </table:table-cell>
          <table:table-cell table:style-name="表格19.A3" office:value-type="string">
            <text:p text:style-name="P22"><text:span text:style-name="T8">附件</text:span><text:span text:style-name="T6">ID</text:span></text:p>
          </table:table-cell>
          <table:table-cell table:style-name="表格19.A3" table:number-columns-spanned="2" office:value-type="string">
            <text:p text:style-name="P12">Long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2">Y</text:p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NoticeId</text:p>
          </table:table-cell>
          <table:table-cell table:style-name="表格19.A3" office:value-type="string">
            <text:p text:style-name="P22"><text:span text:style-name="T8">公告</text:span><text:span text:style-name="T6">ID</text:span></text:p>
          </table:table-cell>
          <table:table-cell table:style-name="表格19.A3" table:number-columns-spanned="2" office:value-type="string">
            <text:p text:style-name="P12">Long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2">Y</text:p>
          </table:table-cell>
        </table:table-row>
        <table:table-row table:style-name="表格19.2">
          <table:table-cell table:style-name="表格19.A3" office:value-type="string">
            <text:p text:style-name="P12">No</text:p>
          </table:table-cell>
          <table:table-cell table:style-name="表格19.A3" office:value-type="string">
            <text:p text:style-name="P18">顺序号</text:p>
          </table:table-cell>
          <table:table-cell table:style-name="表格19.A3" table:number-columns-spanned="2" office:value-type="string">
            <text:p text:style-name="P12">Integer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FileType</text:p>
          </table:table-cell>
          <table:table-cell table:style-name="表格19.A3" office:value-type="string">
            <text:p text:style-name="P18">文件类型</text:p>
          </table:table-cell>
          <table:table-cell table:style-name="表格19.A3" table:number-columns-spanned="2" office:value-type="string">
            <text:p text:style-name="P12">String(20)</text:p>
          </table:table-cell>
          <table:covered-table-cell/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Title</text:p>
          </table:table-cell>
          <table:table-cell table:style-name="表格19.A3" office:value-type="string">
            <text:p text:style-name="P18">附件标题</text:p>
          </table:table-cell>
          <table:table-cell table:style-name="表格19.A3" table:number-columns-spanned="2" office:value-type="string">
            <text:p text:style-name="P12">String(200)</text:p>
          </table:table-cell>
          <table:covered-table-cell/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Url</text:p>
          </table:table-cell>
          <table:table-cell table:style-name="表格19.A3" office:value-type="string">
            <text:p text:style-name="P18">附件路径</text:p>
          </table:table-cell>
          <table:table-cell table:style-name="表格19.A3" table:number-columns-spanned="2" office:value-type="string">
            <text:p text:style-name="P12">String(200)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CreateTime</text:p>
          </table:table-cell>
          <table:table-cell table:style-name="表格19.A3" office:value-type="string">
            <text:p text:style-name="P18">上传时间</text:p>
          </table:table-cell>
          <table:table-cell table:style-name="表格19.A3" table:number-columns-spanned="2" office:value-type="string">
            <text:p text:style-name="P12">Calendar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2">
          <table:table-cell table:style-name="表格19.A3" office:value-type="string">
            <text:p text:style-name="P12">Size</text:p>
          </table:table-cell>
          <table:table-cell table:style-name="表格19.A3" office:value-type="string">
            <text:p text:style-name="P18">文件大小</text:p>
          </table:table-cell>
          <table:table-cell table:style-name="表格19.A3" table:number-columns-spanned="2" office:value-type="string">
            <text:p text:style-name="P12">Long</text:p>
          </table:table-cell>
          <table:covered-table-cell/>
          <table:table-cell table:style-name="表格19.A3" office:value-type="string">
            <text:p text:style-name="P12">N</text:p>
          </table:table-cell>
          <table:table-cell table:style-name="表格19.A3" office:value-type="string">
            <text:p text:style-name="P13"/>
          </table:table-cell>
          <table:table-cell table:style-name="表格19.A3" office:value-type="string">
            <text:p text:style-name="P13"/>
          </table:table-cell>
          <table:table-cell table:style-name="表格19.H3" office:value-type="string">
            <text:p text:style-name="P13"/>
          </table:table-cell>
        </table:table-row>
        <table:table-row table:style-name="表格19.1">
          <table:table-cell table:style-name="表格19.A2" office:value-type="string">
            <text:p text:style-name="P1">PK：</text:p>
          </table:table-cell>
          <table:table-cell table:style-name="表格19.B11" table:number-columns-spanned="3" office:value-type="string">
            <text:p text:style-name="P3"/>
          </table:table-cell>
          <table:covered-table-cell/>
          <table:covered-table-cell/>
          <table:table-cell table:style-name="表格19.E11" office:value-type="string">
            <text:p text:style-name="P1">FK：</text:p>
          </table:table-cell>
          <table:table-cell table:style-name="表格19.H3" table:number-columns-spanned="3" office:value-type="string">
            <text:p text:style-name="P3"/>
          </table:table-cell>
          <table:covered-table-cell/>
          <table:covered-table-cell/>
        </table:table-row>
      </table:table>
      <text:h text:style-name="P28" text:outline-level="2">6.统计分析</text:h>
      <text:h text:style-name="P26" text:outline-level="3"><text:span text:style-name="T2">6.1.</text:span><text:span text:style-name="T4">会员统计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column table:style-name="表格20.E"/>
        <table:table-column table:style-name="表格20.F"/>
        <table:table-column table:style-name="表格20.G"/>
        <table:table-column table:style-name="表格20.H"/>
        <table:table-row table:style-name="表格20.1">
          <table:table-cell table:style-name="表格20.A1" office:value-type="string">
            <text:p text:style-name="P9">表名英文名</text:p>
          </table:table-cell>
          <table:table-cell table:style-name="表格20.B1" table:number-columns-spanned="2" office:value-type="string">
            <text:p text:style-name="P8">YydStatUser</text:p>
          </table:table-cell>
          <table:covered-table-cell/>
          <table:table-cell table:style-name="表格20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0.2">
          <table:table-cell table:style-name="表格20.A2" office:value-type="string">
            <text:p text:style-name="P9">字段名</text:p>
          </table:table-cell>
          <table:table-cell table:style-name="表格20.A2" office:value-type="string">
            <text:p text:style-name="P9">汉字描述</text:p>
          </table:table-cell>
          <table:table-cell table:style-name="表格20.A2" table:number-columns-spanned="2" office:value-type="string">
            <text:p text:style-name="P9">类型(长度)</text:p>
          </table:table-cell>
          <table:covered-table-cell/>
          <table:table-cell table:style-name="表格20.A2" office:value-type="string">
            <text:p text:style-name="P9">空/非空</text:p>
          </table:table-cell>
          <table:table-cell table:style-name="表格20.A2" office:value-type="string">
            <text:p text:style-name="P9">默认值</text:p>
          </table:table-cell>
          <table:table-cell table:style-name="表格20.A2" office:value-type="string">
            <text:p text:style-name="P9">主键</text:p>
          </table:table-cell>
          <table:table-cell table:style-name="表格20.H2" office:value-type="string">
            <text:p text:style-name="P9">外键</text:p>
          </table:table-cell>
        </table:table-row>
        <table:table-row table:style-name="表格20.2">
          <table:table-cell table:style-name="表格20.A3" office:value-type="string">
            <text:p text:style-name="P12">Id</text:p>
          </table:table-cell>
          <table:table-cell table:style-name="表格20.A3" office:value-type="string">
            <text:p text:style-name="P22"><text:span text:style-name="T8">记录</text:span><text:span text:style-name="T6">ID</text:span></text:p>
          </table:table-cell>
          <table:table-cell table:style-name="表格20.A3" table:number-columns-spanned="2" office:value-type="string">
            <text:p text:style-name="P12">Long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3"/>
          </table:table-cell>
          <table:table-cell table:style-name="表格20.A3" office:value-type="string">
            <text:p text:style-name="P12">Y</text:p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YearMonth</text:p>
          </table:table-cell>
          <table:table-cell table:style-name="表格20.A3" office:value-type="string">
            <text:p text:style-name="P18">年月</text:p>
          </table:table-cell>
          <table:table-cell table:style-name="表格20.A3" table:number-columns-spanned="2" office:value-type="string">
            <text:p text:style-name="P12">String(6)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3"/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Users</text:p>
          </table:table-cell>
          <table:table-cell table:style-name="表格20.A3" office:value-type="string">
            <text:p text:style-name="P18">总会员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Brokers</text:p>
          </table:table-cell>
          <table:table-cell table:style-name="表格20.A3" office:value-type="string">
            <text:p text:style-name="P18">总代理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Handlers</text:p>
          </table:table-cell>
          <table:table-cell table:style-name="表格20.A3" office:value-type="string">
            <text:p text:style-name="P18">总业务员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Sailors</text:p>
          </table:table-cell>
          <table:table-cell table:style-name="表格20.A3" office:value-type="string">
            <text:p text:style-name="P18">总船员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Masters</text:p>
          </table:table-cell>
          <table:table-cell table:style-name="表格20.A3" office:value-type="string">
            <text:p text:style-name="P18">总船东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2">
          <table:table-cell table:style-name="表格20.A3" office:value-type="string">
            <text:p text:style-name="P12">SumOwners</text:p>
          </table:table-cell>
          <table:table-cell table:style-name="表格20.A3" office:value-type="string">
            <text:p text:style-name="P18">总货主数</text:p>
          </table:table-cell>
          <table:table-cell table:style-name="表格20.A3" table:number-columns-spanned="2" office:value-type="string">
            <text:p text:style-name="P11">Integer</text:p>
          </table:table-cell>
          <table:covered-table-cell/>
          <table:table-cell table:style-name="表格20.A3" office:value-type="string">
            <text:p text:style-name="P12">N</text:p>
          </table:table-cell>
          <table:table-cell table:style-name="表格20.A3" office:value-type="string">
            <text:p text:style-name="P12">0</text:p>
          </table:table-cell>
          <table:table-cell table:style-name="表格20.A3" office:value-type="string">
            <text:p text:style-name="P13"/>
          </table:table-cell>
          <table:table-cell table:style-name="表格20.H3" office:value-type="string">
            <text:p text:style-name="P13"/>
          </table:table-cell>
        </table:table-row>
        <table:table-row table:style-name="表格20.1">
          <table:table-cell table:style-name="表格20.A2" office:value-type="string">
            <text:p text:style-name="P8">PK：</text:p>
          </table:table-cell>
          <table:table-cell table:style-name="表格20.A3" table:number-columns-spanned="3" office:value-type="string">
            <text:p text:style-name="P10"/>
          </table:table-cell>
          <table:covered-table-cell/>
          <table:covered-table-cell/>
          <table:table-cell table:style-name="表格20.E11" office:value-type="string">
            <text:p text:style-name="P8">FK：</text:p>
          </table:table-cell>
          <table:table-cell table:style-name="表格20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Heading_20_3" text:outline-level="3"><text:span text:style-name="T9">6.2.</text:span><text:span text:style-name="T10">登录记录</text:span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column table:style-name="表格21.E"/>
        <table:table-column table:style-name="表格21.F"/>
        <table:table-column table:style-name="表格21.G"/>
        <table:table-column table:style-name="表格21.H"/>
        <table:table-row table:style-name="表格21.1">
          <table:table-cell table:style-name="表格21.A1" office:value-type="string">
            <text:p text:style-name="P9">表名英文名</text:p>
          </table:table-cell>
          <table:table-cell table:style-name="表格21.B1" table:number-columns-spanned="2" office:value-type="string">
            <text:p text:style-name="P8">YydRecordLogin</text:p>
          </table:table-cell>
          <table:covered-table-cell/>
          <table:table-cell table:style-name="表格21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1.2">
          <table:table-cell table:style-name="表格21.A2" office:value-type="string">
            <text:p text:style-name="P9">字段名</text:p>
          </table:table-cell>
          <table:table-cell table:style-name="表格21.A2" office:value-type="string">
            <text:p text:style-name="P9">汉字描述</text:p>
          </table:table-cell>
          <table:table-cell table:style-name="表格21.A2" table:number-columns-spanned="2" office:value-type="string">
            <text:p text:style-name="P9">类型(长度)</text:p>
          </table:table-cell>
          <table:covered-table-cell/>
          <table:table-cell table:style-name="表格21.A2" office:value-type="string">
            <text:p text:style-name="P9">空/非空</text:p>
          </table:table-cell>
          <table:table-cell table:style-name="表格21.A2" office:value-type="string">
            <text:p text:style-name="P9">默认值</text:p>
          </table:table-cell>
          <table:table-cell table:style-name="表格21.A2" office:value-type="string">
            <text:p text:style-name="P9">主键</text:p>
          </table:table-cell>
          <table:table-cell table:style-name="表格21.H2" office:value-type="string">
            <text:p text:style-name="P9">外键</text:p>
          </table:table-cell>
        </table:table-row>
        <table:table-row table:style-name="表格21.2">
          <table:table-cell table:style-name="表格21.A3" office:value-type="string">
            <text:p text:style-name="P12">Id</text:p>
          </table:table-cell>
          <table:table-cell table:style-name="表格21.A3" office:value-type="string">
            <text:p text:style-name="P12">记录ID</text:p>
          </table:table-cell>
          <table:table-cell table:style-name="表格21.A3" table:number-columns-spanned="2" office:value-type="string">
            <text:p text:style-name="P12">Long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2">Y</text:p>
          </table:table-cell>
          <table:table-cell table:style-name="表格21.H3" office:value-type="string">
            <text:p text:style-name="P13"/>
          </table:table-cell>
        </table:table-row>
        <table:table-row table:style-name="表格21.2">
          <table:table-cell table:style-name="表格21.A3" office:value-type="string">
            <text:p text:style-name="P12">UserId</text:p>
          </table:table-cell>
          <table:table-cell table:style-name="表格21.A3" office:value-type="string">
            <text:p text:style-name="P12">用户ID</text:p>
          </table:table-cell>
          <table:table-cell table:style-name="表格21.A3" table:number-columns-spanned="2" office:value-type="string">
            <text:p text:style-name="P12">Long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2">Y</text:p>
          </table:table-cell>
        </table:table-row>
        <text:soft-page-break/>
        <table:table-row table:style-name="表格21.2">
          <table:table-cell table:style-name="表格21.A3" office:value-type="string">
            <text:p text:style-name="P12">ClientIp</text:p>
          </table:table-cell>
          <table:table-cell table:style-name="表格21.A3" office:value-type="string">
            <text:p text:style-name="P12">客户端Ip</text:p>
          </table:table-cell>
          <table:table-cell table:style-name="表格21.A3" table:number-columns-spanned="2" office:value-type="string">
            <text:p text:style-name="P12">VARCHAR(23)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3"/>
          </table:table-cell>
        </table:table-row>
        <table:table-row table:style-name="表格21.2">
          <table:table-cell table:style-name="表格21.A3" office:value-type="string">
            <text:p text:style-name="P12">LoginSource</text:p>
          </table:table-cell>
          <table:table-cell table:style-name="表格21.A3" office:value-type="string">
            <text:p text:style-name="P12">登录来源</text:p>
          </table:table-cell>
          <table:table-cell table:style-name="表格21.A3" table:number-columns-spanned="2" office:value-type="string">
            <text:p text:style-name="P12">LoginSourceCode</text:p>
          </table:table-cell>
          <table:covered-table-cell/>
          <table:table-cell table:style-name="表格21.A3" office:value-type="string">
            <text:p text:style-name="P11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3"/>
          </table:table-cell>
        </table:table-row>
        <table:table-row table:style-name="表格21.2">
          <table:table-cell table:style-name="表格21.A3" office:value-type="string">
            <text:p text:style-name="P14">RoleCode</text:p>
          </table:table-cell>
          <table:table-cell table:style-name="表格21.A3" office:value-type="string">
            <text:p text:style-name="P19">角色</text:p>
          </table:table-cell>
          <table:table-cell table:style-name="表格21.A3" table:number-columns-spanned="2" office:value-type="string">
            <text:p text:style-name="P14">UserPrivilegeCode</text:p>
          </table:table-cell>
          <table:covered-table-cell/>
          <table:table-cell table:style-name="表格21.A3" office:value-type="string">
            <text:p text:style-name="P14">N</text:p>
          </table:table-cell>
          <table:table-cell table:style-name="表格21.A3" office:value-type="string">
            <text:p text:style-name="P15"/>
          </table:table-cell>
          <table:table-cell table:style-name="表格21.A3" office:value-type="string">
            <text:p text:style-name="P15"/>
          </table:table-cell>
          <table:table-cell table:style-name="表格21.H3" office:value-type="string">
            <text:p text:style-name="P15"/>
          </table:table-cell>
        </table:table-row>
        <table:table-row table:style-name="表格21.2">
          <table:table-cell table:style-name="表格21.A3" office:value-type="string">
            <text:p text:style-name="P12">LoginTime</text:p>
          </table:table-cell>
          <table:table-cell table:style-name="表格21.A3" office:value-type="string">
            <text:p text:style-name="P12">登陆时间</text:p>
          </table:table-cell>
          <table:table-cell table:style-name="表格21.A3" table:number-columns-spanned="2" office:value-type="string">
            <text:p text:style-name="P12">Calendar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3"/>
          </table:table-cell>
        </table:table-row>
        <table:table-row table:style-name="表格21.2">
          <table:table-cell table:style-name="表格21.A3" office:value-type="string">
            <text:p text:style-name="P12">LogoutTime</text:p>
          </table:table-cell>
          <table:table-cell table:style-name="表格21.A3" office:value-type="string">
            <text:p text:style-name="P12">登出时间</text:p>
          </table:table-cell>
          <table:table-cell table:style-name="表格21.A3" table:number-columns-spanned="2" office:value-type="string">
            <text:p text:style-name="P12">Calendar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3"/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3"/>
          </table:table-cell>
        </table:table-row>
        <table:table-row table:style-name="表格21.2">
          <table:table-cell table:style-name="表格21.A3" office:value-type="string">
            <text:p text:style-name="P12">TimeSpan</text:p>
          </table:table-cell>
          <table:table-cell table:style-name="表格21.A3" office:value-type="string">
            <text:p text:style-name="P12">使用时长</text:p>
          </table:table-cell>
          <table:table-cell table:style-name="表格21.A3" table:number-columns-spanned="2" office:value-type="string">
            <text:p text:style-name="P12">Integer</text:p>
          </table:table-cell>
          <table:covered-table-cell/>
          <table:table-cell table:style-name="表格21.A3" office:value-type="string">
            <text:p text:style-name="P12">N</text:p>
          </table:table-cell>
          <table:table-cell table:style-name="表格21.A3" office:value-type="string">
            <text:p text:style-name="P12">0</text:p>
          </table:table-cell>
          <table:table-cell table:style-name="表格21.A3" office:value-type="string">
            <text:p text:style-name="P13"/>
          </table:table-cell>
          <table:table-cell table:style-name="表格21.H3" office:value-type="string">
            <text:p text:style-name="P13"/>
          </table:table-cell>
        </table:table-row>
        <table:table-row table:style-name="表格21.1">
          <table:table-cell table:style-name="表格21.A2" office:value-type="string">
            <text:p text:style-name="P8">PK：</text:p>
          </table:table-cell>
          <table:table-cell table:style-name="表格21.A3" table:number-columns-spanned="3" office:value-type="string">
            <text:p text:style-name="P10"/>
          </table:table-cell>
          <table:covered-table-cell/>
          <table:covered-table-cell/>
          <table:table-cell table:style-name="表格21.E11" office:value-type="string">
            <text:p text:style-name="P8">FK：</text:p>
          </table:table-cell>
          <table:table-cell table:style-name="表格21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5" text:outline-level="3"><text:span text:style-name="T9">6.3.</text:span><text:span text:style-name="T10">登录统计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D"/>
        <table:table-column table:style-name="表格22.E"/>
        <table:table-column table:style-name="表格22.F"/>
        <table:table-column table:style-name="表格22.G"/>
        <table:table-column table:style-name="表格22.H"/>
        <table:table-row table:style-name="表格22.1">
          <table:table-cell table:style-name="表格22.A1" office:value-type="string">
            <text:p text:style-name="P9">表名英文名</text:p>
          </table:table-cell>
          <table:table-cell table:style-name="表格22.B1" table:number-columns-spanned="2" office:value-type="string">
            <text:p text:style-name="P8">YydStatLogin</text:p>
          </table:table-cell>
          <table:covered-table-cell/>
          <table:table-cell table:style-name="表格22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2.2">
          <table:table-cell table:style-name="表格22.A2" office:value-type="string">
            <text:p text:style-name="P9">字段名</text:p>
          </table:table-cell>
          <table:table-cell table:style-name="表格22.A2" office:value-type="string">
            <text:p text:style-name="P9">汉字描述</text:p>
          </table:table-cell>
          <table:table-cell table:style-name="表格22.A2" table:number-columns-spanned="2" office:value-type="string">
            <text:p text:style-name="P9">类型(长度)</text:p>
          </table:table-cell>
          <table:covered-table-cell/>
          <table:table-cell table:style-name="表格22.A2" office:value-type="string">
            <text:p text:style-name="P9">空/非空</text:p>
          </table:table-cell>
          <table:table-cell table:style-name="表格22.A2" office:value-type="string">
            <text:p text:style-name="P9">默认值</text:p>
          </table:table-cell>
          <table:table-cell table:style-name="表格22.A2" office:value-type="string">
            <text:p text:style-name="P9">主键</text:p>
          </table:table-cell>
          <table:table-cell table:style-name="表格22.H2" office:value-type="string">
            <text:p text:style-name="P9">外键</text:p>
          </table:table-cell>
        </table:table-row>
        <table:table-row table:style-name="表格22.2">
          <table:table-cell table:style-name="表格22.A3" office:value-type="string">
            <text:p text:style-name="P12">Id</text:p>
          </table:table-cell>
          <table:table-cell table:style-name="表格22.A3" office:value-type="string">
            <text:p text:style-name="P22"><text:span text:style-name="T8">记录</text:span><text:span text:style-name="T6">ID</text:span></text:p>
          </table:table-cell>
          <table:table-cell table:style-name="表格22.A3" table:number-columns-spanned="2" office:value-type="string">
            <text:p text:style-name="P12">Long</text:p>
          </table:table-cell>
          <table:covered-table-cell/>
          <table:table-cell table:style-name="表格22.A3" office:value-type="string">
            <text:p text:style-name="P12">N</text:p>
          </table:table-cell>
          <table:table-cell table:style-name="表格22.A3" office:value-type="string">
            <text:p text:style-name="P13"/>
          </table:table-cell>
          <table:table-cell table:style-name="表格22.A3" office:value-type="string">
            <text:p text:style-name="P12">Y</text:p>
          </table:table-cell>
          <table:table-cell table:style-name="表格22.H3" office:value-type="string">
            <text:p text:style-name="P13"/>
          </table:table-cell>
        </table:table-row>
        <table:table-row table:style-name="表格22.2">
          <table:table-cell table:style-name="表格22.A3" office:value-type="string">
            <text:p text:style-name="P12">YearMonth</text:p>
          </table:table-cell>
          <table:table-cell table:style-name="表格22.A3" office:value-type="string">
            <text:p text:style-name="P18">年月</text:p>
          </table:table-cell>
          <table:table-cell table:style-name="表格22.A3" table:number-columns-spanned="2" office:value-type="string">
            <text:p text:style-name="P12">String(6)</text:p>
          </table:table-cell>
          <table:covered-table-cell/>
          <table:table-cell table:style-name="表格22.A3" office:value-type="string">
            <text:p text:style-name="P12">N</text:p>
          </table:table-cell>
          <table:table-cell table:style-name="表格22.A3" office:value-type="string">
            <text:p text:style-name="P13"/>
          </table:table-cell>
          <table:table-cell table:style-name="表格22.A3" office:value-type="string">
            <text:p text:style-name="P13"/>
          </table:table-cell>
          <table:table-cell table:style-name="表格22.H3" office:value-type="string">
            <text:p text:style-name="P13"/>
          </table:table-cell>
        </table:table-row>
        <table:table-row table:style-name="表格22.2">
          <table:table-cell table:style-name="表格22.A3" office:value-type="string">
            <text:p text:style-name="P12">RoleCode</text:p>
          </table:table-cell>
          <table:table-cell table:style-name="表格22.A3" office:value-type="string">
            <text:p text:style-name="P18">角色</text:p>
          </table:table-cell>
          <table:table-cell table:style-name="表格22.A3" table:number-columns-spanned="2" office:value-type="string">
            <text:p text:style-name="P12">UserPrivilegeCode</text:p>
          </table:table-cell>
          <table:covered-table-cell/>
          <table:table-cell table:style-name="表格22.A3" office:value-type="string">
            <text:p text:style-name="P12">N</text:p>
          </table:table-cell>
          <table:table-cell table:style-name="表格22.A3" office:value-type="string">
            <text:p text:style-name="P13"/>
          </table:table-cell>
          <table:table-cell table:style-name="表格22.A3" office:value-type="string">
            <text:p text:style-name="P13"/>
          </table:table-cell>
          <table:table-cell table:style-name="表格22.H3" office:value-type="string">
            <text:p text:style-name="P13"/>
          </table:table-cell>
        </table:table-row>
        <table:table-row table:style-name="表格22.2">
          <table:table-cell table:style-name="表格22.A3" office:value-type="string">
            <text:p text:style-name="P12">LoginNum</text:p>
          </table:table-cell>
          <table:table-cell table:style-name="表格22.A3" office:value-type="string">
            <text:p text:style-name="P12">次数</text:p>
          </table:table-cell>
          <table:table-cell table:style-name="表格22.A3" table:number-columns-spanned="2" office:value-type="string">
            <text:p text:style-name="P11">Integer</text:p>
          </table:table-cell>
          <table:covered-table-cell/>
          <table:table-cell table:style-name="表格22.A3" office:value-type="string">
            <text:p text:style-name="P11">N</text:p>
          </table:table-cell>
          <table:table-cell table:style-name="表格22.A3" office:value-type="string">
            <text:p text:style-name="P12">0</text:p>
          </table:table-cell>
          <table:table-cell table:style-name="表格22.A3" office:value-type="string">
            <text:p text:style-name="P13"/>
          </table:table-cell>
          <table:table-cell table:style-name="表格22.H3" office:value-type="string">
            <text:p text:style-name="P13"/>
          </table:table-cell>
        </table:table-row>
        <table:table-row table:style-name="表格22.2">
          <table:table-cell table:style-name="表格22.A3" office:value-type="string">
            <text:p text:style-name="P12">LoginUserNum</text:p>
          </table:table-cell>
          <table:table-cell table:style-name="表格22.A3" office:value-type="string">
            <text:p text:style-name="P12">人数</text:p>
          </table:table-cell>
          <table:table-cell table:style-name="表格22.A3" table:number-columns-spanned="2" office:value-type="string">
            <text:p text:style-name="P11">Integer</text:p>
          </table:table-cell>
          <table:covered-table-cell/>
          <table:table-cell table:style-name="表格22.A3" office:value-type="string">
            <text:p text:style-name="P11">N</text:p>
          </table:table-cell>
          <table:table-cell table:style-name="表格22.A3" office:value-type="string">
            <text:p text:style-name="P12">0</text:p>
          </table:table-cell>
          <table:table-cell table:style-name="表格22.A3" office:value-type="string">
            <text:p text:style-name="P13"/>
          </table:table-cell>
          <table:table-cell table:style-name="表格22.H3" office:value-type="string">
            <text:p text:style-name="P13"/>
          </table:table-cell>
        </table:table-row>
        <table:table-row table:style-name="表格22.2">
          <table:table-cell table:style-name="表格22.A3" office:value-type="string">
            <text:p text:style-name="P12">TimeSpan</text:p>
          </table:table-cell>
          <table:table-cell table:style-name="表格22.A3" office:value-type="string">
            <text:p text:style-name="P12">使用时长</text:p>
          </table:table-cell>
          <table:table-cell table:style-name="表格22.A3" table:number-columns-spanned="2" office:value-type="string">
            <text:p text:style-name="P12">Integer</text:p>
          </table:table-cell>
          <table:covered-table-cell/>
          <table:table-cell table:style-name="表格22.A3" office:value-type="string">
            <text:p text:style-name="P11">N</text:p>
          </table:table-cell>
          <table:table-cell table:style-name="表格22.A3" office:value-type="string">
            <text:p text:style-name="P12">0</text:p>
          </table:table-cell>
          <table:table-cell table:style-name="表格22.A3" office:value-type="string">
            <text:p text:style-name="P13"/>
          </table:table-cell>
          <table:table-cell table:style-name="表格22.H3" office:value-type="string">
            <text:p text:style-name="P13"/>
          </table:table-cell>
        </table:table-row>
        <table:table-row table:style-name="表格22.1">
          <table:table-cell table:style-name="表格22.A2" office:value-type="string">
            <text:p text:style-name="P8">PK：</text:p>
          </table:table-cell>
          <table:table-cell table:style-name="表格22.A3" table:number-columns-spanned="3" office:value-type="string">
            <text:p text:style-name="P10"/>
          </table:table-cell>
          <table:covered-table-cell/>
          <table:covered-table-cell/>
          <table:table-cell table:style-name="表格22.E9" office:value-type="string">
            <text:p text:style-name="P8">FK：</text:p>
          </table:table-cell>
          <table:table-cell table:style-name="表格22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5" text:outline-level="3"><text:span text:style-name="T9">6.4.</text:span><text:span text:style-name="T11">服务访问记录</text:span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/>
        <table:table-column table:style-name="表格23.E"/>
        <table:table-column table:style-name="表格23.F"/>
        <table:table-column table:style-name="表格23.G"/>
        <table:table-column table:style-name="表格23.H"/>
        <table:table-row table:style-name="表格23.1">
          <table:table-cell table:style-name="表格23.A1" office:value-type="string">
            <text:p text:style-name="P9">表名英文名</text:p>
          </table:table-cell>
          <table:table-cell table:style-name="表格23.B1" table:number-columns-spanned="2" office:value-type="string">
            <text:p text:style-name="P8">HyqRecordAppCall</text:p>
          </table:table-cell>
          <table:covered-table-cell/>
          <table:table-cell table:style-name="表格23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3.2">
          <table:table-cell table:style-name="表格23.A2" office:value-type="string">
            <text:p text:style-name="P9">字段名</text:p>
          </table:table-cell>
          <table:table-cell table:style-name="表格23.A2" office:value-type="string">
            <text:p text:style-name="P9">汉字描述</text:p>
          </table:table-cell>
          <table:table-cell table:style-name="表格23.A2" table:number-columns-spanned="2" office:value-type="string">
            <text:p text:style-name="P9">类型(长度)</text:p>
          </table:table-cell>
          <table:covered-table-cell/>
          <table:table-cell table:style-name="表格23.A2" office:value-type="string">
            <text:p text:style-name="P9">空/非空</text:p>
          </table:table-cell>
          <table:table-cell table:style-name="表格23.A2" office:value-type="string">
            <text:p text:style-name="P9">默认值</text:p>
          </table:table-cell>
          <table:table-cell table:style-name="表格23.A2" office:value-type="string">
            <text:p text:style-name="P9">主键</text:p>
          </table:table-cell>
          <table:table-cell table:style-name="表格23.H2" office:value-type="string">
            <text:p text:style-name="P9">外键</text:p>
          </table:table-cell>
        </table:table-row>
        <table:table-row table:style-name="表格23.2">
          <table:table-cell table:style-name="表格23.A3" office:value-type="string">
            <text:p text:style-name="P12">Id</text:p>
          </table:table-cell>
          <table:table-cell table:style-name="表格23.A3" office:value-type="string">
            <text:p text:style-name="P22"><text:span text:style-name="T8">记录</text:span><text:span text:style-name="T6">ID</text:span></text:p>
          </table:table-cell>
          <table:table-cell table:style-name="表格23.A3" table:number-columns-spanned="2" office:value-type="string">
            <text:p text:style-name="P12">Long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2">Y</text:p>
          </table:table-cell>
          <table:table-cell table:style-name="表格23.H3" office:value-type="string">
            <text:p text:style-name="P13"/>
          </table:table-cell>
        </table:table-row>
        <table:table-row table:style-name="表格23.2">
          <table:table-cell table:style-name="表格23.A3" office:value-type="string">
            <text:p text:style-name="P12">UserId</text:p>
          </table:table-cell>
          <table:table-cell table:style-name="表格23.A3" office:value-type="string">
            <text:p text:style-name="P12">用户</text:p>
          </table:table-cell>
          <table:table-cell table:style-name="表格23.A3" table:number-columns-spanned="2" office:value-type="string">
            <text:p text:style-name="P12">Long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3"/>
          </table:table-cell>
          <table:table-cell table:style-name="表格23.H3" office:value-type="string">
            <text:p text:style-name="P13"/>
          </table:table-cell>
        </table:table-row>
        <table:table-row table:style-name="表格23.2">
          <table:table-cell table:style-name="表格23.A3" office:value-type="string">
            <text:p text:style-name="P12">Url</text:p>
          </table:table-cell>
          <table:table-cell table:style-name="表格23.A3" office:value-type="string">
            <text:p text:style-name="P12">访问地址</text:p>
          </table:table-cell>
          <table:table-cell table:style-name="表格23.A3" table:number-columns-spanned="2" office:value-type="string">
            <text:p text:style-name="P12">String(200)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3"/>
          </table:table-cell>
          <table:table-cell table:style-name="表格23.H3" office:value-type="string">
            <text:p text:style-name="P13"/>
          </table:table-cell>
        </table:table-row>
        <table:table-row table:style-name="表格23.2">
          <table:table-cell table:style-name="表格23.A3" office:value-type="string">
            <text:p text:style-name="P12">AppId</text:p>
          </table:table-cell>
          <table:table-cell table:style-name="表格23.A3" office:value-type="string">
            <text:p text:style-name="P12">服务ID</text:p>
          </table:table-cell>
          <table:table-cell table:style-name="表格23.A3" table:number-columns-spanned="2" office:value-type="string">
            <text:p text:style-name="P12">Long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3"/>
          </table:table-cell>
          <table:table-cell table:style-name="表格23.H3" office:value-type="string">
            <text:p text:style-name="P13"/>
          </table:table-cell>
        </table:table-row>
        <table:table-row table:style-name="表格23.2">
          <table:table-cell table:style-name="表格23.A3" office:value-type="string">
            <text:p text:style-name="P12">RoleCode</text:p>
          </table:table-cell>
          <table:table-cell table:style-name="表格23.A3" office:value-type="string">
            <text:p text:style-name="P18">角色</text:p>
          </table:table-cell>
          <table:table-cell table:style-name="表格23.A3" table:number-columns-spanned="2" office:value-type="string">
            <text:p text:style-name="P12">UserPrivilegeCode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3"/>
          </table:table-cell>
          <table:table-cell table:style-name="表格23.H3" office:value-type="string">
            <text:p text:style-name="P13"/>
          </table:table-cell>
        </table:table-row>
        <table:table-row table:style-name="表格23.2">
          <table:table-cell table:style-name="表格23.A3" office:value-type="string">
            <text:p text:style-name="P12">RecordTime</text:p>
          </table:table-cell>
          <table:table-cell table:style-name="表格23.A3" office:value-type="string">
            <text:p text:style-name="P12">访问时间</text:p>
          </table:table-cell>
          <table:table-cell table:style-name="表格23.A3" table:number-columns-spanned="2" office:value-type="string">
            <text:p text:style-name="P12">Calendar</text:p>
          </table:table-cell>
          <table:covered-table-cell/>
          <table:table-cell table:style-name="表格23.A3" office:value-type="string">
            <text:p text:style-name="P12">N</text:p>
          </table:table-cell>
          <table:table-cell table:style-name="表格23.A3" office:value-type="string">
            <text:p text:style-name="P13"/>
          </table:table-cell>
          <table:table-cell table:style-name="表格23.A3" office:value-type="string">
            <text:p text:style-name="P13"/>
          </table:table-cell>
          <table:table-cell table:style-name="表格23.H3" office:value-type="string">
            <text:p text:style-name="P13"/>
          </table:table-cell>
        </table:table-row>
        <table:table-row table:style-name="表格23.1">
          <table:table-cell table:style-name="表格23.A2" office:value-type="string">
            <text:p text:style-name="P8">PK：</text:p>
          </table:table-cell>
          <table:table-cell table:style-name="表格23.A3" table:number-columns-spanned="3" office:value-type="string">
            <text:p text:style-name="P10"/>
          </table:table-cell>
          <table:covered-table-cell/>
          <table:covered-table-cell/>
          <table:table-cell table:style-name="表格23.E9" office:value-type="string">
            <text:p text:style-name="P8">FK：</text:p>
          </table:table-cell>
          <table:table-cell table:style-name="表格23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25" text:outline-level="3"><text:span text:style-name="T9">6.5.</text:span><text:span text:style-name="T11">服务访问统计</text:span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column table:style-name="表格24.D"/>
        <table:table-column table:style-name="表格24.E"/>
        <table:table-column table:style-name="表格24.F"/>
        <table:table-column table:style-name="表格24.G"/>
        <table:table-column table:style-name="表格24.H"/>
        <table:table-row table:style-name="表格24.1">
          <table:table-cell table:style-name="表格24.A1" office:value-type="string">
            <text:p text:style-name="P9">表名英文名</text:p>
          </table:table-cell>
          <table:table-cell table:style-name="表格24.B1" table:number-columns-spanned="2" office:value-type="string">
            <text:p text:style-name="P8">HyqStatAppCall</text:p>
          </table:table-cell>
          <table:covered-table-cell/>
          <table:table-cell table:style-name="表格24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表格24.2">
          <table:table-cell table:style-name="表格24.A2" office:value-type="string">
            <text:p text:style-name="P9">字段名</text:p>
          </table:table-cell>
          <table:table-cell table:style-name="表格24.A2" office:value-type="string">
            <text:p text:style-name="P9">汉字描述</text:p>
          </table:table-cell>
          <table:table-cell table:style-name="表格24.A2" table:number-columns-spanned="2" office:value-type="string">
            <text:p text:style-name="P9">类型(长度)</text:p>
          </table:table-cell>
          <table:covered-table-cell/>
          <table:table-cell table:style-name="表格24.A2" office:value-type="string">
            <text:p text:style-name="P9">空/非空</text:p>
          </table:table-cell>
          <table:table-cell table:style-name="表格24.A2" office:value-type="string">
            <text:p text:style-name="P9">默认值</text:p>
          </table:table-cell>
          <table:table-cell table:style-name="表格24.A2" office:value-type="string">
            <text:p text:style-name="P9">主键</text:p>
          </table:table-cell>
          <table:table-cell table:style-name="表格24.H2" office:value-type="string">
            <text:p text:style-name="P9">外键</text:p>
          </table:table-cell>
        </table:table-row>
        <table:table-row table:style-name="表格24.2">
          <table:table-cell table:style-name="表格24.A3" office:value-type="string">
            <text:p text:style-name="P12">Id</text:p>
          </table:table-cell>
          <table:table-cell table:style-name="表格24.A3" office:value-type="string">
            <text:p text:style-name="P22"><text:span text:style-name="T8">记录</text:span><text:span text:style-name="T6">ID</text:span></text:p>
          </table:table-cell>
          <table:table-cell table:style-name="表格24.A3" table:number-columns-spanned="2" office:value-type="string">
            <text:p text:style-name="P12">Long</text:p>
          </table:table-cell>
          <table:covered-table-cell/>
          <table:table-cell table:style-name="表格24.A3" office:value-type="string">
            <text:p text:style-name="P12">N</text:p>
          </table:table-cell>
          <table:table-cell table:style-name="表格24.A3" office:value-type="string">
            <text:p text:style-name="P13"/>
          </table:table-cell>
          <table:table-cell table:style-name="表格24.A3" office:value-type="string">
            <text:p text:style-name="P12">Y</text:p>
          </table:table-cell>
          <table:table-cell table:style-name="表格24.H3" office:value-type="string">
            <text:p text:style-name="P13"/>
          </table:table-cell>
        </table:table-row>
        <table:table-row table:style-name="表格24.2">
          <table:table-cell table:style-name="表格24.A3" office:value-type="string">
            <text:p text:style-name="P12">YearMonth</text:p>
          </table:table-cell>
          <table:table-cell table:style-name="表格24.A3" office:value-type="string">
            <text:p text:style-name="P18">年月</text:p>
          </table:table-cell>
          <table:table-cell table:style-name="表格24.A3" table:number-columns-spanned="2" office:value-type="string">
            <text:p text:style-name="P12">String(6)</text:p>
          </table:table-cell>
          <table:covered-table-cell/>
          <table:table-cell table:style-name="表格24.A3" office:value-type="string">
            <text:p text:style-name="P12">N</text:p>
          </table:table-cell>
          <table:table-cell table:style-name="表格24.A3" office:value-type="string">
            <text:p text:style-name="P13"/>
          </table:table-cell>
          <table:table-cell table:style-name="表格24.A3" office:value-type="string">
            <text:p text:style-name="P13"/>
          </table:table-cell>
          <table:table-cell table:style-name="表格24.H3" office:value-type="string">
            <text:p text:style-name="P13"/>
          </table:table-cell>
        </table:table-row>
        <table:table-row table:style-name="表格24.2">
          <table:table-cell table:style-name="表格24.A3" office:value-type="string">
            <text:p text:style-name="P12">RoleCode</text:p>
          </table:table-cell>
          <table:table-cell table:style-name="表格24.A3" office:value-type="string">
            <text:p text:style-name="P18">角色</text:p>
          </table:table-cell>
          <table:table-cell table:style-name="表格24.A3" table:number-columns-spanned="2" office:value-type="string">
            <text:p text:style-name="P12">UserPrivilegeCode</text:p>
          </table:table-cell>
          <table:covered-table-cell/>
          <table:table-cell table:style-name="表格24.A3" office:value-type="string">
            <text:p text:style-name="P12">N</text:p>
          </table:table-cell>
          <table:table-cell table:style-name="表格24.A3" office:value-type="string">
            <text:p text:style-name="P13"/>
          </table:table-cell>
          <table:table-cell table:style-name="表格24.A3" office:value-type="string">
            <text:p text:style-name="P13"/>
          </table:table-cell>
          <table:table-cell table:style-name="表格24.H3" office:value-type="string">
            <text:p text:style-name="P13"/>
          </table:table-cell>
        </table:table-row>
        <table:table-row table:style-name="表格24.2">
          <table:table-cell table:style-name="表格24.A3" office:value-type="string">
            <text:p text:style-name="P12">CallNum</text:p>
          </table:table-cell>
          <table:table-cell table:style-name="表格24.A3" office:value-type="string">
            <text:p text:style-name="P12">次数</text:p>
          </table:table-cell>
          <table:table-cell table:style-name="表格24.A3" table:number-columns-spanned="2" office:value-type="string">
            <text:p text:style-name="P11">Integer</text:p>
          </table:table-cell>
          <table:covered-table-cell/>
          <table:table-cell table:style-name="表格24.A3" office:value-type="string">
            <text:p text:style-name="P11">N</text:p>
          </table:table-cell>
          <table:table-cell table:style-name="表格24.A3" office:value-type="string">
            <text:p text:style-name="P12">0</text:p>
          </table:table-cell>
          <table:table-cell table:style-name="表格24.A3" office:value-type="string">
            <text:p text:style-name="P13"/>
          </table:table-cell>
          <table:table-cell table:style-name="表格24.H3" office:value-type="string">
            <text:p text:style-name="P13"/>
          </table:table-cell>
        </table:table-row>
        <table:table-row table:style-name="表格24.2">
          <table:table-cell table:style-name="表格24.A3" office:value-type="string">
            <text:p text:style-name="P12">CalledUserNum</text:p>
          </table:table-cell>
          <table:table-cell table:style-name="表格24.A3" office:value-type="string">
            <text:p text:style-name="P12">人数</text:p>
          </table:table-cell>
          <table:table-cell table:style-name="表格24.A3" table:number-columns-spanned="2" office:value-type="string">
            <text:p text:style-name="P11">Integer</text:p>
          </table:table-cell>
          <table:covered-table-cell/>
          <table:table-cell table:style-name="表格24.A3" office:value-type="string">
            <text:p text:style-name="P11">N</text:p>
          </table:table-cell>
          <table:table-cell table:style-name="表格24.A3" office:value-type="string">
            <text:p text:style-name="P12">0</text:p>
          </table:table-cell>
          <table:table-cell table:style-name="表格24.A3" office:value-type="string">
            <text:p text:style-name="P13"/>
          </table:table-cell>
          <table:table-cell table:style-name="表格24.H3" office:value-type="string">
            <text:p text:style-name="P13"/>
          </table:table-cell>
        </table:table-row>
        <table:table-row table:style-name="表格24.2">
          <table:table-cell table:style-name="表格24.A3" office:value-type="string">
            <text:p text:style-name="P12">AppId</text:p>
          </table:table-cell>
          <table:table-cell table:style-name="表格24.A3" office:value-type="string">
            <text:p text:style-name="P12">服务ID</text:p>
          </table:table-cell>
          <table:table-cell table:style-name="表格24.A3" table:number-columns-spanned="2" office:value-type="string">
            <text:p text:style-name="P12">Long</text:p>
          </table:table-cell>
          <table:covered-table-cell/>
          <table:table-cell table:style-name="表格24.A3" office:value-type="string">
            <text:p text:style-name="P12">N</text:p>
          </table:table-cell>
          <table:table-cell table:style-name="表格24.A3" office:value-type="string">
            <text:p text:style-name="P13"/>
          </table:table-cell>
          <table:table-cell table:style-name="表格24.A3" office:value-type="string">
            <text:p text:style-name="P13"/>
          </table:table-cell>
          <table:table-cell table:style-name="表格24.H3" office:value-type="string">
            <text:p text:style-name="P13"/>
          </table:table-cell>
        </table:table-row>
        <table:table-row table:style-name="表格24.1">
          <table:table-cell table:style-name="表格24.A2" office:value-type="string">
            <text:p text:style-name="P8">PK：</text:p>
          </table:table-cell>
          <table:table-cell table:style-name="表格24.A3" table:number-columns-spanned="3" office:value-type="string">
            <text:p text:style-name="P10"/>
          </table:table-cell>
          <table:covered-table-cell/>
          <table:covered-table-cell/>
          <table:table-cell table:style-name="表格24.E9" office:value-type="string">
            <text:p text:style-name="P8">FK：</text:p>
          </table:table-cell>
          <table:table-cell table:style-name="表格24.H3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30" text:outline-level="2"><text:soft-page-break/>7.系统管理</text:h>
      <text:h text:style-name="P26" text:outline-level="3"><text:span text:style-name="T2">7.1.</text:span><text:span text:style-name="T4">管理员</text:span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column table:style-name="表格25.E"/>
        <table:table-column table:style-name="表格25.F"/>
        <table:table-column table:style-name="表格25.G"/>
        <table:table-column table:style-name="表格25.H"/>
        <table:table-row table:style-name="表格25.1">
          <table:table-cell table:style-name="表格25.A1" office:value-type="string">
            <text:p text:style-name="P1">表名英文名</text:p>
          </table:table-cell>
          <table:table-cell table:style-name="表格25.B1" office:value-type="string">
            <text:p text:style-name="P11">YydAdminInfo</text:p>
          </table:table-cell>
          <table:table-cell table:style-name="表格25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5.2">
          <table:table-cell table:style-name="表格25.A2" office:value-type="string">
            <text:p text:style-name="P17">字段名</text:p>
          </table:table-cell>
          <table:table-cell table:style-name="表格25.A2" table:number-columns-spanned="2" office:value-type="string">
            <text:p text:style-name="P11">汉字描述</text:p>
          </table:table-cell>
          <table:covered-table-cell/>
          <table:table-cell table:style-name="表格25.A2" office:value-type="string">
            <text:p text:style-name="P17">类型(长度)</text:p>
          </table:table-cell>
          <table:table-cell table:style-name="表格25.A2" office:value-type="string">
            <text:p text:style-name="P17">空/非空</text:p>
          </table:table-cell>
          <table:table-cell table:style-name="表格25.A2" office:value-type="string">
            <text:p text:style-name="P17">默认值</text:p>
          </table:table-cell>
          <table:table-cell table:style-name="表格25.A2" office:value-type="string">
            <text:p text:style-name="P17">主键</text:p>
          </table:table-cell>
          <table:table-cell table:style-name="表格25.H2" office:value-type="string">
            <text:p text:style-name="P17">外键</text:p>
          </table:table-cell>
        </table:table-row>
        <table:table-row table:style-name="表格25.2">
          <table:table-cell table:style-name="表格25.A3" office:value-type="string">
            <text:p text:style-name="P12">Id</text:p>
          </table:table-cell>
          <table:table-cell table:style-name="表格25.A3" table:number-columns-spanned="2" office:value-type="string">
            <text:p text:style-name="P12">ID</text:p>
          </table:table-cell>
          <table:covered-table-cell/>
          <table:table-cell table:style-name="表格25.A3" office:value-type="string">
            <text:p text:style-name="P12">Long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2">Y</text:p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LoginName</text:p>
          </table:table-cell>
          <table:table-cell table:style-name="表格25.A3" table:number-columns-spanned="2" office:value-type="string">
            <text:p text:style-name="P12">登录名</text:p>
          </table:table-cell>
          <table:covered-table-cell/>
          <table:table-cell table:style-name="表格25.A3" office:value-type="string">
            <text:p text:style-name="P12">String(20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Password</text:p>
          </table:table-cell>
          <table:table-cell table:style-name="表格25.A3" table:number-columns-spanned="2" office:value-type="string">
            <text:p text:style-name="P12">用户密码</text:p>
          </table:table-cell>
          <table:covered-table-cell/>
          <table:table-cell table:style-name="表格25.A3" office:value-type="string">
            <text:p text:style-name="P12">String(20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TrueName</text:p>
          </table:table-cell>
          <table:table-cell table:style-name="表格25.A3" table:number-columns-spanned="2" office:value-type="string">
            <text:p text:style-name="P12">姓名</text:p>
          </table:table-cell>
          <table:covered-table-cell/>
          <table:table-cell table:style-name="表格25.A3" office:value-type="string">
            <text:p text:style-name="P12">String(20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NickName</text:p>
          </table:table-cell>
          <table:table-cell table:style-name="表格25.A3" table:number-columns-spanned="2" office:value-type="string">
            <text:p text:style-name="P12">昵称</text:p>
          </table:table-cell>
          <table:covered-table-cell/>
          <table:table-cell table:style-name="表格25.A3" office:value-type="string">
            <text:p text:style-name="P12">String(20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Email</text:p>
          </table:table-cell>
          <table:table-cell table:style-name="表格25.A3" table:number-columns-spanned="2" office:value-type="string">
            <text:p text:style-name="P12">电子邮箱</text:p>
          </table:table-cell>
          <table:covered-table-cell/>
          <table:table-cell table:style-name="表格25.A3" office:value-type="string">
            <text:p text:style-name="P12">String(100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Mobile</text:p>
          </table:table-cell>
          <table:table-cell table:style-name="表格25.A3" table:number-columns-spanned="2" office:value-type="string">
            <text:p text:style-name="P12">手机</text:p>
          </table:table-cell>
          <table:covered-table-cell/>
          <table:table-cell table:style-name="表格25.A3" office:value-type="string">
            <text:p text:style-name="P12">String(11)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UserLogo</text:p>
          </table:table-cell>
          <table:table-cell table:style-name="表格25.A3" table:number-columns-spanned="2" office:value-type="string">
            <text:p text:style-name="P12">图标图片</text:p>
          </table:table-cell>
          <table:covered-table-cell/>
          <table:table-cell table:style-name="表格25.A3" office:value-type="string">
            <text:p text:style-name="P12">String(200)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CreateTime</text:p>
          </table:table-cell>
          <table:table-cell table:style-name="表格25.A3" table:number-columns-spanned="2" office:value-type="string">
            <text:p text:style-name="P12">注册时间</text:p>
          </table:table-cell>
          <table:covered-table-cell/>
          <table:table-cell table:style-name="表格25.A3" office:value-type="string">
            <text:p text:style-name="P12">Calendar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2">
          <table:table-cell table:style-name="表格25.A3" office:value-type="string">
            <text:p text:style-name="P12">Status</text:p>
          </table:table-cell>
          <table:table-cell table:style-name="表格25.A3" table:number-columns-spanned="2" office:value-type="string">
            <text:p text:style-name="P12">状态</text:p>
          </table:table-cell>
          <table:covered-table-cell/>
          <table:table-cell table:style-name="表格25.A3" office:value-type="string">
            <text:p text:style-name="P12">UserStatusCode</text:p>
          </table:table-cell>
          <table:table-cell table:style-name="表格25.A3" office:value-type="string">
            <text:p text:style-name="P12">N</text:p>
          </table:table-cell>
          <table:table-cell table:style-name="表格25.A3" office:value-type="string">
            <text:p text:style-name="P13"/>
          </table:table-cell>
          <table:table-cell table:style-name="表格25.A3" office:value-type="string">
            <text:p text:style-name="P13"/>
          </table:table-cell>
          <table:table-cell table:style-name="表格25.H3" office:value-type="string">
            <text:p text:style-name="P13"/>
          </table:table-cell>
        </table:table-row>
        <table:table-row table:style-name="表格25.1">
          <table:table-cell table:style-name="表格25.A2" office:value-type="string">
            <text:p text:style-name="P1">PK：</text:p>
          </table:table-cell>
          <table:table-cell table:style-name="表格25.A3" table:number-columns-spanned="3" office:value-type="string">
            <text:p text:style-name="P7"/>
          </table:table-cell>
          <table:covered-table-cell/>
          <table:covered-table-cell/>
          <table:table-cell table:style-name="表格25.E13" office:value-type="string">
            <text:p text:style-name="P6">FK：</text:p>
          </table:table-cell>
          <table:table-cell table:style-name="表格25.H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pan text:style-name="T9">7.2.</text:span><text:span text:style-name="T10">角色</text:span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A"/>
        <table:table-column table:style-name="表格26.E"/>
        <table:table-column table:style-name="表格26.F"/>
        <table:table-column table:style-name="表格26.G"/>
        <table:table-column table:style-name="表格26.H"/>
        <table:table-row table:style-name="表格26.1">
          <table:table-cell table:style-name="表格26.A1" office:value-type="string">
            <text:p text:style-name="P1">表名英文名</text:p>
          </table:table-cell>
          <table:table-cell table:style-name="表格26.B1" office:value-type="string">
            <text:p text:style-name="P11">YydRoleInfo</text:p>
          </table:table-cell>
          <table:table-cell table:style-name="表格26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6.2">
          <table:table-cell table:style-name="表格26.A2" office:value-type="string">
            <text:p text:style-name="P17">字段名</text:p>
          </table:table-cell>
          <table:table-cell table:style-name="表格26.A2" table:number-columns-spanned="2" office:value-type="string">
            <text:p text:style-name="P11">汉字描述</text:p>
          </table:table-cell>
          <table:covered-table-cell/>
          <table:table-cell table:style-name="表格26.A2" office:value-type="string">
            <text:p text:style-name="P17">类型(长度)</text:p>
          </table:table-cell>
          <table:table-cell table:style-name="表格26.A2" office:value-type="string">
            <text:p text:style-name="P17">空/非空</text:p>
          </table:table-cell>
          <table:table-cell table:style-name="表格26.A2" office:value-type="string">
            <text:p text:style-name="P17">默认值</text:p>
          </table:table-cell>
          <table:table-cell table:style-name="表格26.A2" office:value-type="string">
            <text:p text:style-name="P17">主键</text:p>
          </table:table-cell>
          <table:table-cell table:style-name="表格26.H2" office:value-type="string">
            <text:p text:style-name="P17">外键</text:p>
          </table:table-cell>
        </table:table-row>
        <table:table-row table:style-name="表格26.2">
          <table:table-cell table:style-name="表格26.A3" office:value-type="string">
            <text:p text:style-name="P12">Id</text:p>
          </table:table-cell>
          <table:table-cell table:style-name="表格26.A3" table:number-columns-spanned="2" office:value-type="string">
            <text:p text:style-name="P12">ID</text:p>
          </table:table-cell>
          <table:covered-table-cell/>
          <table:table-cell table:style-name="表格26.A3" office:value-type="string">
            <text:p text:style-name="P12">Long</text:p>
          </table:table-cell>
          <table:table-cell table:style-name="表格26.A3" office:value-type="string">
            <text:p text:style-name="P12">N</text:p>
          </table:table-cell>
          <table:table-cell table:style-name="表格26.A3" office:value-type="string">
            <text:p text:style-name="P13"/>
          </table:table-cell>
          <table:table-cell table:style-name="表格26.A3" office:value-type="string">
            <text:p text:style-name="P12">Y</text:p>
          </table:table-cell>
          <table:table-cell table:style-name="表格26.H3" office:value-type="string">
            <text:p text:style-name="P13"/>
          </table:table-cell>
        </table:table-row>
        <table:table-row table:style-name="表格26.2">
          <table:table-cell table:style-name="表格26.A3" office:value-type="string">
            <text:p text:style-name="P12">RoleName</text:p>
          </table:table-cell>
          <table:table-cell table:style-name="表格26.A3" table:number-columns-spanned="2" office:value-type="string">
            <text:p text:style-name="P12">角色名称</text:p>
          </table:table-cell>
          <table:covered-table-cell/>
          <table:table-cell table:style-name="表格26.A3" office:value-type="string">
            <text:p text:style-name="P12">String(20)</text:p>
          </table:table-cell>
          <table:table-cell table:style-name="表格26.A3" office:value-type="string">
            <text:p text:style-name="P12">N</text:p>
          </table:table-cell>
          <table:table-cell table:style-name="表格26.A3" office:value-type="string">
            <text:p text:style-name="P13"/>
          </table:table-cell>
          <table:table-cell table:style-name="表格26.A3" office:value-type="string">
            <text:p text:style-name="P13"/>
          </table:table-cell>
          <table:table-cell table:style-name="表格26.H3" office:value-type="string">
            <text:p text:style-name="P13"/>
          </table:table-cell>
        </table:table-row>
        <table:table-row table:style-name="表格26.2">
          <table:table-cell table:style-name="表格26.A3" office:value-type="string">
            <text:p text:style-name="P12">RoleDesc</text:p>
          </table:table-cell>
          <table:table-cell table:style-name="表格26.A3" table:number-columns-spanned="2" office:value-type="string">
            <text:p text:style-name="P12">角色描述</text:p>
          </table:table-cell>
          <table:covered-table-cell/>
          <table:table-cell table:style-name="表格26.A3" office:value-type="string">
            <text:p text:style-name="P12">String(200)</text:p>
          </table:table-cell>
          <table:table-cell table:style-name="表格26.A3" office:value-type="string">
            <text:p text:style-name="P13"/>
          </table:table-cell>
          <table:table-cell table:style-name="表格26.A3" office:value-type="string">
            <text:p text:style-name="P13"/>
          </table:table-cell>
          <table:table-cell table:style-name="表格26.A3" office:value-type="string">
            <text:p text:style-name="P13"/>
          </table:table-cell>
          <table:table-cell table:style-name="表格26.H3" office:value-type="string">
            <text:p text:style-name="P13"/>
          </table:table-cell>
        </table:table-row>
        <table:table-row table:style-name="表格26.1">
          <table:table-cell table:style-name="表格26.A2" office:value-type="string">
            <text:p text:style-name="P1">PK：</text:p>
          </table:table-cell>
          <table:table-cell table:style-name="表格26.A3" table:number-columns-spanned="3" office:value-type="string">
            <text:p text:style-name="P7"/>
          </table:table-cell>
          <table:covered-table-cell/>
          <table:covered-table-cell/>
          <table:table-cell table:style-name="表格26.E6" office:value-type="string">
            <text:p text:style-name="P6">FK：</text:p>
          </table:table-cell>
          <table:table-cell table:style-name="表格26.H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7" text:outline-level="3"><text:span text:style-name="T9">7.3.</text:span><text:span text:style-name="T10">模块</text:span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column table:style-name="表格27.E"/>
        <table:table-column table:style-name="表格27.F"/>
        <table:table-column table:style-name="表格27.G"/>
        <table:table-column table:style-name="表格27.H"/>
        <table:table-row table:style-name="表格27.1">
          <table:table-cell table:style-name="表格27.A1" office:value-type="string">
            <text:p text:style-name="P1">表名英文名</text:p>
          </table:table-cell>
          <table:table-cell table:style-name="表格27.B1" office:value-type="string">
            <text:p text:style-name="P11">YydModuleInfo</text:p>
          </table:table-cell>
          <table:table-cell table:style-name="表格27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7.2">
          <table:table-cell table:style-name="表格27.A2" office:value-type="string">
            <text:p text:style-name="P17">字段名</text:p>
          </table:table-cell>
          <table:table-cell table:style-name="表格27.A2" table:number-columns-spanned="2" office:value-type="string">
            <text:p text:style-name="P11">汉字描述</text:p>
          </table:table-cell>
          <table:covered-table-cell/>
          <table:table-cell table:style-name="表格27.A2" office:value-type="string">
            <text:p text:style-name="P17">类型(长度)</text:p>
          </table:table-cell>
          <table:table-cell table:style-name="表格27.A2" office:value-type="string">
            <text:p text:style-name="P17">空/非空</text:p>
          </table:table-cell>
          <table:table-cell table:style-name="表格27.A2" office:value-type="string">
            <text:p text:style-name="P17">默认值</text:p>
          </table:table-cell>
          <table:table-cell table:style-name="表格27.A2" office:value-type="string">
            <text:p text:style-name="P17">主键</text:p>
          </table:table-cell>
          <table:table-cell table:style-name="表格27.H2" office:value-type="string">
            <text:p text:style-name="P17">外键</text:p>
          </table:table-cell>
        </table:table-row>
        <table:table-row table:style-name="表格27.2">
          <table:table-cell table:style-name="表格27.A3" office:value-type="string">
            <text:p text:style-name="P12">Id</text:p>
          </table:table-cell>
          <table:table-cell table:style-name="表格27.A3" table:number-columns-spanned="2" office:value-type="string">
            <text:p text:style-name="P12">ID</text:p>
          </table:table-cell>
          <table:covered-table-cell/>
          <table:table-cell table:style-name="表格27.A3" office:value-type="string">
            <text:p text:style-name="P12">Long</text:p>
          </table:table-cell>
          <table:table-cell table:style-name="表格27.A3" office:value-type="string">
            <text:p text:style-name="P12">N</text:p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2">Y</text:p>
          </table:table-cell>
          <table:table-cell table:style-name="表格27.H3" office:value-type="string">
            <text:p text:style-name="P13"/>
          </table:table-cell>
        </table:table-row>
        <table:table-row table:style-name="表格27.2">
          <table:table-cell table:style-name="表格27.A3" office:value-type="string">
            <text:p text:style-name="P12">ModuleName</text:p>
          </table:table-cell>
          <table:table-cell table:style-name="表格27.A3" table:number-columns-spanned="2" office:value-type="string">
            <text:p text:style-name="P12">模块名称</text:p>
          </table:table-cell>
          <table:covered-table-cell/>
          <table:table-cell table:style-name="表格27.A3" office:value-type="string">
            <text:p text:style-name="P12">String(20)</text:p>
          </table:table-cell>
          <table:table-cell table:style-name="表格27.A3" office:value-type="string">
            <text:p text:style-name="P12">N</text:p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H3" office:value-type="string">
            <text:p text:style-name="P13"/>
          </table:table-cell>
        </table:table-row>
        <table:table-row table:style-name="表格27.2">
          <table:table-cell table:style-name="表格27.A3" office:value-type="string">
            <text:p text:style-name="P12">ModuleDesc</text:p>
          </table:table-cell>
          <table:table-cell table:style-name="表格27.A3" table:number-columns-spanned="2" office:value-type="string">
            <text:p text:style-name="P12">模块说明</text:p>
          </table:table-cell>
          <table:covered-table-cell/>
          <table:table-cell table:style-name="表格27.A3" office:value-type="string">
            <text:p text:style-name="P12">String(200) </text:p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H3" office:value-type="string">
            <text:p text:style-name="P13"/>
          </table:table-cell>
        </table:table-row>
        <table:table-row table:style-name="表格27.2">
          <table:table-cell table:style-name="表格27.A3" office:value-type="string">
            <text:p text:style-name="P12">ModuleLayer</text:p>
          </table:table-cell>
          <table:table-cell table:style-name="表格27.A3" table:number-columns-spanned="2" office:value-type="string">
            <text:p text:style-name="P12">层次号码</text:p>
          </table:table-cell>
          <table:covered-table-cell/>
          <table:table-cell table:style-name="表格27.A3" office:value-type="string">
            <text:p text:style-name="P12">String(20)</text:p>
          </table:table-cell>
          <table:table-cell table:style-name="表格27.A3" office:value-type="string">
            <text:p text:style-name="P12">N</text:p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H3" office:value-type="string">
            <text:p text:style-name="P13"/>
          </table:table-cell>
        </table:table-row>
        <table:table-row table:style-name="表格27.2">
          <table:table-cell table:style-name="表格27.A3" office:value-type="string">
            <text:p text:style-name="P12">ModuleUrl</text:p>
          </table:table-cell>
          <table:table-cell table:style-name="表格27.A3" table:number-columns-spanned="2" office:value-type="string">
            <text:p text:style-name="P12">入口地址</text:p>
          </table:table-cell>
          <table:covered-table-cell/>
          <table:table-cell table:style-name="表格27.A3" office:value-type="string">
            <text:p text:style-name="P12">String(200)</text:p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A3" office:value-type="string">
            <text:p text:style-name="P13"/>
          </table:table-cell>
          <table:table-cell table:style-name="表格27.H3" office:value-type="string">
            <text:p text:style-name="P13"/>
          </table:table-cell>
        </table:table-row>
        <table:table-row table:style-name="表格27.1">
          <table:table-cell table:style-name="表格27.A2" office:value-type="string">
            <text:p text:style-name="P1">PK：</text:p>
          </table:table-cell>
          <table:table-cell table:style-name="表格27.A3" table:number-columns-spanned="3" office:value-type="string">
            <text:p text:style-name="P7"/>
          </table:table-cell>
          <table:covered-table-cell/>
          <table:covered-table-cell/>
          <table:table-cell table:style-name="表格27.E8" office:value-type="string">
            <text:p text:style-name="P6">FK：</text:p>
          </table:table-cell>
          <table:table-cell table:style-name="表格27.H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7.4.</text:span><text:span text:style-name="T4">日志</text:span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column table:style-name="表格28.E"/>
        <table:table-column table:style-name="表格28.F"/>
        <table:table-column table:style-name="表格28.G"/>
        <table:table-column table:style-name="表格28.H"/>
        <table:table-row table:style-name="表格28.1">
          <table:table-cell table:style-name="表格28.A1" office:value-type="string">
            <text:p text:style-name="P1">表名英文名</text:p>
          </table:table-cell>
          <table:table-cell table:style-name="表格28.B1" office:value-type="string">
            <text:p text:style-name="P11">YydLogInfo</text:p>
          </table:table-cell>
          <table:table-cell table:style-name="表格28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8.2">
          <table:table-cell table:style-name="表格28.A2" office:value-type="string">
            <text:p text:style-name="P17">字段名</text:p>
          </table:table-cell>
          <table:table-cell table:style-name="表格28.A2" table:number-columns-spanned="2" office:value-type="string">
            <text:p text:style-name="P11">汉字描述</text:p>
          </table:table-cell>
          <table:covered-table-cell/>
          <table:table-cell table:style-name="表格28.A2" office:value-type="string">
            <text:p text:style-name="P17">类型(长度)</text:p>
          </table:table-cell>
          <table:table-cell table:style-name="表格28.A2" office:value-type="string">
            <text:p text:style-name="P17">空/非空</text:p>
          </table:table-cell>
          <table:table-cell table:style-name="表格28.A2" office:value-type="string">
            <text:p text:style-name="P17">默认值</text:p>
          </table:table-cell>
          <table:table-cell table:style-name="表格28.A2" office:value-type="string">
            <text:p text:style-name="P17">主键</text:p>
          </table:table-cell>
          <table:table-cell table:style-name="表格28.H2" office:value-type="string">
            <text:p text:style-name="P17">外键</text:p>
          </table:table-cell>
        </table:table-row>
        <table:table-row table:style-name="表格28.2">
          <table:table-cell table:style-name="表格28.A3" office:value-type="string">
            <text:p text:style-name="P12">Id</text:p>
          </table:table-cell>
          <table:table-cell table:style-name="表格28.A3" table:number-columns-spanned="2" office:value-type="string">
            <text:p text:style-name="P12">ID</text:p>
          </table:table-cell>
          <table:covered-table-cell/>
          <table:table-cell table:style-name="表格28.A3" office:value-type="string">
            <text:p text:style-name="P12">Long</text:p>
          </table:table-cell>
          <table:table-cell table:style-name="表格28.A3" office:value-type="string">
            <text:p text:style-name="P12">N</text:p>
          </table:table-cell>
          <table:table-cell table:style-name="表格28.A3" office:value-type="string">
            <text:p text:style-name="P13"/>
          </table:table-cell>
          <table:table-cell table:style-name="表格28.A3" office:value-type="string">
            <text:p text:style-name="P12">Y</text:p>
          </table:table-cell>
          <table:table-cell table:style-name="表格28.H3" office:value-type="string">
            <text:p text:style-name="P13"/>
          </table:table-cell>
        </table:table-row>
        <table:table-row table:style-name="表格28.2">
          <table:table-cell table:style-name="表格28.A3" office:value-type="string">
            <text:p text:style-name="P12">AdminId</text:p>
          </table:table-cell>
          <table:table-cell table:style-name="表格28.A3" table:number-columns-spanned="2" office:value-type="string">
            <text:p text:style-name="P22"><text:span text:style-name="T7">管理员</text:span><text:span text:style-name="T6">ID</text:span></text:p>
          </table:table-cell>
          <table:covered-table-cell/>
          <table:table-cell table:style-name="表格28.A3" office:value-type="string">
            <text:p text:style-name="P12">String(32)</text:p>
          </table:table-cell>
          <table:table-cell table:style-name="表格28.A3" office:value-type="string">
            <text:p text:style-name="P12">N</text:p>
          </table:table-cell>
          <table:table-cell table:style-name="表格28.A3" office:value-type="string">
            <text:p text:style-name="P13"/>
          </table:table-cell>
          <table:table-cell table:style-name="表格28.A3" office:value-type="string">
            <text:p text:style-name="P13"/>
          </table:table-cell>
          <table:table-cell table:style-name="表格28.H3" office:value-type="string">
            <text:p text:style-name="P13"/>
          </table:table-cell>
        </table:table-row>
        <table:table-row table:style-name="表格28.2">
          <table:table-cell table:style-name="表格28.A3" office:value-type="string">
            <text:p text:style-name="P12">ModuleId</text:p>
          </table:table-cell>
          <table:table-cell table:style-name="表格28.A3" table:number-columns-spanned="2" office:value-type="string">
            <text:p text:style-name="P12">模块ID</text:p>
          </table:table-cell>
          <table:covered-table-cell/>
          <table:table-cell table:style-name="表格28.A3" office:value-type="string">
            <text:p text:style-name="P12">String(32)</text:p>
          </table:table-cell>
          <table:table-cell table:style-name="表格28.A3" office:value-type="string">
            <text:p text:style-name="P12">N</text:p>
          </table:table-cell>
          <table:table-cell table:style-name="表格28.A3" office:value-type="string">
            <text:p text:style-name="P13"/>
          </table:table-cell>
          <table:table-cell table:style-name="表格28.A3" office:value-type="string">
            <text:p text:style-name="P13"/>
          </table:table-cell>
          <table:table-cell table:style-name="表格28.H3" office:value-type="string">
            <text:p text:style-name="P13"/>
          </table:table-cell>
        </table:table-row>
        <table:table-row table:style-name="表格28.2">
          <table:table-cell table:style-name="表格28.A3" office:value-type="string">
            <text:p text:style-name="P12">IpAddr</text:p>
          </table:table-cell>
          <table:table-cell table:style-name="表格28.A3" table:number-columns-spanned="2" office:value-type="string">
            <text:p text:style-name="P12">IP地址</text:p>
          </table:table-cell>
          <table:covered-table-cell/>
          <table:table-cell table:style-name="表格28.A3" office:value-type="string">
            <text:p text:style-name="P12">String(23)</text:p>
          </table:table-cell>
          <table:table-cell table:style-name="表格28.A3" office:value-type="string">
            <text:p text:style-name="P12">N</text:p>
          </table:table-cell>
          <table:table-cell table:style-name="表格28.A3" office:value-type="string">
            <text:p text:style-name="P13"/>
          </table:table-cell>
          <table:table-cell table:style-name="表格28.A3" office:value-type="string">
            <text:p text:style-name="P13"/>
          </table:table-cell>
          <table:table-cell table:style-name="表格28.H3" office:value-type="string">
            <text:p text:style-name="P13"/>
          </table:table-cell>
        </table:table-row>
        <table:table-row table:style-name="表格28.2">
          <table:table-cell table:style-name="表格28.A3" office:value-type="string">
            <text:p text:style-name="P12">OptionTime</text:p>
          </table:table-cell>
          <table:table-cell table:style-name="表格28.A3" table:number-columns-spanned="2" office:value-type="string">
            <text:p text:style-name="P12">操作时间</text:p>
          </table:table-cell>
          <table:covered-table-cell/>
          <table:table-cell table:style-name="表格28.A3" office:value-type="string">
            <text:p text:style-name="P12">Calendar</text:p>
          </table:table-cell>
          <table:table-cell table:style-name="表格28.A3" office:value-type="string">
            <text:p text:style-name="P12">N</text:p>
          </table:table-cell>
          <table:table-cell table:style-name="表格28.A3" office:value-type="string">
            <text:p text:style-name="P13"/>
          </table:table-cell>
          <table:table-cell table:style-name="表格28.A3" office:value-type="string">
            <text:p text:style-name="P13"/>
          </table:table-cell>
          <table:table-cell table:style-name="表格28.H3" office:value-type="string">
            <text:p text:style-name="P13"/>
          </table:table-cell>
        </table:table-row>
        <text:soft-page-break/>
        <table:table-row table:style-name="表格28.1">
          <table:table-cell table:style-name="表格28.A2" office:value-type="string">
            <text:p text:style-name="P1">PK：</text:p>
          </table:table-cell>
          <table:table-cell table:style-name="表格28.A3" table:number-columns-spanned="3" office:value-type="string">
            <text:p text:style-name="P7"/>
          </table:table-cell>
          <table:covered-table-cell/>
          <table:covered-table-cell/>
          <table:table-cell table:style-name="表格28.E8" office:value-type="string">
            <text:p text:style-name="P6">FK：</text:p>
          </table:table-cell>
          <table:table-cell table:style-name="表格28.H3" table:number-columns-spanned="3" office:value-type="string">
            <text:p text:style-name="P7"/>
          </table:table-cell>
          <table:covered-table-cell/>
          <table:covered-table-cell/>
        </table:table-row>
      </table:table>
      <text:h text:style-name="P26" text:outline-level="3"><text:span text:style-name="T2">7.5.</text:span><text:span text:style-name="T4">错误</text:span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able:table-column table:style-name="表格29.E"/>
        <table:table-column table:style-name="表格29.F"/>
        <table:table-column table:style-name="表格29.G"/>
        <table:table-column table:style-name="表格29.H"/>
        <table:table-row table:style-name="表格29.1">
          <table:table-cell table:style-name="表格29.A1" office:value-type="string">
            <text:p text:style-name="P4">表名英文名</text:p>
          </table:table-cell>
          <table:table-cell table:style-name="表格29.B1" office:value-type="string">
            <text:p text:style-name="P11">YydException</text:p>
          </table:table-cell>
          <table:table-cell table:style-name="表格29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9.2">
          <table:table-cell table:style-name="表格29.A2" office:value-type="string">
            <text:p text:style-name="P17">字段名</text:p>
          </table:table-cell>
          <table:table-cell table:style-name="表格29.A2" table:number-columns-spanned="2" office:value-type="string">
            <text:p text:style-name="P11">汉字描述</text:p>
          </table:table-cell>
          <table:covered-table-cell/>
          <table:table-cell table:style-name="表格29.A2" office:value-type="string">
            <text:p text:style-name="P17">类型(长度)</text:p>
          </table:table-cell>
          <table:table-cell table:style-name="表格29.A2" office:value-type="string">
            <text:p text:style-name="P17">空/非空</text:p>
          </table:table-cell>
          <table:table-cell table:style-name="表格29.A2" office:value-type="string">
            <text:p text:style-name="P17">默认值</text:p>
          </table:table-cell>
          <table:table-cell table:style-name="表格29.A2" office:value-type="string">
            <text:p text:style-name="P17">主键</text:p>
          </table:table-cell>
          <table:table-cell table:style-name="表格29.H2" office:value-type="string">
            <text:p text:style-name="P17">外键</text:p>
          </table:table-cell>
        </table:table-row>
        <table:table-row table:style-name="表格29.2">
          <table:table-cell table:style-name="表格29.A3" office:value-type="string">
            <text:p text:style-name="P12">Id</text:p>
          </table:table-cell>
          <table:table-cell table:style-name="表格29.A3" table:number-columns-spanned="2" office:value-type="string">
            <text:p text:style-name="P12">ID</text:p>
          </table:table-cell>
          <table:covered-table-cell/>
          <table:table-cell table:style-name="表格29.A3" office:value-type="string">
            <text:p text:style-name="P12">Long</text:p>
          </table:table-cell>
          <table:table-cell table:style-name="表格29.A3" office:value-type="string">
            <text:p text:style-name="P12">N</text:p>
          </table:table-cell>
          <table:table-cell table:style-name="表格29.A3" office:value-type="string">
            <text:p text:style-name="P13"/>
          </table:table-cell>
          <table:table-cell table:style-name="表格29.A3" office:value-type="string">
            <text:p text:style-name="P12">Y</text:p>
          </table:table-cell>
          <table:table-cell table:style-name="表格29.H3" office:value-type="string">
            <text:p text:style-name="P13"/>
          </table:table-cell>
        </table:table-row>
        <table:table-row table:style-name="表格29.2">
          <table:table-cell table:style-name="表格29.A3" office:value-type="string">
            <text:p text:style-name="P12">ExceptionNo</text:p>
          </table:table-cell>
          <table:table-cell table:style-name="表格29.A3" table:number-columns-spanned="2" office:value-type="string">
            <text:p text:style-name="P12">错误编号</text:p>
          </table:table-cell>
          <table:covered-table-cell/>
          <table:table-cell table:style-name="表格29.A3" office:value-type="string">
            <text:p text:style-name="P12">Integer</text:p>
          </table:table-cell>
          <table:table-cell table:style-name="表格29.A3" office:value-type="string">
            <text:p text:style-name="P12">N</text:p>
          </table:table-cell>
          <table:table-cell table:style-name="表格29.A3" office:value-type="string">
            <text:p text:style-name="P12">0</text:p>
          </table:table-cell>
          <table:table-cell table:style-name="表格29.A3" office:value-type="string">
            <text:p text:style-name="P13"/>
          </table:table-cell>
          <table:table-cell table:style-name="表格29.H3" office:value-type="string">
            <text:p text:style-name="P13"/>
          </table:table-cell>
        </table:table-row>
        <table:table-row table:style-name="表格29.2">
          <table:table-cell table:style-name="表格29.A3" office:value-type="string">
            <text:p text:style-name="P12">ClassName</text:p>
          </table:table-cell>
          <table:table-cell table:style-name="表格29.A3" table:number-columns-spanned="2" office:value-type="string">
            <text:p text:style-name="P12">类的名称</text:p>
          </table:table-cell>
          <table:covered-table-cell/>
          <table:table-cell table:style-name="表格29.A3" office:value-type="string">
            <text:p text:style-name="P12">String(200)</text:p>
          </table:table-cell>
          <table:table-cell table:style-name="表格29.A3" office:value-type="string">
            <text:p text:style-name="P12">N</text:p>
          </table:table-cell>
          <table:table-cell table:style-name="表格29.A3" office:value-type="string">
            <text:p text:style-name="P13"/>
          </table:table-cell>
          <table:table-cell table:style-name="表格29.A3" office:value-type="string">
            <text:p text:style-name="P13"/>
          </table:table-cell>
          <table:table-cell table:style-name="表格29.H3" office:value-type="string">
            <text:p text:style-name="P13"/>
          </table:table-cell>
        </table:table-row>
        <table:table-row table:style-name="表格29.2">
          <table:table-cell table:style-name="表格29.A3" office:value-type="string">
            <text:p text:style-name="P12">Method</text:p>
          </table:table-cell>
          <table:table-cell table:style-name="表格29.A3" table:number-columns-spanned="2" office:value-type="string">
            <text:p text:style-name="P12">方法名称</text:p>
          </table:table-cell>
          <table:covered-table-cell/>
          <table:table-cell table:style-name="表格29.A3" office:value-type="string">
            <text:p text:style-name="P12">String(200)</text:p>
          </table:table-cell>
          <table:table-cell table:style-name="表格29.A3" office:value-type="string">
            <text:p text:style-name="P12">N</text:p>
          </table:table-cell>
          <table:table-cell table:style-name="表格29.A3" office:value-type="string">
            <text:p text:style-name="P13"/>
          </table:table-cell>
          <table:table-cell table:style-name="表格29.A3" office:value-type="string">
            <text:p text:style-name="P13"/>
          </table:table-cell>
          <table:table-cell table:style-name="表格29.H3" office:value-type="string">
            <text:p text:style-name="P13"/>
          </table:table-cell>
        </table:table-row>
        <table:table-row table:style-name="表格29.2">
          <table:table-cell table:style-name="表格29.A3" office:value-type="string">
            <text:p text:style-name="P12">Description</text:p>
          </table:table-cell>
          <table:table-cell table:style-name="表格29.A3" table:number-columns-spanned="2" office:value-type="string">
            <text:p text:style-name="P12">错误描述</text:p>
          </table:table-cell>
          <table:covered-table-cell/>
          <table:table-cell table:style-name="表格29.A3" office:value-type="string">
            <text:p text:style-name="P12">String(200) </text:p>
          </table:table-cell>
          <table:table-cell table:style-name="表格29.A3" office:value-type="string">
            <text:p text:style-name="P13"/>
          </table:table-cell>
          <table:table-cell table:style-name="表格29.A3" office:value-type="string">
            <text:p text:style-name="P13"/>
          </table:table-cell>
          <table:table-cell table:style-name="表格29.A3" office:value-type="string">
            <text:p text:style-name="P13"/>
          </table:table-cell>
          <table:table-cell table:style-name="表格29.H3" office:value-type="string">
            <text:p text:style-name="P13"/>
          </table:table-cell>
        </table:table-row>
        <table:table-row table:style-name="表格29.2">
          <table:table-cell table:style-name="表格29.A3" office:value-type="string">
            <text:p text:style-name="P12">Count</text:p>
          </table:table-cell>
          <table:table-cell table:style-name="表格29.A3" table:number-columns-spanned="2" office:value-type="string">
            <text:p text:style-name="P12">出错次数</text:p>
          </table:table-cell>
          <table:covered-table-cell/>
          <table:table-cell table:style-name="表格29.A3" office:value-type="string">
            <text:p text:style-name="P12">Integer</text:p>
          </table:table-cell>
          <table:table-cell table:style-name="表格29.A3" office:value-type="string">
            <text:p text:style-name="P12">N</text:p>
          </table:table-cell>
          <table:table-cell table:style-name="表格29.A3" office:value-type="string">
            <text:p text:style-name="P12">0</text:p>
          </table:table-cell>
          <table:table-cell table:style-name="表格29.A3" office:value-type="string">
            <text:p text:style-name="P13"/>
          </table:table-cell>
          <table:table-cell table:style-name="表格29.H3" office:value-type="string">
            <text:p text:style-name="P13"/>
          </table:table-cell>
        </table:table-row>
        <table:table-row table:style-name="表格29.1">
          <table:table-cell table:style-name="表格29.A2" office:value-type="string">
            <text:p text:style-name="P4">PK：</text:p>
          </table:table-cell>
          <table:table-cell table:style-name="表格29.A3" table:number-columns-spanned="3" office:value-type="string">
            <text:p text:style-name="P7"/>
          </table:table-cell>
          <table:covered-table-cell/>
          <table:covered-table-cell/>
          <table:table-cell table:style-name="表格29.E9" office:value-type="string">
            <text:p text:style-name="P6">FK：</text:p>
          </table:table-cell>
          <table:table-cell table:style-name="表格29.H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宋体1" svg:font-family="宋体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94cm" fo:margin-bottom="0.512cm" fo:line-height="155%" fo:keep-together="always" fo:keep-with-next="always"/>
      <style:text-properties style:font-name="Calibri Light" fo:font-size="14pt" fo:font-weight="bold" style:font-size-asian="14pt" style:font-weight-asian="bold" style:font-name-complex="Calibri Light" style:font-size-complex="14pt" style:font-weight-complex="bold"/>
    </style:style>
    <style:style style:name="Header" style:family="paragraph" style:parent-style-name="Standard" style:list-style-name="" style:class="extra">
      <style:paragraph-properties fo:margin-left="0cm" fo:margin-right="0cm" fo:text-align="center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018cm solid #000000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size="9pt" style:letter-kerning="true" style:font-name-asian="宋体1" style:font-size-asian="9pt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ListLabel_20_1" style:display-name="ListLabel 1" style:family="tex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xu</meta:initial-creator>
    <meta:creation-date>2017-10-27T10:26:57</meta:creation-date>
    <dc:creator>malik xu</dc:creator>
    <dc:date>2017-11-02T09:13:05</dc:date>
    <meta:editing-cycles>83</meta:editing-cycles>
    <meta:editing-duration>PT7H55M21S</meta:editing-duration>
    <meta:generator>OpenOffice/4.1.2$Unix OpenOffice.org_project/412m3$Build-9782</meta:generator>
    <meta:document-statistic meta:table-count="31" meta:image-count="0" meta:object-count="0" meta:page-count="10" meta:paragraph-count="1404" meta:word-count="2868" meta:character-count="6940"/>
  </office:meta>
</office:document-meta>
</file>